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23.1cm"/>
    </style:style>
    <style:style style:name="co4" style:family="table-column">
      <style:table-column-properties fo:break-before="auto" style:column-width="0.981cm"/>
    </style:style>
    <style:style style:name="co5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.295cm" style:writing-mode="page"/>
      <style:text-properties fo:font-size="9pt" style:font-size-asian="9pt" style:font-size-complex="9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9pt" style:font-size-asian="9pt" style:font-size-complex="9pt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office:value-type="string">
            <text:p>1</text:p>
          </table:table-cell>
          <table:table-cell office:value-type="string">
            <text:p>AAAI</text:p>
          </table:table-cell>
          <table:table-cell table:style-name="ce4" office:value-type="string">
            <text:p><text:span text:style-name="T1">AAAI</text:span><text:span text:style-name="T2"> Conference on Artificial Intelligence</text:span>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2</text:p>
          </table:table-cell>
          <table:table-cell office:value-type="string">
            <text:p>ACL-SIGSEM</text:p>
          </table:table-cell>
          <table:table-cell office:value-type="string">
            <text:p>ACL SIGSEM Workshop on Preposi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</text:p>
          </table:table-cell>
          <table:table-cell office:value-type="string">
            <text:p>CCS</text:p>
          </table:table-cell>
          <table:table-cell office:value-type="string">
            <text:p>ACM Conference on Computer and Communications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</text:p>
          </table:table-cell>
          <table:table-cell office:value-type="string">
            <text:p>CSCW</text:p>
          </table:table-cell>
          <table:table-cell office:value-type="string">
            <text:p>ACM Conference on Computer Supported Cooperative Work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</text:p>
          </table:table-cell>
          <table:table-cell office:value-type="string">
            <text:p>EC</text:p>
          </table:table-cell>
          <table:table-cell office:value-type="string">
            <text:p>ACM Conference on Electronic Commer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</text:p>
          </table:table-cell>
          <table:table-cell office:value-type="string">
            <text:p>SENSYS</text:p>
          </table:table-cell>
          <table:table-cell office:value-type="string">
            <text:p>ACM Conference on Embedded Networked Sensor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</text:p>
          </table:table-cell>
          <table:table-cell office:value-type="string">
            <text:p>EMSOFT</text:p>
          </table:table-cell>
          <table:table-cell office:value-type="string">
            <text:p>ACM Conference on Embedded Softwa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</text:p>
          </table:table-cell>
          <table:table-cell office:value-type="string">
            <text:p>Hypertext</text:p>
          </table:table-cell>
          <table:table-cell office:value-type="string">
            <text:p>ACM Conference on Hypertext and Hypermedia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</text:p>
          </table:table-cell>
          <table:table-cell office:value-type="string">
            <text:p>SIGMETRICS</text:p>
          </table:table-cell>
          <table:table-cell table:style-name="ce5" office:value-type="string">
            <text:p>ACM Conference on Measurement and Modelling of Computing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</text:p>
          </table:table-cell>
          <table:table-cell office:value-type="string">
            <text:p>DUX</text:p>
          </table:table-cell>
          <table:table-cell office:value-type="string">
            <text:p>ACM Designing for User Experience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</text:p>
          </table:table-cell>
          <table:table-cell office:value-type="string">
            <text:p>GLSVLSI</text:p>
          </table:table-cell>
          <table:table-cell office:value-type="string">
            <text:p>ACM Great Lakes Symposium on VLSI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</text:p>
          </table:table-cell>
          <table:table-cell office:value-type="string">
            <text:p>Group</text:p>
          </table:table-cell>
          <table:table-cell office:value-type="string">
            <text:p>ACM Group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3</text:p>
          </table:table-cell>
          <table:table-cell office:value-type="string">
            <text:p>JCDL</text:p>
          </table:table-cell>
          <table:table-cell office:value-type="string">
            <text:p>ACM IEEE Joint Conference on Digital Librar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4</text:p>
          </table:table-cell>
          <table:table-cell office:value-type="string">
            <text:p>SIGGRAPH</text:p>
          </table:table-cell>
          <table:table-cell table:style-name="ce6" office:value-type="string">
            <text:p>ACM International Conference on Computer Graphics and Interactive Techniqu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5</text:p>
          </table:table-cell>
          <table:table-cell office:value-type="string">
            <text:p>CF</text:p>
          </table:table-cell>
          <table:table-cell office:value-type="string">
            <text:p>ACM International Conference on Computing Frontie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</text:p>
          </table:table-cell>
          <table:table-cell office:value-type="string">
            <text:p>SIGDOC</text:p>
          </table:table-cell>
          <table:table-cell office:value-type="string">
            <text:p>ACM International Conference on Design of Communic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</text:p>
          </table:table-cell>
          <table:table-cell office:value-type="string">
            <text:p>CIVR</text:p>
          </table:table-cell>
          <table:table-cell office:value-type="string">
            <text:p>ACM International Conference on Image and Video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8</text:p>
          </table:table-cell>
          <table:table-cell office:value-type="string">
            <text:p>IAT</text:p>
          </table:table-cell>
          <table:table-cell office:value-type="string">
            <text:p>ACM International Conference on Intelligent Ag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9</text:p>
          </table:table-cell>
          <table:table-cell office:value-type="string">
            <text:p>MOBICOM</text:p>
          </table:table-cell>
          <table:table-cell office:value-type="string">
            <text:p>ACM International Conference on Mobile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20</text:p>
          </table:table-cell>
          <table:table-cell office:value-type="string">
            <text:p>ICS</text:p>
          </table:table-cell>
          <table:table-cell office:value-type="string">
            <text:p>ACM International Conference on Super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21</text:p>
          </table:table-cell>
          <table:table-cell office:value-type="string">
            <text:p>ACM-GIS</text:p>
          </table:table-cell>
          <table:table-cell table:style-name="ce5" office:value-type="string">
            <text:p>ACM International Symposium on Advances in Geographic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2</text:p>
          </table:table-cell>
          <table:table-cell office:value-type="string">
            <text:p>ISCA</text:p>
          </table:table-cell>
          <table:table-cell office:value-type="string">
            <text:p>ACM International Symposium on Computer Architectur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23</text:p>
          </table:table-cell>
          <table:table-cell office:value-type="string">
            <text:p>ISPD</text:p>
          </table:table-cell>
          <table:table-cell office:value-type="string">
            <text:p>ACM International Symposium on Physical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4</text:p>
          </table:table-cell>
          <table:table-cell office:value-type="string">
            <text:p>IWCMC</text:p>
          </table:table-cell>
          <table:table-cell table:style-name="ce6" office:value-type="string">
            <text:p>ACM International Wireless Communications and Mobile 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5</text:p>
          </table:table-cell>
          <table:table-cell office:value-type="string">
            <text:p>MobiWac</text:p>
          </table:table-cell>
          <table:table-cell table:style-name="ce5" office:value-type="string">
            <text:p>ACM International Workshop on Mobility Management and Wireless Acc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26</text:p>
          </table:table-cell>
          <table:table-cell office:value-type="string">
            <text:p>MIR</text:p>
          </table:table-cell>
          <table:table-cell office:value-type="string">
            <text:p>ACM International Workshop on Multimedia Information Retrieval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7</text:p>
          </table:table-cell>
          <table:table-cell office:value-type="string">
            <text:p>PE-WASUN</text:p>
          </table:table-cell>
          <table:table-cell table:style-name="ce6" office:value-type="string">
            <text:p>ACM International Workshop on Performance Evaluation of Wireless Ad Hoc <text:s/>Sensor <text:s/>and Ubiquitous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8</text:p>
          </table:table-cell>
          <table:table-cell office:value-type="string">
            <text:p>VSSN</text:p>
          </table:table-cell>
          <table:table-cell table:style-name="ce6" office:value-type="string">
            <text:p>ACM International Workshop on Video Surveillance and Sensor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29</text:p>
          </table:table-cell>
          <table:table-cell office:value-type="string">
            <text:p>WIDM</text:p>
          </table:table-cell>
          <table:table-cell table:style-name="ce6" office:value-type="string">
            <text:p>ACM International Workshop on Web Information and Data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0</text:p>
          </table:table-cell>
          <table:table-cell office:value-type="string">
            <text:p>ACM-MM</text:p>
          </table:table-cell>
          <table:table-cell office:value-type="string">
            <text:p>ACM Multimedia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1</text:p>
          </table:table-cell>
          <table:table-cell office:value-type="string">
            <text:p>RecSys</text:p>
          </table:table-cell>
          <table:table-cell office:value-type="string">
            <text:p>ACM Recommender Syst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2</text:p>
          </table:table-cell>
          <table:table-cell office:value-type="string">
            <text:p>PODS</text:p>
          </table:table-cell>
          <table:table-cell table:style-name="ce5" office:value-type="string">
            <text:p>ACM SIGACT-SIGMOD-SIGART Symposium on Principles of Databas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</text:p>
          </table:table-cell>
          <table:table-cell office:value-type="string">
            <text:p>SCA</text:p>
          </table:table-cell>
          <table:table-cell office:value-type="string">
            <text:p>ACM SIGGRAPH / Eurographics Symposium on Computer Ani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</text:p>
          </table:table-cell>
          <table:table-cell office:value-type="string">
            <text:p>VRCIA</text:p>
          </table:table-cell>
          <table:table-cell table:style-name="ce6" office:value-type="string">
            <text:p>ACM SIGGRAPH International Conference on Virtual-Reality Continuum and its Application in Industr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</text:p>
          </table:table-cell>
          <table:table-cell office:value-type="string">
            <text:p>Sandbox</text:p>
          </table:table-cell>
          <table:table-cell office:value-type="string">
            <text:p>ACM SIGGRAPH Sandbox Symposium on Videogam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6</text:p>
          </table:table-cell>
          <table:table-cell office:value-type="string">
            <text:p>KDD</text:p>
          </table:table-cell>
          <table:table-cell table:style-name="ce5" office:value-type="string">
            <text:p>ACM SIGACT-SIGMOD-SIGART Symposium on Principles of Database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</text:p>
          </table:table-cell>
          <table:table-cell office:value-type="string">
            <text:p>Mobisys</text:p>
          </table:table-cell>
          <table:table-cell table:style-name="ce6" office:value-type="string">
            <text:p>ACM SIGMOBILE International Conference on Mobile Systems Application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</text:p>
          </table:table-cell>
          <table:table-cell office:value-type="string">
            <text:p>SIGMOD</text:p>
          </table:table-cell>
          <table:table-cell table:style-name="ce6" office:value-type="string">
            <text:p>ACM SIGMOD International Conference on Management of Data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9</text:p>
          </table:table-cell>
          <table:table-cell office:value-type="string">
            <text:p>LTCES</text:p>
          </table:table-cell>
          <table:table-cell table:style-name="ce7" office:value-type="string">
            <text:p>ACM SIGPLAN Conference on Languages, Tools, and Compilers for Embedd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</text:p>
          </table:table-cell>
          <table:table-cell office:value-type="string">
            <text:p>FSE</text:p>
          </table:table-cell>
          <table:table-cell table:style-name="ce6" office:value-type="string">
            <text:p>ACM SIGSOFT Conference on the Foundations of Software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1</text:p>
          </table:table-cell>
          <table:table-cell office:value-type="string">
            <text:p>SSR</text:p>
          </table:table-cell>
          <table:table-cell office:value-type="string">
            <text:p>ACM SIGSOFT Working Conference on Software Reusabil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2</text:p>
          </table:table-cell>
          <table:table-cell office:value-type="string">
            <text:p>SIGCOMM</text:p>
          </table:table-cell>
          <table:table-cell office:value-type="string">
            <text:p>ACM Special Interest Group on Data Communications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43</text:p>
          </table:table-cell>
          <table:table-cell office:value-type="string">
            <text:p>MOBIHOC</text:p>
          </table:table-cell>
          <table:table-cell office:value-type="string">
            <text:p>ACM Symposium of Mobile and Ad-hoc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4</text:p>
          </table:table-cell>
          <table:table-cell office:value-type="string">
            <text:p>SACMAT</text:p>
          </table:table-cell>
          <table:table-cell office:value-type="string">
            <text:p>ACM Symposium on Access Control Models and Technologi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5</text:p>
          </table:table-cell>
          <table:table-cell office:value-type="string">
            <text:p>SAC</text:p>
          </table:table-cell>
          <table:table-cell office:value-type="string">
            <text:p>ACM Symposium on Applie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6</text:p>
          </table:table-cell>
          <table:table-cell office:value-type="string">
            <text:p>DocEng</text:p>
          </table:table-cell>
          <table:table-cell office:value-type="string">
            <text:p>ACM Symposium on Document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7</text:p>
          </table:table-cell>
          <table:table-cell office:value-type="string">
            <text:p>I3D</text:p>
          </table:table-cell>
          <table:table-cell office:value-type="string">
            <text:p>ACM Symposium on Interactive 3D Graphics and Gam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8</text:p>
          </table:table-cell>
          <table:table-cell office:value-type="string">
            <text:p>SPAA</text:p>
          </table:table-cell>
          <table:table-cell office:value-type="string">
            <text:p>ACM Symposium on Parallel Algorithms and Architectur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</text:p>
          </table:table-cell>
          <table:table-cell office:value-type="string">
            <text:p>PODC</text:p>
          </table:table-cell>
          <table:table-cell office:value-type="string">
            <text:p>ACM Symposium on Principles of Distribute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</text:p>
          </table:table-cell>
          <table:table-cell office:value-type="string">
            <text:p>STOC</text:p>
          </table:table-cell>
          <table:table-cell office:value-type="string">
            <text:p>ACM Symposium on Theory of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</text:p>
          </table:table-cell>
          <table:table-cell office:value-type="string">
            <text:p>UIST</text:p>
          </table:table-cell>
          <table:table-cell office:value-type="string">
            <text:p>ACM Symposium on User Interface Software and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</text:p>
          </table:table-cell>
          <table:table-cell office:value-type="string">
            <text:p>VRST</text:p>
          </table:table-cell>
          <table:table-cell office:value-type="string">
            <text:p>ACM Virtual Reality Software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3</text:p>
          </table:table-cell>
          <table:table-cell office:value-type="string">
            <text:p>DRM</text:p>
          </table:table-cell>
          <table:table-cell office:value-type="string">
            <text:p>ACM Workshop on Digital Rights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</text:p>
          </table:table-cell>
          <table:table-cell office:value-type="string">
            <text:p>WORM</text:p>
          </table:table-cell>
          <table:table-cell office:value-type="string">
            <text:p>ACM Workshop on Recurring Malcod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5</text:p>
          </table:table-cell>
          <table:table-cell office:value-type="string">
            <text:p>SODA</text:p>
          </table:table-cell>
          <table:table-cell office:value-type="string">
            <text:p>ACM-SIAM Symposium on Discrete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6</text:p>
          </table:table-cell>
          <table:table-cell office:value-type="string">
            <text:p>POPL</text:p>
          </table:table-cell>
          <table:table-cell office:value-type="string">
            <text:p>ACM-SIGACT Symposium on Principles of Programming Languag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</text:p>
          </table:table-cell>
          <table:table-cell office:value-type="string">
            <text:p>SOSP</text:p>
          </table:table-cell>
          <table:table-cell office:value-type="string">
            <text:p>ACM-SIGOPS Symposium on Operating Systems Principl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</text:p>
          </table:table-cell>
          <table:table-cell office:value-type="string">
            <text:p>PPDP</text:p>
          </table:table-cell>
          <table:table-cell table:style-name="ce5" office:value-type="string">
            <text:p>ACM-SIGPLAN International Conference on Principles and Practice of Declarative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9</text:p>
          </table:table-cell>
          <table:table-cell office:value-type="string">
            <text:p>PLDI</text:p>
          </table:table-cell>
          <table:table-cell table:style-name="ce5" office:value-type="string">
            <text:p>ACM-SIGPLAN Symposium on Programming Language Design and Implemen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0</text:p>
          </table:table-cell>
          <table:table-cell office:value-type="string">
            <text:p>SC</text:p>
          </table:table-cell>
          <table:table-cell table:style-name="ce5" office:value-type="string">
            <text:p>ACM/IEEE Conference on High Performance Networking an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1</text:p>
          </table:table-cell>
          <table:table-cell office:value-type="string">
            <text:p>MODELS</text:p>
          </table:table-cell>
          <table:table-cell table:style-name="ce5" office:value-type="string">
            <text:p>ACM/IEEE International Conference on Model-Driven Engineering Language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2">
          <table:table-cell office:value-type="string">
            <text:p>62</text:p>
          </table:table-cell>
          <table:table-cell office:value-type="string">
            <text:p>MSWIM</text:p>
          </table:table-cell>
          <table:table-cell table:style-name="ce7" office:value-type="string">
            <text:p>ACM/IEEE International Conference on Modelling, Analysis and Simulation of Wireless and Mobil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63</text:p>
          </table:table-cell>
          <table:table-cell office:value-type="string">
            <text:p>ICSE</text:p>
          </table:table-cell>
          <table:table-cell office:value-type="string">
            <text:p>ACM/IEEE International Conference on Software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64</text:p>
          </table:table-cell>
          <table:table-cell office:value-type="string">
            <text:p>SUPER</text:p>
          </table:table-cell>
          <table:table-cell office:value-type="string">
            <text:p>ACM/IEEE Super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65</text:p>
          </table:table-cell>
          <table:table-cell office:value-type="string">
            <text:p>PADS</text:p>
          </table:table-cell>
          <table:table-cell office:value-type="string">
            <text:p>ACM/IEEE/SCS Workshop on Parallel and Distributed Simu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6</text:p>
          </table:table-cell>
          <table:table-cell office:value-type="string">
            <text:p>Middleware</text:p>
          </table:table-cell>
          <table:table-cell office:value-type="string">
            <text:p>ACM/IFIP/USENIX International Middleware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67</text:p>
          </table:table-cell>
          <table:table-cell office:value-type="string">
            <text:p>IMC</text:p>
          </table:table-cell>
          <table:table-cell office:value-type="string">
            <text:p>ACM/SIGCOMM Internet Measurement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68</text:p>
          </table:table-cell>
          <table:table-cell office:value-type="string">
            <text:p>FPGA</text:p>
          </table:table-cell>
          <table:table-cell table:style-name="ce5" office:value-type="string">
            <text:p>ACM/SIGDA International Symposium on Field-Programmable Gate Array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69</text:p>
          </table:table-cell>
          <table:table-cell office:value-type="string">
            <text:p>MMCN</text:p>
          </table:table-cell>
          <table:table-cell office:value-type="string">
            <text:p>ACM/SPIE Multimedia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0</text:p>
          </table:table-cell>
          <table:table-cell office:value-type="string">
            <text:p>ACIVS</text:p>
          </table:table-cell>
          <table:table-cell office:value-type="string">
            <text:p>Advanced Concepts for Intelligent Vision System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</text:p>
          </table:table-cell>
          <table:table-cell office:value-type="string">
            <text:p>AiML</text:p>
          </table:table-cell>
          <table:table-cell office:value-type="string">
            <text:p>Advances in Modal Logic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</text:p>
          </table:table-cell>
          <table:table-cell office:value-type="string">
            <text:p>ABS</text:p>
          </table:table-cell>
          <table:table-cell office:value-type="string">
            <text:p>Agent-based Simulation Workshop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</text:p>
          </table:table-cell>
          <table:table-cell office:value-type="string">
            <text:p>AOIS</text:p>
          </table:table-cell>
          <table:table-cell office:value-type="string">
            <text:p>Agent-Oriented Information System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</text:p>
          </table:table-cell>
          <table:table-cell office:value-type="string">
            <text:p>ATT</text:p>
          </table:table-cell>
          <table:table-cell office:value-type="string">
            <text:p>Agents in Traffic and Transport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5</text:p>
          </table:table-cell>
          <table:table-cell office:value-type="string">
            <text:p>AGILE</text:p>
          </table:table-cell>
          <table:table-cell office:value-type="string">
            <text:p>Agil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</text:p>
          </table:table-cell>
          <table:table-cell office:value-type="string">
            <text:p>AGILE</text:p>
          </table:table-cell>
          <table:table-cell office:value-type="string">
            <text:p>AGILE Conference on Geographic Information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</text:p>
          </table:table-cell>
          <table:table-cell office:value-type="string">
            <text:p>ALEX</text:p>
          </table:table-cell>
          <table:table-cell office:value-type="string">
            <text:p>Algorithms and Experim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8</text:p>
          </table:table-cell>
          <table:table-cell office:value-type="string">
            <text:p>ACC</text:p>
          </table:table-cell>
          <table:table-cell office:value-type="string">
            <text:p>American Contro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</text:p>
          </table:table-cell>
          <table:table-cell office:value-type="string">
            <text:p>AMCIS</text:p>
          </table:table-cell>
          <table:table-cell office:value-type="string">
            <text:p>Americas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0</text:p>
          </table:table-cell>
          <table:table-cell office:value-type="string">
            <text:p>OOPSLA</text:p>
          </table:table-cell>
          <table:table-cell table:style-name="ce7" office:value-type="string">
            <text:p>Annual ACM Conference on Object-Oriented Programming, Systems, Languages and Application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1</text:p>
          </table:table-cell>
          <table:table-cell office:value-type="string">
            <text:p>SoCG</text:p>
          </table:table-cell>
          <table:table-cell office:value-type="string">
            <text:p>Annual ACM Symposium on Computational Geomet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</text:p>
          </table:table-cell>
          <table:table-cell office:value-type="string">
            <text:p>ACSAC</text:p>
          </table:table-cell>
          <table:table-cell office:value-type="string">
            <text:p>Annual Computer Security Applications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3</text:p>
          </table:table-cell>
          <table:table-cell office:value-type="string">
            <text:p>ASIS&amp;T</text:p>
          </table:table-cell>
          <table:table-cell table:style-name="ce6" office:value-type="string">
            <text:p>Annual Conference of the American Society for Information Science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</text:p>
          </table:table-cell>
          <table:table-cell office:value-type="string">
            <text:p>CogSci</text:p>
          </table:table-cell>
          <table:table-cell office:value-type="string">
            <text:p>Annual Conference of the Cognitive Science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</text:p>
          </table:table-cell>
          <table:table-cell office:value-type="string">
            <text:p>EAMT</text:p>
          </table:table-cell>
          <table:table-cell table:style-name="ce6" office:value-type="string">
            <text:p>Annual Conference of the European Association for Machine Trans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</text:p>
          </table:table-cell>
          <table:table-cell office:value-type="string">
            <text:p>IECON</text:p>
          </table:table-cell>
          <table:table-cell office:value-type="string">
            <text:p>Annual Conference of the IEEE Industrial Electronics Socie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</text:p>
          </table:table-cell>
          <table:table-cell office:value-type="string">
            <text:p>IAIM</text:p>
          </table:table-cell>
          <table:table-cell table:style-name="ce6" office:value-type="string">
            <text:p>Annual Conference of the International Academy for Information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8</text:p>
          </table:table-cell>
          <table:table-cell office:value-type="string">
            <text:p>COLT</text:p>
          </table:table-cell>
          <table:table-cell office:value-type="string">
            <text:p>Annual Conference on Computational Learning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</text:p>
          </table:table-cell>
          <table:table-cell office:value-type="string">
            <text:p>CSL</text:p>
          </table:table-cell>
          <table:table-cell office:value-type="string">
            <text:p>Annual Conference on Computer Science Logic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0</text:p>
          </table:table-cell>
          <table:table-cell office:value-type="string">
            <text:p>EP</text:p>
          </table:table-cell>
          <table:table-cell office:value-type="string">
            <text:p>Annual Conference on Evolutionary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</text:p>
          </table:table-cell>
          <table:table-cell office:value-type="string">
            <text:p>ITiCSE</text:p>
          </table:table-cell>
          <table:table-cell table:style-name="ce5" office:value-type="string">
            <text:p>Annual Conference on Integrating Technology into Computer Science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</text:p>
          </table:table-cell>
          <table:table-cell office:value-type="string">
            <text:p>MOPTA</text:p>
          </table:table-cell>
          <table:table-cell table:style-name="ce5" office:value-type="string">
            <text:p>Annual Conference on Modeling and Optimization: Theory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</text:p>
          </table:table-cell>
          <table:table-cell office:value-type="string">
            <text:p>IAW</text:p>
          </table:table-cell>
          <table:table-cell office:value-type="string">
            <text:p>Annual IEEE Information Assurance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4</text:p>
          </table:table-cell>
          <table:table-cell office:value-type="string">
            <text:p>ECBS</text:p>
          </table:table-cell>
          <table:table-cell table:style-name="ce6" office:value-type="string">
            <text:p>Annual IEEE International Conference and Workshop on the Engineering of Computer 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</text:p>
          </table:table-cell>
          <table:table-cell office:value-type="string">
            <text:p>PerCom</text:p>
          </table:table-cell>
          <table:table-cell table:style-name="ce6" office:value-type="string">
            <text:p>Annual IEEE International Conference on Pervasive Computing and Communication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6</text:p>
          </table:table-cell>
          <table:table-cell office:value-type="string">
            <text:p>SIGIR</text:p>
          </table:table-cell>
          <table:table-cell table:style-name="ce6" office:value-type="string">
            <text:p>Annual International ACM SIGIR Conference on Research &amp; Development in Information Retrieval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7</text:p>
          </table:table-cell>
          <table:table-cell office:value-type="string">
            <text:p>COMPSAC</text:p>
          </table:table-cell>
          <table:table-cell office:value-type="string">
            <text:p>Annual International Computer Software and Application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8</text:p>
          </table:table-cell>
          <table:table-cell office:value-type="string">
            <text:p>CASCON</text:p>
          </table:table-cell>
          <table:table-cell table:style-name="ce6" office:value-type="string">
            <text:p>Annual International Conference on Computer Science and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9</text:p>
          </table:table-cell>
          <table:table-cell office:value-type="string">
            <text:p>RECOMB</text:p>
          </table:table-cell>
          <table:table-cell table:style-name="ce6" office:value-type="string">
            <text:p>Annual International Conference on Research in Computational Molecular Bi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00</text:p>
          </table:table-cell>
          <table:table-cell office:value-type="string">
            <text:p>CRYPTO</text:p>
          </table:table-cell>
          <table:table-cell office:value-type="string">
            <text:p>Annual International Cryptology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1</text:p>
          </table:table-cell>
          <table:table-cell office:value-type="string">
            <text:p>INFOCOM</text:p>
          </table:table-cell>
          <table:table-cell table:style-name="ce6" office:value-type="string">
            <text:p>Annual Joint Conference of the IEEE Computer and Communications Societi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02</text:p>
          </table:table-cell>
          <table:table-cell office:value-type="string">
            <text:p>MMVR</text:p>
          </table:table-cell>
          <table:table-cell office:value-type="string">
            <text:p>Annual Medicine Meets Virtual Real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3</text:p>
          </table:table-cell>
          <table:table-cell office:value-type="string">
            <text:p>ANSS</text:p>
          </table:table-cell>
          <table:table-cell office:value-type="string">
            <text:p>Annual Simulation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04</text:p>
          </table:table-cell>
          <table:table-cell office:value-type="string">
            <text:p>SEW</text:p>
          </table:table-cell>
          <table:table-cell office:value-type="string">
            <text:p>Annual Software Engineering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05</text:p>
          </table:table-cell>
          <table:table-cell office:value-type="string">
            <text:p>CPM</text:p>
          </table:table-cell>
          <table:table-cell office:value-type="string">
            <text:p>Annual Symposium on Combinatorial Pattern Match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6</text:p>
          </table:table-cell>
          <table:table-cell office:value-type="string">
            <text:p>AIA</text:p>
          </table:table-cell>
          <table:table-cell office:value-type="string">
            <text:p>Artificial Intelligence and Application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07</text:p>
          </table:table-cell>
          <table:table-cell office:value-type="string">
            <text:p>AIIDE</text:p>
          </table:table-cell>
          <table:table-cell office:value-type="string">
            <text:p>Artificial Intelligence and Interactive Digital Entertain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08</text:p>
          </table:table-cell>
          <table:table-cell office:value-type="string">
            <text:p>ASE</text:p>
          </table:table-cell>
          <table:table-cell office:value-type="string">
            <text:p>Automated Software Engineering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09</text:p>
          </table:table-cell>
          <table:table-cell office:value-type="string">
            <text:p>CIDR</text:p>
          </table:table-cell>
          <table:table-cell office:value-type="string">
            <text:p>Biennial Conference on Innovative Data Systems Research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10</text:p>
          </table:table-cell>
          <table:table-cell office:value-type="string">
            <text:p>NyirCrypt</text:p>
          </table:table-cell>
          <table:table-cell office:value-type="string">
            <text:p>Central European Conference on Cryptograph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1</text:p>
          </table:table-cell>
          <table:table-cell office:value-type="string">
            <text:p>CLUSTER</text:p>
          </table:table-cell>
          <table:table-cell office:value-type="string">
            <text:p>Cluster Computing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12</text:p>
          </table:table-cell>
          <table:table-cell office:value-type="string">
            <text:p>CollECTeR</text:p>
          </table:table-cell>
          <table:table-cell office:value-type="string">
            <text:p>Collaborative Electronic Commerce Technology and Research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3</text:p>
          </table:table-cell>
          <table:table-cell office:value-type="string">
            <text:p>SIROCCO</text:p>
          </table:table-cell>
          <table:table-cell office:value-type="string">
            <text:p>Colloquium on Structural Information and Communication Complex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4</text:p>
          </table:table-cell>
          <table:table-cell office:value-type="string">
            <text:p>CITB</text:p>
          </table:table-cell>
          <table:table-cell office:value-type="string">
            <text:p>Complexity and Info-Theoretic Approaches to Biology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5</text:p>
          </table:table-cell>
          <table:table-cell office:value-type="string">
            <text:p>CiE</text:p>
          </table:table-cell>
          <table:table-cell office:value-type="string">
            <text:p>Computability in Europe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16</text:p>
          </table:table-cell>
          <table:table-cell office:value-type="string">
            <text:p>CTAC</text:p>
          </table:table-cell>
          <table:table-cell office:value-type="string">
            <text:p>Computational Techniques and Application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17</text:p>
          </table:table-cell>
          <table:table-cell office:value-type="string">
            <text:p>CASA</text:p>
          </table:table-cell>
          <table:table-cell office:value-type="string">
            <text:p>Computer Animation and Social Ag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18</text:p>
          </table:table-cell>
          <table:table-cell office:value-type="string">
            <text:p>CGI</text:p>
          </table:table-cell>
          <table:table-cell office:value-type="string">
            <text:p>Computer Graphics International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19</text:p>
          </table:table-cell>
          <table:table-cell office:value-type="string">
            <text:p>CATE</text:p>
          </table:table-cell>
          <table:table-cell office:value-type="string">
            <text:p>Computers and Advanced Technology in Educ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0</text:p>
          </table:table-cell>
          <table:table-cell office:value-type="string">
            <text:p>CSCL</text:p>
          </table:table-cell>
          <table:table-cell office:value-type="string">
            <text:p>Conference in Computer Supported Collaborativ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1</text:p>
          </table:table-cell>
          <table:table-cell office:value-type="string">
            <text:p>UAI</text:p>
          </table:table-cell>
          <table:table-cell office:value-type="string">
            <text:p>Conference in Uncertainty in Artific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2</text:p>
          </table:table-cell>
          <table:table-cell office:value-type="string">
            <text:p>EACL</text:p>
          </table:table-cell>
          <table:table-cell table:style-name="ce5" office:value-type="string">
            <text:p>Conference of the European Chapter of the Association for Computational Linguistic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3</text:p>
          </table:table-cell>
          <table:table-cell office:value-type="string">
            <text:p>ARVLSI</text:p>
          </table:table-cell>
          <table:table-cell office:value-type="string">
            <text:p>Conference on Advanced Research in VLSI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4</text:p>
          </table:table-cell>
          <table:table-cell office:value-type="string">
            <text:p>CAIA</text:p>
          </table:table-cell>
          <table:table-cell office:value-type="string">
            <text:p>Conference on Artificial Intelligence for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25</text:p>
          </table:table-cell>
          <table:table-cell office:value-type="string">
            <text:p>AIME</text:p>
          </table:table-cell>
          <table:table-cell office:value-type="string">
            <text:p>Conference on Artificial Intelligence in Medicine in Europ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26</text:p>
          </table:table-cell>
          <table:table-cell office:value-type="string">
            <text:p>AIPS</text:p>
          </table:table-cell>
          <table:table-cell office:value-type="string">
            <text:p>Conference on Artificial Intelligence Planning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27</text:p>
          </table:table-cell>
          <table:table-cell office:value-type="string">
            <text:p>ALIO/EURO</text:p>
          </table:table-cell>
          <table:table-cell office:value-type="string">
            <text:p>Conference on Combinatorial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28</text:p>
          </table:table-cell>
          <table:table-cell office:value-type="string">
            <text:p>CHARME</text:p>
          </table:table-cell>
          <table:table-cell office:value-type="string">
            <text:p>Conference on Correct Hardware Design and Verification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29</text:p>
          </table:table-cell>
          <table:table-cell office:value-type="string">
            <text:p>EMNLP</text:p>
          </table:table-cell>
          <table:table-cell office:value-type="string">
            <text:p>Conference on Empirical Methods in Natural Language Process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30</text:p>
          </table:table-cell>
          <table:table-cell office:value-type="string">
            <text:p>CHI</text:p>
          </table:table-cell>
          <table:table-cell office:value-type="string">
            <text:p>Conference on Human Factors in Comput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1</text:p>
          </table:table-cell>
          <table:table-cell office:value-type="string">
            <text:p>IAAI</text:p>
          </table:table-cell>
          <table:table-cell office:value-type="string">
            <text:p>Conference on Innovative Applications in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32</text:p>
          </table:table-cell>
          <table:table-cell office:value-type="string">
            <text:p>IPCO</text:p>
          </table:table-cell>
          <table:table-cell office:value-type="string">
            <text:p>Conference on Integer Programming and Combinatorial Optim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3</text:p>
          </table:table-cell>
          <table:table-cell office:value-type="string">
            <text:p>CICLING</text:p>
          </table:table-cell>
          <table:table-cell table:style-name="ce5" office:value-type="string">
            <text:p>Conference on Intelligent Text Processing and Computational Linguis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4</text:p>
          </table:table-cell>
          <table:table-cell office:value-type="string">
            <text:p>ITSC</text:p>
          </table:table-cell>
          <table:table-cell office:value-type="string">
            <text:p>Conference on Intelligent Transport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35</text:p>
          </table:table-cell>
          <table:table-cell office:value-type="string">
            <text:p>CoNLL</text:p>
          </table:table-cell>
          <table:table-cell office:value-type="string">
            <text:p>Conference on Natural Languag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36</text:p>
          </table:table-cell>
          <table:table-cell office:value-type="string">
            <text:p>CSEE&amp;T</text:p>
          </table:table-cell>
          <table:table-cell office:value-type="string">
            <text:p>Conference on Software Engineering Education and Trai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7</text:p>
          </table:table-cell>
          <table:table-cell office:value-type="string">
            <text:p>CSM</text:p>
          </table:table-cell>
          <table:table-cell office:value-type="string">
            <text:p>Conference on Software Maintena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38</text:p>
          </table:table-cell>
          <table:table-cell office:value-type="string">
            <text:p>COSIT</text:p>
          </table:table-cell>
          <table:table-cell office:value-type="string">
            <text:p>Conference on Spatial Information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39</text:p>
          </table:table-cell>
          <table:table-cell office:value-type="string">
            <text:p>CONQUEST</text:p>
          </table:table-cell>
          <table:table-cell table:style-name="ce5" office:value-type="string">
            <text:p>Conquest International Conference on Quality Engineering in Software Technolog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40</text:p>
          </table:table-cell>
          <table:table-cell office:value-type="string">
            <text:p>CL</text:p>
          </table:table-cell>
          <table:table-cell office:value-type="string">
            <text:p>Corpus Linguistic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41</text:p>
          </table:table-cell>
          <table:table-cell office:value-type="string">
            <text:p>CC</text:p>
          </table:table-cell>
          <table:table-cell office:value-type="string">
            <text:p>Creativity and Cogni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2</text:p>
          </table:table-cell>
          <table:table-cell office:value-type="string">
            <text:p>CLEF</text:p>
          </table:table-cell>
          <table:table-cell office:value-type="string">
            <text:p>Cross Language Evaluation Forum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43</text:p>
          </table:table-cell>
          <table:table-cell office:value-type="string">
            <text:p>DCC</text:p>
          </table:table-cell>
          <table:table-cell office:value-type="string">
            <text:p>Data Compression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44</text:p>
          </table:table-cell>
          <table:table-cell office:value-type="string">
            <text:p>DCCS</text:p>
          </table:table-cell>
          <table:table-cell office:value-type="string">
            <text:p>Dependable Computing and Communication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5</text:p>
          </table:table-cell>
          <table:table-cell office:value-type="string">
            <text:p>DAC</text:p>
          </table:table-cell>
          <table:table-cell office:value-type="string">
            <text:p>Design Automation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46</text:p>
          </table:table-cell>
          <table:table-cell office:value-type="string">
            <text:p>DASD</text:p>
          </table:table-cell>
          <table:table-cell table:style-name="ce8" office:value-type="string">
            <text:p>Design, Analysis, and Simulation of Distributed System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47</text:p>
          </table:table-cell>
          <table:table-cell office:value-type="string">
            <text:p>DATE</text:p>
          </table:table-cell>
          <table:table-cell table:style-name="ce8" office:value-type="string">
            <text:p>Design, Automation and Test in Europe Conference and Exhibi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48</text:p>
          </table:table-cell>
          <table:table-cell office:value-type="string">
            <text:p>DIS</text:p>
          </table:table-cell>
          <table:table-cell office:value-type="string">
            <text:p>Designing Interative Syst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49</text:p>
          </table:table-cell>
          <table:table-cell office:value-type="string">
            <text:p>DIGRA</text:p>
          </table:table-cell>
          <table:table-cell office:value-type="string">
            <text:p>Digital Games Research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50</text:p>
          </table:table-cell>
          <table:table-cell office:value-type="string">
            <text:p>DGCI</text:p>
          </table:table-cell>
          <table:table-cell office:value-type="string">
            <text:p>Digital Geometry for Computer Image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1</text:p>
          </table:table-cell>
          <table:table-cell office:value-type="string">
            <text:p>DAARC</text:p>
          </table:table-cell>
          <table:table-cell office:value-type="string">
            <text:p>Discourse Anaphora and Anaphor Resolution Colloqu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2</text:p>
          </table:table-cell>
          <table:table-cell office:value-type="string">
            <text:p>DUC</text:p>
          </table:table-cell>
          <table:table-cell office:value-type="string">
            <text:p>Document Understand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53</text:p>
          </table:table-cell>
          <table:table-cell office:value-type="string">
            <text:p>DSL</text:p>
          </table:table-cell>
          <table:table-cell office:value-type="string">
            <text:p>Domain-Specific Languages for Software Engineer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4</text:p>
          </table:table-cell>
          <table:table-cell office:value-type="string">
            <text:p>ROBIO</text:p>
          </table:table-cell>
          <table:table-cell office:value-type="string">
            <text:p>EEE International Conference on Robotics and Biomime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55</text:p>
          </table:table-cell>
          <table:table-cell office:value-type="string">
            <text:p>SLS</text:p>
          </table:table-cell>
          <table:table-cell office:value-type="string">
            <text:p>Engineering Stochastic Local Search Algorith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156</text:p>
          </table:table-cell>
          <table:table-cell office:value-type="string">
            <text:p>CSCLP</text:p>
          </table:table-cell>
          <table:table-cell table:style-name="ce5" office:value-type="string">
            <text:p>ERCIM Annual Workshop on Constraint Solving and Contraint Logic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7</text:p>
          </table:table-cell>
          <table:table-cell office:value-type="string">
            <text:p>EATIS</text:p>
          </table:table-cell>
          <table:table-cell office:value-type="string">
            <text:p>Euro American Conference on Telematics and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58</text:p>
          </table:table-cell>
          <table:table-cell office:value-type="string">
            <text:p>EUROGRAPHICS</text:p>
          </table:table-cell>
          <table:table-cell table:style-name="ce5" office:value-type="string">
            <text:p>Eurographics Annual Conference of the European Association for Computer Graphic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59</text:p>
          </table:table-cell>
          <table:table-cell office:value-type="string">
            <text:p>SGP</text:p>
          </table:table-cell>
          <table:table-cell office:value-type="string">
            <text:p>Eurographics Symposium on Geometry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0</text:p>
          </table:table-cell>
          <table:table-cell office:value-type="string">
            <text:p>EGSR</text:p>
          </table:table-cell>
          <table:table-cell office:value-type="string">
            <text:p>Eurographics Symposium on Rend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61</text:p>
          </table:table-cell>
          <table:table-cell office:value-type="string">
            <text:p>SBM</text:p>
          </table:table-cell>
          <table:table-cell office:value-type="string">
            <text:p>Eurographics Workshop on Sketch-Based Interfaces and Mode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2</text:p>
          </table:table-cell>
          <table:table-cell office:value-type="string">
            <text:p>EGVE</text:p>
          </table:table-cell>
          <table:table-cell office:value-type="string">
            <text:p>Eurographics Workshop on Virtual Environmen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3</text:p>
          </table:table-cell>
          <table:table-cell office:value-type="string">
            <text:p>EuroVis</text:p>
          </table:table-cell>
          <table:table-cell office:value-type="string">
            <text:p>Eurographics/IEEE-VGTC Symposium on Visual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4</text:p>
          </table:table-cell>
          <table:table-cell office:value-type="string">
            <text:p>DSD</text:p>
          </table:table-cell>
          <table:table-cell office:value-type="string">
            <text:p>EUROMICRO Conference on Digital System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65</text:p>
          </table:table-cell>
          <table:table-cell office:value-type="string">
            <text:p>ECRTS</text:p>
          </table:table-cell>
          <table:table-cell office:value-type="string">
            <text:p>Euromicro Conference on Real-Tim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6</text:p>
          </table:table-cell>
          <table:table-cell office:value-type="string">
            <text:p>PDP</text:p>
          </table:table-cell>
          <table:table-cell table:style-name="ce7" office:value-type="string">
            <text:p>Euromicro International Conference on Parallel, Distributed and network-base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67</text:p>
          </table:table-cell>
          <table:table-cell office:value-type="string">
            <text:p>ECAI</text:p>
          </table:table-cell>
          <table:table-cell office:value-type="string">
            <text:p>European Conference on Artificial Intellig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68</text:p>
          </table:table-cell>
          <table:table-cell office:value-type="string">
            <text:p>ECAIM</text:p>
          </table:table-cell>
          <table:table-cell office:value-type="string">
            <text:p>European Conference on Artificial Intelligence in Medicin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69</text:p>
          </table:table-cell>
          <table:table-cell office:value-type="string">
            <text:p>ECCTD</text:p>
          </table:table-cell>
          <table:table-cell office:value-type="string">
            <text:p>European Conference on Circuit Theory and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0</text:p>
          </table:table-cell>
          <table:table-cell office:value-type="string">
            <text:p>EUROCOMB</text:p>
          </table:table-cell>
          <table:table-cell table:style-name="ce7" office:value-type="string">
            <text:p>European Conference on Combinatorics, Graph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71</text:p>
          </table:table-cell>
          <table:table-cell office:value-type="string">
            <text:p>ECCB</text:p>
          </table:table-cell>
          <table:table-cell office:value-type="string">
            <text:p>European Conference on Computational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2</text:p>
          </table:table-cell>
          <table:table-cell office:value-type="string">
            <text:p>EuroCOLT</text:p>
          </table:table-cell>
          <table:table-cell office:value-type="string">
            <text:p>European Conference on Computational Learning Theo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73</text:p>
          </table:table-cell>
          <table:table-cell office:value-type="string">
            <text:p>ECSCW</text:p>
          </table:table-cell>
          <table:table-cell office:value-type="string">
            <text:p>European Conference on Computer Supported Cooperative Work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74</text:p>
          </table:table-cell>
          <table:table-cell office:value-type="string">
            <text:p>ECCV</text:p>
          </table:table-cell>
          <table:table-cell office:value-type="string">
            <text:p>European Conference on Computer Vis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75</text:p>
          </table:table-cell>
          <table:table-cell office:value-type="string">
            <text:p>EvoCOP</text:p>
          </table:table-cell>
          <table:table-cell table:style-name="ce5" office:value-type="string">
            <text:p>European Conference on Evolutionary Computation in Combinatorial Optimiz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76</text:p>
          </table:table-cell>
          <table:table-cell office:value-type="string">
            <text:p>EuroGP</text:p>
          </table:table-cell>
          <table:table-cell office:value-type="string">
            <text:p>European Conference on Genetic Programm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77</text:p>
          </table:table-cell>
          <table:table-cell office:value-type="string">
            <text:p>ECIR</text:p>
          </table:table-cell>
          <table:table-cell office:value-type="string">
            <text:p>European Conference on Information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78</text:p>
          </table:table-cell>
          <table:table-cell office:value-type="string">
            <text:p>ECIS</text:p>
          </table:table-cell>
          <table:table-cell office:value-type="string">
            <text:p>European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79</text:p>
          </table:table-cell>
          <table:table-cell office:value-type="string">
            <text:p>EKM</text:p>
          </table:table-cell>
          <table:table-cell office:value-type="string">
            <text:p>European Conference on Knowledg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0</text:p>
          </table:table-cell>
          <table:table-cell office:value-type="string">
            <text:p>JELIA</text:p>
          </table:table-cell>
          <table:table-cell office:value-type="string">
            <text:p>European Conference on Logics in Artificial Intellig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81</text:p>
          </table:table-cell>
          <table:table-cell office:value-type="string">
            <text:p>ECML</text:p>
          </table:table-cell>
          <table:table-cell office:value-type="string">
            <text:p>European Conference on Machine Lear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2</text:p>
          </table:table-cell>
          <table:table-cell office:value-type="string">
            <text:p>ECMDA</text:p>
          </table:table-cell>
          <table:table-cell table:style-name="ce5" office:value-type="string">
            <text:p>European Conference on Model Driven Architecture Foundation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3</text:p>
          </table:table-cell>
          <table:table-cell office:value-type="string">
            <text:p>ECOOP</text:p>
          </table:table-cell>
          <table:table-cell office:value-type="string">
            <text:p>European Conference on Object-oriented Programm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184</text:p>
          </table:table-cell>
          <table:table-cell office:value-type="string">
            <text:p>EURO</text:p>
          </table:table-cell>
          <table:table-cell office:value-type="string">
            <text:p>European Conference on Operational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185</text:p>
          </table:table-cell>
          <table:table-cell office:value-type="string">
            <text:p>Euro-Par</text:p>
          </table:table-cell>
          <table:table-cell office:value-type="string">
            <text:p>European Conference on Parallel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86</text:p>
          </table:table-cell>
          <table:table-cell office:value-type="string">
            <text:p>PKDD</text:p>
          </table:table-cell>
          <table:table-cell table:style-name="ce5" office:value-type="string">
            <text:p>European Conference on Principles and Practice of Knowledge Discovery in Databas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7</text:p>
          </table:table-cell>
          <table:table-cell office:value-type="string">
            <text:p>ECDL</text:p>
          </table:table-cell>
          <table:table-cell table:style-name="ce5" office:value-type="string">
            <text:p>European Conference on Research and Advanced Technology for Digital Librari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88</text:p>
          </table:table-cell>
          <table:table-cell office:value-type="string">
            <text:p>ECSA</text:p>
          </table:table-cell>
          <table:table-cell office:value-type="string">
            <text:p>European Conference on Software Architectu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89</text:p>
          </table:table-cell>
          <table:table-cell office:value-type="string">
            <text:p>CSMR</text:p>
          </table:table-cell>
          <table:table-cell office:value-type="string">
            <text:p>European Conference on Software Maintenance and Re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190</text:p>
          </table:table-cell>
          <table:table-cell office:value-type="string">
            <text:p>EuroSPI</text:p>
          </table:table-cell>
          <table:table-cell office:value-type="string">
            <text:p>European Conference on Software Process Improv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191</text:p>
          </table:table-cell>
          <table:table-cell office:value-type="string">
            <text:p>ECSQARU</text:p>
          </table:table-cell>
          <table:table-cell table:style-name="ce5" office:value-type="string">
            <text:p>European Conference on Symbolic and Quantitative Approaches to Reasoning with Uncertain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92</text:p>
          </table:table-cell>
          <table:table-cell office:value-type="string">
            <text:p>EWSN</text:p>
          </table:table-cell>
          <table:table-cell office:value-type="string">
            <text:p>European conference on Wireless Sensor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193</text:p>
          </table:table-cell>
          <table:table-cell office:value-type="string">
            <text:p>ECC</text:p>
          </table:table-cell>
          <table:table-cell office:value-type="string">
            <text:p>European Control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194</text:p>
          </table:table-cell>
          <table:table-cell office:value-type="string">
            <text:p>EDCC</text:p>
          </table:table-cell>
          <table:table-cell office:value-type="string">
            <text:p>European Dependable Comput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5</text:p>
          </table:table-cell>
          <table:table-cell office:value-type="string">
            <text:p>GAME-ON</text:p>
          </table:table-cell>
          <table:table-cell office:value-type="string">
            <text:p>European GAME-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6</text:p>
          </table:table-cell>
          <table:table-cell office:value-type="string">
            <text:p>EGC</text:p>
          </table:table-cell>
          <table:table-cell office:value-type="string">
            <text:p>European Grid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7</text:p>
          </table:table-cell>
          <table:table-cell office:value-type="string">
            <text:p>EuroITV</text:p>
          </table:table-cell>
          <table:table-cell office:value-type="string">
            <text:p>European Interactive TV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8</text:p>
          </table:table-cell>
          <table:table-cell office:value-type="string">
            <text:p>ETAPS</text:p>
          </table:table-cell>
          <table:table-cell office:value-type="string">
            <text:p>European Joint Conferences on Theory and Practice of Soft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9</text:p>
          </table:table-cell>
          <table:table-cell office:value-type="string">
            <text:p>EuroPVM/MPI</text:p>
          </table:table-cell>
          <table:table-cell office:value-type="string">
            <text:p>European PVM/MPI Users Group Internationa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0</text:p>
          </table:table-cell>
          <table:table-cell office:value-type="string">
            <text:p>ESWC</text:p>
          </table:table-cell>
          <table:table-cell office:value-type="string">
            <text:p>European Semantic Web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1</text:p>
          </table:table-cell>
          <table:table-cell office:value-type="string">
            <text:p>EUSIPCO</text:p>
          </table:table-cell>
          <table:table-cell office:value-type="string">
            <text:p>European Signal Process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2</text:p>
          </table:table-cell>
          <table:table-cell office:value-type="string">
            <text:p>ESM</text:p>
          </table:table-cell>
          <table:table-cell office:value-type="string">
            <text:p>European Simulation Multi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3</text:p>
          </table:table-cell>
          <table:table-cell office:value-type="string">
            <text:p>ESS</text:p>
          </table:table-cell>
          <table:table-cell office:value-type="string">
            <text:p>European Simulation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204</text:p>
          </table:table-cell>
          <table:table-cell office:value-type="string">
            <text:p>ESEC/FSE</text:p>
          </table:table-cell>
          <table:table-cell table:style-name="ce5" office:value-type="string">
            <text:p>European Software Engineering Conference and the ACM SIGSOFT Symposium on the Foundations of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5</text:p>
          </table:table-cell>
          <table:table-cell office:value-type="string">
            <text:p>ESSCIRC</text:p>
          </table:table-cell>
          <table:table-cell office:value-type="string">
            <text:p>European Solid-State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6</text:p>
          </table:table-cell>
          <table:table-cell office:value-type="string">
            <text:p>ESSDERC</text:p>
          </table:table-cell>
          <table:table-cell office:value-type="string">
            <text:p>European Solid-State Device Research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7</text:p>
          </table:table-cell>
          <table:table-cell office:value-type="string">
            <text:p>ALAMAS</text:p>
          </table:table-cell>
          <table:table-cell table:style-name="ce5" office:value-type="string">
            <text:p>European Symposium on Adaptive Learning Agents and Multi-A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8</text:p>
          </table:table-cell>
          <table:table-cell office:value-type="string">
            <text:p>ESA</text:p>
          </table:table-cell>
          <table:table-cell office:value-type="string">
            <text:p>European Symposium on Algorith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09</text:p>
          </table:table-cell>
          <table:table-cell office:value-type="string">
            <text:p>ESANN</text:p>
          </table:table-cell>
          <table:table-cell office:value-type="string">
            <text:p>European Symposium on Artificial Neural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0</text:p>
          </table:table-cell>
          <table:table-cell office:value-type="string">
            <text:p>ESOP</text:p>
          </table:table-cell>
          <table:table-cell office:value-type="string">
            <text:p>European Symposium on Programming (ETAPS)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1</text:p>
          </table:table-cell>
          <table:table-cell office:value-type="string">
            <text:p>ESORICS</text:p>
          </table:table-cell>
          <table:table-cell office:value-type="string">
            <text:p>European Symposium on Research in Computer Secur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2</text:p>
          </table:table-cell>
          <table:table-cell office:value-type="string">
            <text:p>EuroBot</text:p>
          </table:table-cell>
          <table:table-cell office:value-type="string">
            <text:p>European Workshop on Advanced Mobile Robo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3</text:p>
          </table:table-cell>
          <table:table-cell office:value-type="string">
            <text:p>EUMAS</text:p>
          </table:table-cell>
          <table:table-cell office:value-type="string">
            <text:p>European Workshop on Multi-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4</text:p>
          </table:table-cell>
          <table:table-cell office:value-type="string">
            <text:p>ENLG</text:p>
          </table:table-cell>
          <table:table-cell office:value-type="string">
            <text:p>European Workshop on Natural Language Gener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5</text:p>
          </table:table-cell>
          <table:table-cell office:value-type="string">
            <text:p>ESELAW</text:p>
          </table:table-cell>
          <table:table-cell office:value-type="string">
            <text:p>Experimental Software Engineering Latin American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6</text:p>
          </table:table-cell>
          <table:table-cell office:value-type="string">
            <text:p>EMMSAD</text:p>
          </table:table-cell>
          <table:table-cell office:value-type="string">
            <text:p>Exploring Modelling Methods in Systems Analysis and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7</text:p>
          </table:table-cell>
          <table:table-cell office:value-type="string">
            <text:p>FSE</text:p>
          </table:table-cell>
          <table:table-cell office:value-type="string">
            <text:p>Fast Software Encryption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8</text:p>
          </table:table-cell>
          <table:table-cell office:value-type="string">
            <text:p>FM</text:p>
          </table:table-cell>
          <table:table-cell office:value-type="string">
            <text:p>Formal Method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19</text:p>
          </table:table-cell>
          <table:table-cell office:value-type="string">
            <text:p>FTRTFT</text:p>
          </table:table-cell>
          <table:table-cell office:value-type="string">
            <text:p>Formal Techniques in Real-Time and Fault Tolera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0</text:p>
          </table:table-cell>
          <table:table-cell office:value-type="string">
            <text:p>FDL</text:p>
          </table:table-cell>
          <table:table-cell office:value-type="string">
            <text:p>Forum on Specification and Design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1</text:p>
          </table:table-cell>
          <table:table-cell office:value-type="string">
            <text:p>FOAL</text:p>
          </table:table-cell>
          <table:table-cell office:value-type="string">
            <text:p>Foundations of Aspect-Oriented Language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2</text:p>
          </table:table-cell>
          <table:table-cell office:value-type="string">
            <text:p>FOSSACS</text:p>
          </table:table-cell>
          <table:table-cell table:style-name="ce6" office:value-type="string">
            <text:p>Foundations of Software Science and Computation Structure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3</text:p>
          </table:table-cell>
          <table:table-cell office:value-type="string">
            <text:p>FIE</text:p>
          </table:table-cell>
          <table:table-cell office:value-type="string">
            <text:p>Frontiers in Education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4</text:p>
          </table:table-cell>
          <table:table-cell office:value-type="string">
            <text:p>FASE</text:p>
          </table:table-cell>
          <table:table-cell office:value-type="string">
            <text:p>Fundamental Approaches to Software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5</text:p>
          </table:table-cell>
          <table:table-cell office:value-type="string">
            <text:p>GDC</text:p>
          </table:table-cell>
          <table:table-cell office:value-type="string">
            <text:p>Game Developer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226</text:p>
          </table:table-cell>
          <table:table-cell office:value-type="string">
            <text:p>SCAN</text:p>
          </table:table-cell>
          <table:table-cell table:style-name="ce7" office:value-type="string">
            <text:p>GAMM / IMACS International Symposion on Scientific Computing, Computer Arithmetic and Validated Numeric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7</text:p>
          </table:table-cell>
          <table:table-cell office:value-type="string">
            <text:p>GECCO</text:p>
          </table:table-cell>
          <table:table-cell office:value-type="string">
            <text:p>Genetic and Evolutionary Computation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8</text:p>
          </table:table-cell>
          <table:table-cell office:value-type="string">
            <text:p>GMP</text:p>
          </table:table-cell>
          <table:table-cell office:value-type="string">
            <text:p>Geometry Modeling and Processing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29</text:p>
          </table:table-cell>
          <table:table-cell office:value-type="string">
            <text:p>DIMVA</text:p>
          </table:table-cell>
          <table:table-cell table:style-name="ce6" office:value-type="string">
            <text:p>GI International Conference on Detection of Intrusions and Malware and Vulnerability Asess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0</text:p>
          </table:table-cell>
          <table:table-cell office:value-type="string">
            <text:p>HASKELL</text:p>
          </table:table-cell>
          <table:table-cell office:value-type="string">
            <text:p>Haskell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1</text:p>
          </table:table-cell>
          <table:table-cell office:value-type="string">
            <text:p>HIC</text:p>
          </table:table-cell>
          <table:table-cell office:value-type="string">
            <text:p>Health Informatics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2</text:p>
          </table:table-cell>
          <table:table-cell office:value-type="string">
            <text:p>HLT</text:p>
          </table:table-cell>
          <table:table-cell office:value-type="string">
            <text:p>Human Language Technology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3</text:p>
          </table:table-cell>
          <table:table-cell office:value-type="string">
            <text:p>AC</text:p>
          </table:table-cell>
          <table:table-cell office:value-type="string">
            <text:p>IADIS International Conference on Applie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4</text:p>
          </table:table-cell>
          <table:table-cell office:value-type="string">
            <text:p>WWW/Internet</text:p>
          </table:table-cell>
          <table:table-cell office:value-type="string">
            <text:p>IADIS International Conference WWW/Interne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5</text:p>
          </table:table-cell>
          <table:table-cell office:value-type="string">
            <text:p>MLDM</text:p>
          </table:table-cell>
          <table:table-cell office:value-type="string">
            <text:p>IAPR International Conference on Machine Learning and Data Mi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6</text:p>
          </table:table-cell>
          <table:table-cell office:value-type="string">
            <text:p>ANNPR</text:p>
          </table:table-cell>
          <table:table-cell office:value-type="string">
            <text:p>IAPR International Workshop on Artificial Neural Networks in Patter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7</text:p>
          </table:table-cell>
          <table:table-cell office:value-type="string">
            <text:p>GREC</text:p>
          </table:table-cell>
          <table:table-cell office:value-type="string">
            <text:p>IAPR International Workshop on Graphics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8</text:p>
          </table:table-cell>
          <table:table-cell office:value-type="string">
            <text:p>MVA</text:p>
          </table:table-cell>
          <table:table-cell office:value-type="string">
            <text:p>IAPR International Workshop on Machine Vision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39</text:p>
          </table:table-cell>
          <table:table-cell office:value-type="string">
            <text:p>IBERAMIA</text:p>
          </table:table-cell>
          <table:table-cell office:value-type="string">
            <text:p>Ibero-American Artificial Intelligenc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0</text:p>
          </table:table-cell>
          <table:table-cell office:value-type="string">
            <text:p>CIARP</text:p>
          </table:table-cell>
          <table:table-cell office:value-type="string">
            <text:p>Iberoamerican Congress on Pattern Recogni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1</text:p>
          </table:table-cell>
          <table:table-cell office:value-type="string">
            <text:p>IDEAS</text:p>
          </table:table-cell>
          <table:table-cell table:style-name="ce5" office:value-type="string">
            <text:p>Iberoamerican Workshop on Requirements Engineering and Software Environm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2</text:p>
          </table:table-cell>
          <table:table-cell office:value-type="string">
            <text:p>COMSWARE</text:p>
          </table:table-cell>
          <table:table-cell table:style-name="ce5" office:value-type="string">
            <text:p>ICST International Conference on COMmunication System softWAre and Middle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3</text:p>
          </table:table-cell>
          <table:table-cell office:value-type="string">
            <text:p>CCW</text:p>
          </table:table-cell>
          <table:table-cell office:value-type="string">
            <text:p>IEEE Annual Computer Communication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4</text:p>
          </table:table-cell>
          <table:table-cell office:value-type="string">
            <text:p>MWC</text:p>
          </table:table-cell>
          <table:table-cell table:style-name="ce7" office:value-type="string">
            <text:p>IEEE CAS Symposium on Emerging Technologies, Frontiers of Mobile and Wireless Communi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5</text:p>
          </table:table-cell>
          <table:table-cell office:value-type="string">
            <text:p>CSB</text:p>
          </table:table-cell>
          <table:table-cell office:value-type="string">
            <text:p>IEEE Computational Systems Bioinformatic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6</text:p>
          </table:table-cell>
          <table:table-cell office:value-type="string">
            <text:p>CSFW</text:p>
          </table:table-cell>
          <table:table-cell office:value-type="string">
            <text:p>IEEE Computer Security Foundations Workshop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7</text:p>
          </table:table-cell>
          <table:table-cell office:value-type="string">
            <text:p>ISVLSI</text:p>
          </table:table-cell>
          <table:table-cell office:value-type="string">
            <text:p>IEEE Computer Society Annual Symposium on VLSI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8</text:p>
          </table:table-cell>
          <table:table-cell office:value-type="string">
            <text:p>MMBIA</text:p>
          </table:table-cell>
          <table:table-cell table:style-name="ce5" office:value-type="string">
            <text:p>IEEE Computer Society Workshops on Mathematical Methods in Biomedical Image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49</text:p>
          </table:table-cell>
          <table:table-cell office:value-type="string">
            <text:p>CASE</text:p>
          </table:table-cell>
          <table:table-cell office:value-type="string">
            <text:p>IEEE Conference on Automation Science and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0</text:p>
          </table:table-cell>
          <table:table-cell office:value-type="string">
            <text:p>CCC</text:p>
          </table:table-cell>
          <table:table-cell office:value-type="string">
            <text:p>IEEE Conference on Computational Complex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1</text:p>
          </table:table-cell>
          <table:table-cell office:value-type="string">
            <text:p>CVPR</text:p>
          </table:table-cell>
          <table:table-cell office:value-type="string">
            <text:p>IEEE Conference on Computer Vision and Pattern Recogni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2</text:p>
          </table:table-cell>
          <table:table-cell office:value-type="string">
            <text:p>CDC</text:p>
          </table:table-cell>
          <table:table-cell office:value-type="string">
            <text:p>IEEE Conference on Decision and Contro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3</text:p>
          </table:table-cell>
          <table:table-cell office:value-type="string">
            <text:p>CEC2</text:p>
          </table:table-cell>
          <table:table-cell office:value-type="string">
            <text:p>IEEE Conference on Electronic Commerce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4</text:p>
          </table:table-cell>
          <table:table-cell office:value-type="string">
            <text:p>IDC</text:p>
          </table:table-cell>
          <table:table-cell office:value-type="string">
            <text:p>IEEE Conference on Information Decision and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5</text:p>
          </table:table-cell>
          <table:table-cell office:value-type="string">
            <text:p>IEEEIS</text:p>
          </table:table-cell>
          <table:table-cell office:value-type="string">
            <text:p>IEEE Conference On Intelli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6</text:p>
          </table:table-cell>
          <table:table-cell office:value-type="string">
            <text:p>LCN</text:p>
          </table:table-cell>
          <table:table-cell office:value-type="string">
            <text:p>IEEE Conference on Local Computer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7</text:p>
          </table:table-cell>
          <table:table-cell office:value-type="string">
            <text:p>SECON</text:p>
          </table:table-cell>
          <table:table-cell table:style-name="ce7" office:value-type="string">
            <text:p>IEEE Conference on Sensor, Mesh and Ad Hoc Communications and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8</text:p>
          </table:table-cell>
          <table:table-cell office:value-type="string">
            <text:p>CEC</text:p>
          </table:table-cell>
          <table:table-cell office:value-type="string">
            <text:p>IEEE Congress on Evolutionary Comput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9</text:p>
          </table:table-cell>
          <table:table-cell office:value-type="string">
            <text:p>CCNC</text:p>
          </table:table-cell>
          <table:table-cell office:value-type="string">
            <text:p>IEEE Consumer Communications and Network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0</text:p>
          </table:table-cell>
          <table:table-cell office:value-type="string">
            <text:p>CICC</text:p>
          </table:table-cell>
          <table:table-cell office:value-type="string">
            <text:p>IEEE Custom Integrated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1</text:p>
          </table:table-cell>
          <table:table-cell office:value-type="string">
            <text:p>ECOWS</text:p>
          </table:table-cell>
          <table:table-cell office:value-type="string">
            <text:p>IEEE European Conference on Web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2</text:p>
          </table:table-cell>
          <table:table-cell office:value-type="string">
            <text:p>ETS</text:p>
          </table:table-cell>
          <table:table-cell office:value-type="string">
            <text:p>IEEE European Tes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3</text:p>
          </table:table-cell>
          <table:table-cell office:value-type="string">
            <text:p>GLOBECOM</text:p>
          </table:table-cell>
          <table:table-cell office:value-type="string">
            <text:p>IEEE Global Telecommunication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4</text:p>
          </table:table-cell>
          <table:table-cell office:value-type="string">
            <text:p>HCS</text:p>
          </table:table-cell>
          <table:table-cell office:value-type="string">
            <text:p>IEEE Hot Chip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5</text:p>
          </table:table-cell>
          <table:table-cell office:value-type="string">
            <text:p>MMAR</text:p>
          </table:table-cell>
          <table:table-cell table:style-name="ce5" office:value-type="string">
            <text:p>IEEE IFAC International Conference on Methods and Models in Automation and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6</text:p>
          </table:table-cell>
          <table:table-cell office:value-type="string">
            <text:p>IAS</text:p>
          </table:table-cell>
          <table:table-cell office:value-type="string">
            <text:p>IEEE Industry Applications Society Annual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7</text:p>
          </table:table-cell>
          <table:table-cell office:value-type="string">
            <text:p>ICASSP</text:p>
          </table:table-cell>
          <table:table-cell table:style-name="ce8" office:value-type="string">
            <text:p>IEEE International Conference on Acoustics, Speech and S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8</text:p>
          </table:table-cell>
          <table:table-cell office:value-type="string">
            <text:p>ICALT</text:p>
          </table:table-cell>
          <table:table-cell office:value-type="string">
            <text:p>IEEE International Conference on Advanced Learning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9</text:p>
          </table:table-cell>
          <table:table-cell office:value-type="string">
            <text:p>ASAP</text:p>
          </table:table-cell>
          <table:table-cell table:style-name="ce7" office:value-type="string">
            <text:p>IEEE International Conference on Application-specific Systems, Architectures and Processo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0</text:p>
          </table:table-cell>
          <table:table-cell office:value-type="string">
            <text:p>ICAC</text:p>
          </table:table-cell>
          <table:table-cell office:value-type="string">
            <text:p>IEEE International Conference on Autonomic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1</text:p>
          </table:table-cell>
          <table:table-cell office:value-type="string">
            <text:p>ICCI</text:p>
          </table:table-cell>
          <table:table-cell office:value-type="string">
            <text:p>IEEE International Conference on Cognitive Infor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2</text:p>
          </table:table-cell>
          <table:table-cell office:value-type="string">
            <text:p>ICC</text:p>
          </table:table-cell>
          <table:table-cell office:value-type="string">
            <text:p>IEEE International Conference on Commun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3</text:p>
          </table:table-cell>
          <table:table-cell office:value-type="string">
            <text:p>CIMSA</text:p>
          </table:table-cell>
          <table:table-cell table:style-name="ce5" office:value-type="string">
            <text:p>IEEE International Conference on Computational Intelligence for Measurement System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4</text:p>
          </table:table-cell>
          <table:table-cell office:value-type="string">
            <text:p>ICCL</text:p>
          </table:table-cell>
          <table:table-cell office:value-type="string">
            <text:p>IEEE International Conference on Computer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5</text:p>
          </table:table-cell>
          <table:table-cell office:value-type="string">
            <text:p>ICCV</text:p>
          </table:table-cell>
          <table:table-cell office:value-type="string">
            <text:p>IEEE International Conference on Computer Vis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6</text:p>
          </table:table-cell>
          <table:table-cell office:value-type="string">
            <text:p>CCA</text:p>
          </table:table-cell>
          <table:table-cell office:value-type="string">
            <text:p>IEEE International Conference on Control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7</text:p>
          </table:table-cell>
          <table:table-cell office:value-type="string">
            <text:p>ICCBSS</text:p>
          </table:table-cell>
          <table:table-cell office:value-type="string">
            <text:p>IEEE International Conference on COTS-Based Software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8</text:p>
          </table:table-cell>
          <table:table-cell office:value-type="string">
            <text:p>ICDE</text:p>
          </table:table-cell>
          <table:table-cell office:value-type="string">
            <text:p>IEEE International Conference on Data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79</text:p>
          </table:table-cell>
          <table:table-cell office:value-type="string">
            <text:p>ICDM</text:p>
          </table:table-cell>
          <table:table-cell office:value-type="string">
            <text:p>IEEE International Conference on Data Min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0</text:p>
          </table:table-cell>
          <table:table-cell office:value-type="string">
            <text:p>ICDCN</text:p>
          </table:table-cell>
          <table:table-cell table:style-name="ce5" office:value-type="string">
            <text:p>IEEE International Conference on Distributed Computing and Network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1</text:p>
          </table:table-cell>
          <table:table-cell office:value-type="string">
            <text:p>ICDCS</text:p>
          </table:table-cell>
          <table:table-cell office:value-type="string">
            <text:p>IEEE International Conference on Distributed Computing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2</text:p>
          </table:table-cell>
          <table:table-cell office:value-type="string">
            <text:p>ICDAR</text:p>
          </table:table-cell>
          <table:table-cell office:value-type="string">
            <text:p>IEEE International Conference on Document Analysis and Recogni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3</text:p>
          </table:table-cell>
          <table:table-cell office:value-type="string">
            <text:p>eScience</text:p>
          </table:table-cell>
          <table:table-cell office:value-type="string">
            <text:p>IEEE International Conference on e-science and Grid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4</text:p>
          </table:table-cell>
          <table:table-cell office:value-type="string">
            <text:p>EEE</text:p>
          </table:table-cell>
          <table:table-cell table:style-name="ce7" office:value-type="string">
            <text:p>IEEE International Conference on e-Technology, e-Commerce and e-Servi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5</text:p>
          </table:table-cell>
          <table:table-cell office:value-type="string">
            <text:p>ICECS</text:p>
          </table:table-cell>
          <table:table-cell table:style-name="ce8" office:value-type="string">
            <text:p>IEEE International Conference on Electronics, Circuits and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6</text:p>
          </table:table-cell>
          <table:table-cell office:value-type="string">
            <text:p>ETFA</text:p>
          </table:table-cell>
          <table:table-cell table:style-name="ce5" office:value-type="string">
            <text:p>IEEE International Conference on Emerging Technologies and Factory Auto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7</text:p>
          </table:table-cell>
          <table:table-cell office:value-type="string">
            <text:p>ICECCS</text:p>
          </table:table-cell>
          <table:table-cell table:style-name="ce5" office:value-type="string">
            <text:p>IEEE International Conference on Engineering of Complex Computer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8</text:p>
          </table:table-cell>
          <table:table-cell office:value-type="string">
            <text:p>FUZZ</text:p>
          </table:table-cell>
          <table:table-cell office:value-type="string">
            <text:p>IEEE International Conference on Fuzzy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89</text:p>
          </table:table-cell>
          <table:table-cell office:value-type="string">
            <text:p>ICIP</text:p>
          </table:table-cell>
          <table:table-cell office:value-type="string">
            <text:p>IEEE International Conference on Image Process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0</text:p>
          </table:table-cell>
          <table:table-cell office:value-type="string">
            <text:p>INDIN</text:p>
          </table:table-cell>
          <table:table-cell office:value-type="string">
            <text:p>IEEE International Conference on Industrial Informa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1</text:p>
          </table:table-cell>
          <table:table-cell office:value-type="string">
            <text:p>ICIT</text:p>
          </table:table-cell>
          <table:table-cell office:value-type="string">
            <text:p>IEEE International Conference on Industrial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2</text:p>
          </table:table-cell>
          <table:table-cell office:value-type="string">
            <text:p>IRI</text:p>
          </table:table-cell>
          <table:table-cell office:value-type="string">
            <text:p>IEEE International Conference on Information Reuse and Integr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3</text:p>
          </table:table-cell>
          <table:table-cell office:value-type="string">
            <text:p>IPS</text:p>
          </table:table-cell>
          <table:table-cell office:value-type="string">
            <text:p>IEEE International Conference on Intelligent Processing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4</text:p>
          </table:table-cell>
          <table:table-cell office:value-type="string">
            <text:p>MASS</text:p>
          </table:table-cell>
          <table:table-cell office:value-type="string">
            <text:p>IEEE International Conference on Mobile Ad-hoc and Sensor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5</text:p>
          </table:table-cell>
          <table:table-cell office:value-type="string">
            <text:p>ICME</text:p>
          </table:table-cell>
          <table:table-cell office:value-type="string">
            <text:p>IEEE International Conference on Multimedia and Expo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6</text:p>
          </table:table-cell>
          <table:table-cell office:value-type="string">
            <text:p>ICMCS</text:p>
          </table:table-cell>
          <table:table-cell office:value-type="string">
            <text:p>IEEE International Conference on Multimedia Computing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7</text:p>
          </table:table-cell>
          <table:table-cell office:value-type="string">
            <text:p>MME</text:p>
          </table:table-cell>
          <table:table-cell office:value-type="string">
            <text:p>IEEE International Conference on Multimedia in Edu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8</text:p>
          </table:table-cell>
          <table:table-cell office:value-type="string">
            <text:p>ICNP</text:p>
          </table:table-cell>
          <table:table-cell office:value-type="string">
            <text:p>IEEE International Conference on Network Protocol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9</text:p>
          </table:table-cell>
          <table:table-cell office:value-type="string">
            <text:p>ICON</text:p>
          </table:table-cell>
          <table:table-cell office:value-type="string">
            <text:p>IEEE International Conference o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0</text:p>
          </table:table-cell>
          <table:table-cell office:value-type="string">
            <text:p>ICPC</text:p>
          </table:table-cell>
          <table:table-cell office:value-type="string">
            <text:p>IEEE International Conference on Program Comprehens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1</text:p>
          </table:table-cell>
          <table:table-cell office:value-type="string">
            <text:p>ICRA</text:p>
          </table:table-cell>
          <table:table-cell office:value-type="string">
            <text:p>IEEE International Conference on Robotics and Autom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2</text:p>
          </table:table-cell>
          <table:table-cell office:value-type="string">
            <text:p>ICSC</text:p>
          </table:table-cell>
          <table:table-cell office:value-type="string">
            <text:p>IEEE International Conference on Semantic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3</text:p>
          </table:table-cell>
          <table:table-cell office:value-type="string">
            <text:p>SCC</text:p>
          </table:table-cell>
          <table:table-cell office:value-type="string">
            <text:p>IEEE International Conference on Services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4</text:p>
          </table:table-cell>
          <table:table-cell office:value-type="string">
            <text:p>SMI</text:p>
          </table:table-cell>
          <table:table-cell office:value-type="string">
            <text:p>IEEE International Conference on Shape Model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5</text:p>
          </table:table-cell>
          <table:table-cell office:value-type="string">
            <text:p>SEFM</text:p>
          </table:table-cell>
          <table:table-cell table:style-name="ce5" office:value-type="string">
            <text:p>IEEE International Conference on Software Engineering and Formal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6</text:p>
          </table:table-cell>
          <table:table-cell office:value-type="string">
            <text:p>ICSM</text:p>
          </table:table-cell>
          <table:table-cell office:value-type="string">
            <text:p>IEEE International Conference on Software Maintena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7</text:p>
          </table:table-cell>
          <table:table-cell office:value-type="string">
            <text:p>ICSR</text:p>
          </table:table-cell>
          <table:table-cell office:value-type="string">
            <text:p>IEEE International Conference on Software Reus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8</text:p>
          </table:table-cell>
          <table:table-cell office:value-type="string">
            <text:p>SMC</text:p>
          </table:table-cell>
          <table:table-cell table:style-name="ce8" office:value-type="string">
            <text:p>IEEE International Conference on Systems, Man, and Cybernetic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09</text:p>
          </table:table-cell>
          <table:table-cell office:value-type="string">
            <text:p>ICTAI</text:p>
          </table:table-cell>
          <table:table-cell office:value-type="string">
            <text:p>IEEE International Conference on Tools with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0</text:p>
          </table:table-cell>
          <table:table-cell office:value-type="string">
            <text:p>VECIMS</text:p>
          </table:table-cell>
          <table:table-cell table:style-name="ce7" office:value-type="string">
            <text:p>IEEE International Conference on Virtual Environments, Human-Computer Interfaces and Measurem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1</text:p>
          </table:table-cell>
          <table:table-cell office:value-type="string">
            <text:p>ICWS</text:p>
          </table:table-cell>
          <table:table-cell office:value-type="string">
            <text:p>IEEE International Conference on Web Servic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2</text:p>
          </table:table-cell>
          <table:table-cell office:value-type="string">
            <text:p>EDOC</text:p>
          </table:table-cell>
          <table:table-cell office:value-type="string">
            <text:p>IEEE International Enterprise Computing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313</text:p>
          </table:table-cell>
          <table:table-cell office:value-type="string">
            <text:p>EDOCW</text:p>
          </table:table-cell>
          <table:table-cell table:style-name="ce5" office:value-type="string">
            <text:p>IEEE International Enterprise Distributed Object Computing Conference Workshop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14</text:p>
          </table:table-cell>
          <table:table-cell office:value-type="string">
            <text:p>IGARSS</text:p>
          </table:table-cell>
          <table:table-cell office:value-type="string">
            <text:p>IEEE International Geoscience and Remote Sensing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15</text:p>
          </table:table-cell>
          <table:table-cell office:value-type="string">
            <text:p>GIIS</text:p>
          </table:table-cell>
          <table:table-cell office:value-type="string">
            <text:p>IEEE International Global Information Infrastructure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16</text:p>
          </table:table-cell>
          <table:table-cell office:value-type="string">
            <text:p>HLDVT</text:p>
          </table:table-cell>
          <table:table-cell office:value-type="string">
            <text:p>IEEE International High Level Design Validation and Test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17</text:p>
          </table:table-cell>
          <table:table-cell office:value-type="string">
            <text:p>IJCNN</text:p>
          </table:table-cell>
          <table:table-cell office:value-type="string">
            <text:p>IEEE International Joint Conference on Neural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18</text:p>
          </table:table-cell>
          <table:table-cell office:value-type="string">
            <text:p>MWSCAS</text:p>
          </table:table-cell>
          <table:table-cell office:value-type="string">
            <text:p>IEEE International Midwest Symposium on Circuit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19</text:p>
          </table:table-cell>
          <table:table-cell office:value-type="string">
            <text:p>IOLTS</text:p>
          </table:table-cell>
          <table:table-cell office:value-type="string">
            <text:p>IEEE International On-Line Test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20</text:p>
          </table:table-cell>
          <table:table-cell office:value-type="string">
            <text:p>IPDPS</text:p>
          </table:table-cell>
          <table:table-cell office:value-type="string">
            <text:p>IEEE International Parallel and Distributed Processing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21</text:p>
          </table:table-cell>
          <table:table-cell office:value-type="string">
            <text:p>IPCCC</text:p>
          </table:table-cell>
          <table:table-cell table:style-name="ce6" office:value-type="string">
            <text:p>IEEE International Performance Computing and Communication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2</text:p>
          </table:table-cell>
          <table:table-cell office:value-type="string">
            <text:p>RE</text:p>
          </table:table-cell>
          <table:table-cell office:value-type="string">
            <text:p>IEEE International Requirements Engineer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3</text:p>
          </table:table-cell>
          <table:table-cell office:value-type="string">
            <text:p>SOCC</text:p>
          </table:table-cell>
          <table:table-cell office:value-type="string">
            <text:p>IEEE International SOC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4</text:p>
          </table:table-cell>
          <table:table-cell office:value-type="string">
            <text:p>METRICS</text:p>
          </table:table-cell>
          <table:table-cell office:value-type="string">
            <text:p>IEEE International Software Metrics Symposium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5</text:p>
          </table:table-cell>
          <table:table-cell office:value-type="string">
            <text:p>ISSCC</text:p>
          </table:table-cell>
          <table:table-cell office:value-type="string">
            <text:p>IEEE International Solid-State Circuits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26</text:p>
          </table:table-cell>
          <table:table-cell office:value-type="string">
            <text:p>ISSADS</text:p>
          </table:table-cell>
          <table:table-cell table:style-name="ce6" office:value-type="string">
            <text:p>IEEE International Symposium and School on Advance Distribut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7</text:p>
          </table:table-cell>
          <table:table-cell office:value-type="string">
            <text:p>WoWMoM</text:p>
          </table:table-cell>
          <table:table-cell table:style-name="ce6" office:value-type="string">
            <text:p>IEEE International Symposium on a World of Wireless Mobile and Multimedia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28</text:p>
          </table:table-cell>
          <table:table-cell office:value-type="string">
            <text:p>ISAM</text:p>
          </table:table-cell>
          <table:table-cell office:value-type="string">
            <text:p>IEEE International Symposium on Assembly and Manufactu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29</text:p>
          </table:table-cell>
          <table:table-cell office:value-type="string">
            <text:p>BIBE</text:p>
          </table:table-cell>
          <table:table-cell office:value-type="string">
            <text:p>IEEE International Symposium on Bioinformatics and Bio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0</text:p>
          </table:table-cell>
          <table:table-cell office:value-type="string">
            <text:p>ISBI</text:p>
          </table:table-cell>
          <table:table-cell table:style-name="ce5" office:value-type="string">
            <text:p>IEEE International Symposium on Biomedical Imaging: From Nano to Macro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31</text:p>
          </table:table-cell>
          <table:table-cell office:value-type="string">
            <text:p>ISCAS</text:p>
          </table:table-cell>
          <table:table-cell office:value-type="string">
            <text:p>IEEE International Symposium on Circui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32</text:p>
          </table:table-cell>
          <table:table-cell office:value-type="string">
            <text:p>CIRA</text:p>
          </table:table-cell>
          <table:table-cell table:style-name="ce5" office:value-type="string">
            <text:p>IEEE International Symposium on Computational Intelligence in Robotics and Auto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3</text:p>
          </table:table-cell>
          <table:table-cell office:value-type="string">
            <text:p>DS-RT</text:p>
          </table:table-cell>
          <table:table-cell table:style-name="ce6" office:value-type="string">
            <text:p>IEEE International Symposium on Distributed Simulation and Real Time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4</text:p>
          </table:table-cell>
          <table:table-cell office:value-type="string">
            <text:p>HASE</text:p>
          </table:table-cell>
          <table:table-cell table:style-name="ce5" office:value-type="string">
            <text:p>IEEE International Symposium on High Assurance Systems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5</text:p>
          </table:table-cell>
          <table:table-cell office:value-type="string">
            <text:p>HPDC</text:p>
          </table:table-cell>
          <table:table-cell table:style-name="ce5" office:value-type="string">
            <text:p>IEEE International Symposium on High Performance Distributed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36</text:p>
          </table:table-cell>
          <table:table-cell office:value-type="string">
            <text:p>SInT</text:p>
          </table:table-cell>
          <table:table-cell office:value-type="string">
            <text:p>IEEE International Symposium on Information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7</text:p>
          </table:table-cell>
          <table:table-cell office:value-type="string">
            <text:p>ISITA</text:p>
          </table:table-cell>
          <table:table-cell table:style-name="ce5" office:value-type="string">
            <text:p>IEEE International Symposium on Information Theory and Its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38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39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0</text:p>
          </table:table-cell>
          <table:table-cell office:value-type="string">
            <text:p>MASCOTS</text:p>
          </table:table-cell>
          <table:table-cell table:style-name="ce7" office:value-type="string">
            <text:p>IEEE International Symposium on Modeling, Analysis and Simulation of Computer and Telecommunic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1</text:p>
          </table:table-cell>
          <table:table-cell office:value-type="string">
            <text:p>ISM</text:p>
          </table:table-cell>
          <table:table-cell office:value-type="string">
            <text:p>IEEE International Symposium on Multimedia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2</text:p>
          </table:table-cell>
          <table:table-cell office:value-type="string">
            <text:p>NCA</text:p>
          </table:table-cell>
          <table:table-cell office:value-type="string">
            <text:p>IEEE International Symposium on Network Comput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3</text:p>
          </table:table-cell>
          <table:table-cell office:value-type="string">
            <text:p>ISORC</text:p>
          </table:table-cell>
          <table:table-cell table:style-name="ce5" office:value-type="string">
            <text:p>IEEE International Symposium on Object-Oriented Real-Time Distributed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4</text:p>
          </table:table-cell>
          <table:table-cell office:value-type="string">
            <text:p>ISPASS</text:p>
          </table:table-cell>
          <table:table-cell table:style-name="ce5" office:value-type="string">
            <text:p>IEEE International Symposium on Performance Analysis of Systems and Softwar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5</text:p>
          </table:table-cell>
          <table:table-cell office:value-type="string">
            <text:p>PIMRC</text:p>
          </table:table-cell>
          <table:table-cell table:style-name="ce6" office:value-type="string">
            <text:p>IEEE International Symposium on Personal and Indoor Mobile Radio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46</text:p>
          </table:table-cell>
          <table:table-cell office:value-type="string">
            <text:p>ISQED</text:p>
          </table:table-cell>
          <table:table-cell office:value-type="string">
            <text:p>IEEE International Symposium on Quality Electronic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47</text:p>
          </table:table-cell>
          <table:table-cell office:value-type="string">
            <text:p>SRDS</text:p>
          </table:table-cell>
          <table:table-cell office:value-type="string">
            <text:p>IEEE International Symposium on Reliable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48</text:p>
          </table:table-cell>
          <table:table-cell office:value-type="string">
            <text:p>ISRE</text:p>
          </table:table-cell>
          <table:table-cell office:value-type="string">
            <text:p>IEEE International Symposium on Requirements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49</text:p>
          </table:table-cell>
          <table:table-cell office:value-type="string">
            <text:p>RO-MAN</text:p>
          </table:table-cell>
          <table:table-cell table:style-name="ce5" office:value-type="string">
            <text:p>IEEE International Symposium on Robot and Human Interactive Communi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0</text:p>
          </table:table-cell>
          <table:table-cell office:value-type="string">
            <text:p>SSNDS</text:p>
          </table:table-cell>
          <table:table-cell table:style-name="ce5" office:value-type="string">
            <text:p>IEEE International Symposium on Security in Networks and Distribut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1</text:p>
          </table:table-cell>
          <table:table-cell office:value-type="string">
            <text:p>ISSPA</text:p>
          </table:table-cell>
          <table:table-cell table:style-name="ce5" office:value-type="string">
            <text:p>IEEE International Symposium on Signal Processing and it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2</text:p>
          </table:table-cell>
          <table:table-cell office:value-type="string">
            <text:p>ISSRE</text:p>
          </table:table-cell>
          <table:table-cell office:value-type="string">
            <text:p>IEEE International Symposium on Software Reliability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53</text:p>
          </table:table-cell>
          <table:table-cell office:value-type="string">
            <text:p>ISWC</text:p>
          </table:table-cell>
          <table:table-cell office:value-type="string">
            <text:p>IEEE International Symposium on Wearable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4</text:p>
          </table:table-cell>
          <table:table-cell office:value-type="string">
            <text:p>IWCC</text:p>
          </table:table-cell>
          <table:table-cell office:value-type="string">
            <text:p>IEEE International Workshop on Cluster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55</text:p>
          </table:table-cell>
          <table:table-cell office:value-type="string">
            <text:p>DISRA</text:p>
          </table:table-cell>
          <table:table-cell table:style-name="ce5" office:value-type="string">
            <text:p>IEEE International Workshop on Distributed Intelligent Simulation and Real-Time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56</text:p>
          </table:table-cell>
          <table:table-cell office:value-type="string">
            <text:p>IPOM</text:p>
          </table:table-cell>
          <table:table-cell office:value-type="string">
            <text:p>IEEE International Workshop on IP Operations and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7</text:p>
          </table:table-cell>
          <table:table-cell office:value-type="string">
            <text:p>MLSP</text:p>
          </table:table-cell>
          <table:table-cell table:style-name="ce5" office:value-type="string">
            <text:p>IEEE International Workshop on Machine Learning for Signal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58</text:p>
          </table:table-cell>
          <table:table-cell office:value-type="string">
            <text:p>WORDS</text:p>
          </table:table-cell>
          <table:table-cell table:style-name="ce5" office:value-type="string">
            <text:p>IEEE International Workshop on Object-Oriented Real-Time Depend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59</text:p>
          </table:table-cell>
          <table:table-cell office:value-type="string">
            <text:p>POLICY</text:p>
          </table:table-cell>
          <table:table-cell table:style-name="ce5" office:value-type="string">
            <text:p>IEEE International Workshop on Policies for Distributed System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60</text:p>
          </table:table-cell>
          <table:table-cell office:value-type="string">
            <text:p>WETICE</text:p>
          </table:table-cell>
          <table:table-cell table:style-name="ce5" office:value-type="string">
            <text:p>IEEE International Workshops on Enabling Technologies: Infrastructure for Collaborative Enterprise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61</text:p>
          </table:table-cell>
          <table:table-cell office:value-type="string">
            <text:p>LATW</text:p>
          </table:table-cell>
          <table:table-cell office:value-type="string">
            <text:p>IEEE Latin American Test Workshop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2</text:p>
          </table:table-cell>
          <table:table-cell office:value-type="string">
            <text:p>MSC</text:p>
          </table:table-cell>
          <table:table-cell office:value-type="string">
            <text:p>IEEE Multi-conference on Systems and Contro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63</text:p>
          </table:table-cell>
          <table:table-cell office:value-type="string">
            <text:p>RTAS</text:p>
          </table:table-cell>
          <table:table-cell table:style-name="ce5" office:value-type="string">
            <text:p>IEEE Real-Time and Embedded Technology and Applications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64</text:p>
          </table:table-cell>
          <table:table-cell office:value-type="string">
            <text:p>DYSPAN</text:p>
          </table:table-cell>
          <table:table-cell table:style-name="ce5" office:value-type="string">
            <text:p>IEEE Symposioum on New Frontiers in Dynamic Spectrum Access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65</text:p>
          </table:table-cell>
          <table:table-cell office:value-type="string">
            <text:p>3DUI</text:p>
          </table:table-cell>
          <table:table-cell office:value-type="string">
            <text:p>IEEE Symposium on 3D User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6</text:p>
          </table:table-cell>
          <table:table-cell office:value-type="string">
            <text:p>CIG</text:p>
          </table:table-cell>
          <table:table-cell office:value-type="string">
            <text:p>IEEE Symposium on Computacional Intelligence and Gam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367</text:p>
          </table:table-cell>
          <table:table-cell office:value-type="string">
            <text:p>CIDM</text:p>
          </table:table-cell>
          <table:table-cell office:value-type="string">
            <text:p>IEEE Symposium on Computational Intelligence and Data Mi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68</text:p>
          </table:table-cell>
          <table:table-cell office:value-type="string">
            <text:p>CIBCB</text:p>
          </table:table-cell>
          <table:table-cell table:style-name="ce5" office:value-type="string">
            <text:p>IEEE Symposium on Computational Intelligence in Bioinformatics and Computational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69</text:p>
          </table:table-cell>
          <table:table-cell office:value-type="string">
            <text:p>CBMS</text:p>
          </table:table-cell>
          <table:table-cell office:value-type="string">
            <text:p>IEEE Symposium on Computer-Based Medical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70</text:p>
          </table:table-cell>
          <table:table-cell office:value-type="string">
            <text:p>ISCC</text:p>
          </table:table-cell>
          <table:table-cell office:value-type="string">
            <text:p>IEEE Symposium on Computers and Commun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1</text:p>
          </table:table-cell>
          <table:table-cell office:value-type="string">
            <text:p>FCCM</text:p>
          </table:table-cell>
          <table:table-cell table:style-name="ce5" office:value-type="string">
            <text:p>IEEE Symposium on Field-Programmable Custom Computing Machin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2</text:p>
          </table:table-cell>
          <table:table-cell office:value-type="string">
            <text:p>FOCI</text:p>
          </table:table-cell>
          <table:table-cell office:value-type="string">
            <text:p>IEEE Symposium on Foundations of Computational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73</text:p>
          </table:table-cell>
          <table:table-cell office:value-type="string">
            <text:p>FOCS</text:p>
          </table:table-cell>
          <table:table-cell office:value-type="string">
            <text:p>IEEE Symposium on Foundations of Computer Sci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4</text:p>
          </table:table-cell>
          <table:table-cell office:value-type="string">
            <text:p>IEEEIT</text:p>
          </table:table-cell>
          <table:table-cell office:value-type="string">
            <text:p>IEEE Symposium on Information Theor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75</text:p>
          </table:table-cell>
          <table:table-cell office:value-type="string">
            <text:p>InfoVis</text:p>
          </table:table-cell>
          <table:table-cell office:value-type="string">
            <text:p>IEEE Symposium on Information Visualiza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6</text:p>
          </table:table-cell>
          <table:table-cell office:value-type="string">
            <text:p>LICS</text:p>
          </table:table-cell>
          <table:table-cell office:value-type="string">
            <text:p>IEEE Symposium on Logic in Computer Sci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77</text:p>
          </table:table-cell>
          <table:table-cell office:value-type="string">
            <text:p>SECPRIV</text:p>
          </table:table-cell>
          <table:table-cell office:value-type="string">
            <text:p>IEEE Symposium on Security and Privac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78</text:p>
          </table:table-cell>
          <table:table-cell office:value-type="string">
            <text:p>VL/HCC</text:p>
          </table:table-cell>
          <table:table-cell office:value-type="string">
            <text:p>IEEE Symposium on Visual Languages and Human-Centric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79</text:p>
          </table:table-cell>
          <table:table-cell office:value-type="string">
            <text:p>VTC</text:p>
          </table:table-cell>
          <table:table-cell office:value-type="string">
            <text:p>IEEE Vehicular Technology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0</text:p>
          </table:table-cell>
          <table:table-cell office:value-type="string">
            <text:p>VR</text:p>
          </table:table-cell>
          <table:table-cell office:value-type="string">
            <text:p>IEEE Virtual Reality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1</text:p>
          </table:table-cell>
          <table:table-cell office:value-type="string">
            <text:p>Vis</text:p>
          </table:table-cell>
          <table:table-cell office:value-type="string">
            <text:p>IEEE Visualiza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82</text:p>
          </table:table-cell>
          <table:table-cell office:value-type="string">
            <text:p>VTS</text:p>
          </table:table-cell>
          <table:table-cell office:value-type="string">
            <text:p>IEEE VLSI Test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3</text:p>
          </table:table-cell>
          <table:table-cell office:value-type="string">
            <text:p>WCNC</text:p>
          </table:table-cell>
          <table:table-cell office:value-type="string">
            <text:p>IEEE Wireless and Communications and Networking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84</text:p>
          </table:table-cell>
          <table:table-cell office:value-type="string">
            <text:p>WCRE</text:p>
          </table:table-cell>
          <table:table-cell office:value-type="string">
            <text:p>IEEE Working Conference on Revers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85</text:p>
          </table:table-cell>
          <table:table-cell office:value-type="string">
            <text:p>WACV</text:p>
          </table:table-cell>
          <table:table-cell office:value-type="string">
            <text:p>IEEE Workshop on Applications of Computer Vis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386</text:p>
          </table:table-cell>
          <table:table-cell office:value-type="string">
            <text:p>CAMAD</text:p>
          </table:table-cell>
          <table:table-cell table:style-name="ce7" office:value-type="string">
            <text:p>IEEE Workshop on Computer-Aided Modeling, <text:s/>Analysis and Design of Communication Links and Network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87</text:p>
          </table:table-cell>
          <table:table-cell office:value-type="string">
            <text:p>DDECS</text:p>
          </table:table-cell>
          <table:table-cell table:style-name="ce5" office:value-type="string">
            <text:p>IEEE Workshop on Design and Diagnostics of Electronic Circuits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8</text:p>
          </table:table-cell>
          <table:table-cell office:value-type="string">
            <text:p>ESTIMedia</text:p>
          </table:table-cell>
          <table:table-cell office:value-type="string">
            <text:p>IEEE Workshop on Embedded Systems for Real-Time Multimedia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89</text:p>
          </table:table-cell>
          <table:table-cell office:value-type="string">
            <text:p>FAABS</text:p>
          </table:table-cell>
          <table:table-cell table:style-name="ce9" office:value-type="string">
            <text:p>IEEE Workshop on Formal Approaches to Agent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0</text:p>
          </table:table-cell>
          <table:table-cell office:value-type="string">
            <text:p>LANMAN</text:p>
          </table:table-cell>
          <table:table-cell office:value-type="string">
            <text:p>IEEE Workshop on Local and Metropolitan Area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1</text:p>
          </table:table-cell>
          <table:table-cell office:value-type="string">
            <text:p>SCW</text:p>
          </table:table-cell>
          <table:table-cell office:value-type="string">
            <text:p>IEEE Workshop on Speech Cod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2</text:p>
          </table:table-cell>
          <table:table-cell office:value-type="string">
            <text:p>WCCI</text:p>
          </table:table-cell>
          <table:table-cell office:value-type="string">
            <text:p>IEEE World Congress on Computation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393</text:p>
          </table:table-cell>
          <table:table-cell office:value-type="string">
            <text:p>ROBOCOMM</text:p>
          </table:table-cell>
          <table:table-cell table:style-name="ce10" office:value-type="string">
            <text:p>IEEE- International Conference on Robot Communication and Coordin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4</text:p>
          </table:table-cell>
          <table:table-cell office:value-type="string">
            <text:p>Humanoids</text:p>
          </table:table-cell>
          <table:table-cell table:style-name="ce9" office:value-type="string">
            <text:p>IEEE- RAS International Conference on Humanoids Robo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395</text:p>
          </table:table-cell>
          <table:table-cell office:value-type="string">
            <text:p>ICIS</text:p>
          </table:table-cell>
          <table:table-cell office:value-type="string">
            <text:p>IEEE/ACIS International Conference on Computer and Inform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6</text:p>
          </table:table-cell>
          <table:table-cell office:value-type="string">
            <text:p>GRID</text:p>
          </table:table-cell>
          <table:table-cell table:style-name="ce9" office:value-type="string">
            <text:p>IEEE/ACM International Conference on Grid Comput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397</text:p>
          </table:table-cell>
          <table:table-cell office:value-type="string">
            <text:p>HRI</text:p>
          </table:table-cell>
          <table:table-cell office:value-type="string">
            <text:p>IEEE/ACM International Conference on Human Robot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398</text:p>
          </table:table-cell>
          <table:table-cell office:value-type="string">
            <text:p>CCGrid</text:p>
          </table:table-cell>
          <table:table-cell table:style-name="ce5" office:value-type="string">
            <text:p>IEEE/ACM International Symposium on Cluster Computing and the Grid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399</text:p>
          </table:table-cell>
          <table:table-cell office:value-type="string">
            <text:p>PBG</text:p>
          </table:table-cell>
          <table:table-cell office:value-type="string">
            <text:p>IEEE/Eurographics Symposium on Point-Based Graph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00</text:p>
          </table:table-cell>
          <table:table-cell office:value-type="string">
            <text:p>BASYS</text:p>
          </table:table-cell>
          <table:table-cell table:style-name="ce10" office:value-type="string">
            <text:p>IEEE/IFIP International Conference on Information Technology for Balanced Auto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1</text:p>
          </table:table-cell>
          <table:table-cell office:value-type="string">
            <text:p>NOMS</text:p>
          </table:table-cell>
          <table:table-cell office:value-type="string">
            <text:p>IEEE/IFIP Network Operations and Management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02</text:p>
          </table:table-cell>
          <table:table-cell office:value-type="string">
            <text:p>E2EMON</text:p>
          </table:table-cell>
          <table:table-cell table:style-name="ce5" office:value-type="string">
            <text:p>IEEE/IFIP Workshop on End-to-End Monitoring Technique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03</text:p>
          </table:table-cell>
          <table:table-cell office:value-type="string">
            <text:p>IROS</text:p>
          </table:table-cell>
          <table:table-cell office:value-type="string">
            <text:p>IEEE/RJS International Conference on Intelligent Robo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04</text:p>
          </table:table-cell>
          <table:table-cell office:value-type="string">
            <text:p>WI</text:p>
          </table:table-cell>
          <table:table-cell office:value-type="string">
            <text:p>IEEE/WIC/ACM International Conference on Web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5</text:p>
          </table:table-cell>
          <table:table-cell office:value-type="string">
            <text:p>SSC</text:p>
          </table:table-cell>
          <table:table-cell office:value-type="string">
            <text:p>IFAC Conference on System Structure and Contro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406</text:p>
          </table:table-cell>
          <table:table-cell office:value-type="string">
            <text:p>SAFEProcess</text:p>
          </table:table-cell>
          <table:table-cell table:style-name="ce7" office:value-type="string">
            <text:p>IFAC Symposioum on Fault Detection, Supervision and Safety of Technical Process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07</text:p>
          </table:table-cell>
          <table:table-cell office:value-type="string">
            <text:p>IMS</text:p>
          </table:table-cell>
          <table:table-cell office:value-type="string">
            <text:p>IFAC Workshop on Intelligent Manufacturing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8</text:p>
          </table:table-cell>
          <table:table-cell office:value-type="string">
            <text:p>IFIP AI</text:p>
          </table:table-cell>
          <table:table-cell office:value-type="string">
            <text:p>IFIP Artificial Intellig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09</text:p>
          </table:table-cell>
          <table:table-cell office:value-type="string">
            <text:p>I3E</text:p>
          </table:table-cell>
          <table:table-cell office:value-type="string">
            <text:p>IFIP Conference on e-Commerce e-Business and e-Govern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0</text:p>
          </table:table-cell>
          <table:table-cell office:value-type="string">
            <text:p>AIAI</text:p>
          </table:table-cell>
          <table:table-cell table:style-name="ce5" office:value-type="string">
            <text:p>IFIP International Conference on Artificial Intelligence Applications and Innov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1</text:p>
          </table:table-cell>
          <table:table-cell office:value-type="string">
            <text:p>BC</text:p>
          </table:table-cell>
          <table:table-cell office:value-type="string">
            <text:p>IFIP International Conference on Broadband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2</text:p>
          </table:table-cell>
          <table:table-cell office:value-type="string">
            <text:p>DSS</text:p>
          </table:table-cell>
          <table:table-cell office:value-type="string">
            <text:p>IFIP International Conference on Decision Suppor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3</text:p>
          </table:table-cell>
          <table:table-cell office:value-type="string">
            <text:p>DAIS</text:p>
          </table:table-cell>
          <table:table-cell table:style-name="ce6" office:value-type="string">
            <text:p>IFIP International Conference on Distributed Applications and Interoper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14</text:p>
          </table:table-cell>
          <table:table-cell office:value-type="string">
            <text:p>EUC</text:p>
          </table:table-cell>
          <table:table-cell office:value-type="string">
            <text:p>IFIP International Conference on Embedded and Ubiquitous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5</text:p>
          </table:table-cell>
          <table:table-cell office:value-type="string">
            <text:p>ICEC</text:p>
          </table:table-cell>
          <table:table-cell office:value-type="string">
            <text:p>IFIP International Conference on Entertainment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16</text:p>
          </table:table-cell>
          <table:table-cell office:value-type="string">
            <text:p>NPC</text:p>
          </table:table-cell>
          <table:table-cell office:value-type="string">
            <text:p>IFIP International Conference on Network and Parallel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7</text:p>
          </table:table-cell>
          <table:table-cell office:value-type="string">
            <text:p>Net-Con</text:p>
          </table:table-cell>
          <table:table-cell table:style-name="ce6" office:value-type="string">
            <text:p>IFIP International Conference on Network Control and Engineering for QoS, Security and Mobi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18</text:p>
          </table:table-cell>
          <table:table-cell office:value-type="string">
            <text:p>Networking</text:p>
          </table:table-cell>
          <table:table-cell office:value-type="string">
            <text:p>IFIP International Conference on Network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19</text:p>
          </table:table-cell>
          <table:table-cell office:value-type="string">
            <text:p>ODP</text:p>
          </table:table-cell>
          <table:table-cell office:value-type="string">
            <text:p>IFIP International Conference on Open Distribute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0</text:p>
          </table:table-cell>
          <table:table-cell office:value-type="string">
            <text:p>PWC</text:p>
          </table:table-cell>
          <table:table-cell office:value-type="string">
            <text:p>IFIP International Conference on Personal Wireless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1</text:p>
          </table:table-cell>
          <table:table-cell office:value-type="string">
            <text:p>TestCom</text:p>
          </table:table-cell>
          <table:table-cell office:value-type="string">
            <text:p>IFIP International Conference on Testing Communic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2</text:p>
          </table:table-cell>
          <table:table-cell office:value-type="string">
            <text:p>TCS</text:p>
          </table:table-cell>
          <table:table-cell office:value-type="string">
            <text:p>IFIP International Conference on Theoetical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3</text:p>
          </table:table-cell>
          <table:table-cell office:value-type="string">
            <text:p>VLSI-SOC</text:p>
          </table:table-cell>
          <table:table-cell office:value-type="string">
            <text:p>IFIP International Conference on Very Large Scale Integr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4</text:p>
          </table:table-cell>
          <table:table-cell office:value-type="string">
            <text:p>SEC</text:p>
          </table:table-cell>
          <table:table-cell office:value-type="string">
            <text:p>IFIP International Information Secur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5</text:p>
          </table:table-cell>
          <table:table-cell office:value-type="string">
            <text:p>INTERACT</text:p>
          </table:table-cell>
          <table:table-cell office:value-type="string">
            <text:p>IFIP TC13 International Conference on Human-Computer Intera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6</text:p>
          </table:table-cell>
          <table:table-cell office:value-type="string">
            <text:p>FORTE</text:p>
          </table:table-cell>
          <table:table-cell table:style-name="ce6" office:value-type="string">
            <text:p>IFIP WG 6.1 International Conference on Formal Methods for Networked and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7</text:p>
          </table:table-cell>
          <table:table-cell office:value-type="string">
            <text:p>PERFOMANCE</text:p>
          </table:table-cell>
          <table:table-cell table:style-name="ce7" office:value-type="string">
            <text:p>IFIP WG 7.3 International Symposium on Computer Performance, Modeling, Measurements, and Evalu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8</text:p>
          </table:table-cell>
          <table:table-cell office:value-type="string">
            <text:p>DIPES</text:p>
          </table:table-cell>
          <table:table-cell table:style-name="ce6" office:value-type="string">
            <text:p>IFIP Working Conference on Distributed and Parallel Embedd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29</text:p>
          </table:table-cell>
          <table:table-cell office:value-type="string">
            <text:p>EHCI-DSVIS</text:p>
          </table:table-cell>
          <table:table-cell table:style-name="ce5" office:value-type="string">
            <text:p>IFIP Working Conference on Engineering for Human-Computer Intera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0</text:p>
          </table:table-cell>
          <table:table-cell office:value-type="string">
            <text:p>WCCE</text:p>
          </table:table-cell>
          <table:table-cell office:value-type="string">
            <text:p>IFIP World Conference on Computers in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1</text:p>
          </table:table-cell>
          <table:table-cell office:value-type="string">
            <text:p>MMNS</text:p>
          </table:table-cell>
          <table:table-cell table:style-name="ce6" office:value-type="string">
            <text:p>IFIP/IEEE Conference on Management of Multimedia Network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2</text:p>
          </table:table-cell>
          <table:table-cell office:value-type="string">
            <text:p>DSOM</text:p>
          </table:table-cell>
          <table:table-cell table:style-name="ce5" office:value-type="string">
            <text:p>IFIP/IEEE International Workshop on Distributed Systems: Operations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3</text:p>
          </table:table-cell>
          <table:table-cell office:value-type="string">
            <text:p>IM</text:p>
          </table:table-cell>
          <table:table-cell office:value-type="string">
            <text:p>IFIP/IEEE Symposium on Integrated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4</text:p>
          </table:table-cell>
          <table:table-cell office:value-type="string">
            <text:p>IVCNZ</text:p>
          </table:table-cell>
          <table:table-cell office:value-type="string">
            <text:p>Image and Vision Computing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5</text:p>
          </table:table-cell>
          <table:table-cell office:value-type="string">
            <text:p>IH</text:p>
          </table:table-cell>
          <table:table-cell office:value-type="string">
            <text:p>Information Hiding Workshop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6</text:p>
          </table:table-cell>
          <table:table-cell office:value-type="string">
            <text:p>IIWAS</text:p>
          </table:table-cell>
          <table:table-cell office:value-type="string">
            <text:p>Information Integration and Web-based Application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7</text:p>
          </table:table-cell>
          <table:table-cell office:value-type="string">
            <text:p>ISC</text:p>
          </table:table-cell>
          <table:table-cell office:value-type="string">
            <text:p>Information Security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8</text:p>
          </table:table-cell>
          <table:table-cell office:value-type="string">
            <text:p>ISW</text:p>
          </table:table-cell>
          <table:table-cell office:value-type="string">
            <text:p>Information Security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39</text:p>
          </table:table-cell>
          <table:table-cell office:value-type="string">
            <text:p>ISECON</text:p>
          </table:table-cell>
          <table:table-cell office:value-type="string">
            <text:p>Information Systems Educ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0</text:p>
          </table:table-cell>
          <table:table-cell office:value-type="string">
            <text:p>InSITE</text:p>
          </table:table-cell>
          <table:table-cell office:value-type="string">
            <text:p>Informing Science and IT Education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1</text:p>
          </table:table-cell>
          <table:table-cell office:value-type="string">
            <text:p>ISCRAM</text:p>
          </table:table-cell>
          <table:table-cell table:style-name="ce5" office:value-type="string">
            <text:p>Intelligent Human Computer Systems for Crisis Response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2</text:p>
          </table:table-cell>
          <table:table-cell office:value-type="string">
            <text:p>ISMB</text:p>
          </table:table-cell>
          <table:table-cell office:value-type="string">
            <text:p>Intelligent Systems in Molecular Bi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3</text:p>
          </table:table-cell>
          <table:table-cell office:value-type="string">
            <text:p>IV</text:p>
          </table:table-cell>
          <table:table-cell office:value-type="string">
            <text:p>Intelligent Vehicle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4</text:p>
          </table:table-cell>
          <table:table-cell office:value-type="string">
            <text:p>WAIM</text:p>
          </table:table-cell>
          <table:table-cell office:value-type="string">
            <text:p>Interational Conference on Web Age Information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5</text:p>
          </table:table-cell>
          <table:table-cell office:value-type="string">
            <text:p>ICIAM</text:p>
          </table:table-cell>
          <table:table-cell office:value-type="string">
            <text:p>International Congress on Industrial and Applied Mathe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6</text:p>
          </table:table-cell>
          <table:table-cell office:value-type="string">
            <text:p>ASSETS</text:p>
          </table:table-cell>
          <table:table-cell table:style-name="ce6" office:value-type="string">
            <text:p>International ACM SIGACCESS Conference on Computers and Accessibil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7</text:p>
          </table:table-cell>
          <table:table-cell office:value-type="string">
            <text:p>IBIMA</text:p>
          </table:table-cell>
          <table:table-cell office:value-type="string">
            <text:p>International Business Information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8</text:p>
          </table:table-cell>
          <table:table-cell office:value-type="string">
            <text:p>ICALP</text:p>
          </table:table-cell>
          <table:table-cell table:style-name="ce8" office:value-type="string">
            <text:p>International Colloquium on Automata, Languages and Programm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49</text:p>
          </table:table-cell>
          <table:table-cell office:value-type="string">
            <text:p>ICTAC</text:p>
          </table:table-cell>
          <table:table-cell office:value-type="string">
            <text:p>International Colloquium on Theoretical Aspects of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0</text:p>
          </table:table-cell>
          <table:table-cell office:value-type="string">
            <text:p>CCRTS</text:p>
          </table:table-cell>
          <table:table-cell table:style-name="ce6" office:value-type="string">
            <text:p>International Command and Control Research and Technology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1</text:p>
          </table:table-cell>
          <table:table-cell office:value-type="string">
            <text:p>ICSC</text:p>
          </table:table-cell>
          <table:table-cell office:value-type="string">
            <text:p>International Computer Scienc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2</text:p>
          </table:table-cell>
          <table:table-cell office:value-type="string">
            <text:p>COCOON</text:p>
          </table:table-cell>
          <table:table-cell office:value-type="string">
            <text:p>International Computing and Combinatoric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3</text:p>
          </table:table-cell>
          <table:table-cell office:value-type="string">
            <text:p>ICER</text:p>
          </table:table-cell>
          <table:table-cell office:value-type="string">
            <text:p>International Computing Education Reserch Workshop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4</text:p>
          </table:table-cell>
          <table:table-cell office:value-type="string">
            <text:p>ICTL</text:p>
          </table:table-cell>
          <table:table-cell office:value-type="string">
            <text:p>International Conferece on Temporal Logic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5</text:p>
          </table:table-cell>
          <table:table-cell office:value-type="string">
            <text:p>GSDI</text:p>
          </table:table-cell>
          <table:table-cell office:value-type="string">
            <text:p>International Conference for Global Spatial Data Infrastructu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6</text:p>
          </table:table-cell>
          <table:table-cell office:value-type="string">
            <text:p>CISST</text:p>
          </table:table-cell>
          <table:table-cell table:style-name="ce8" office:value-type="string">
            <text:p>International Conference Image Science, Systems and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7</text:p>
          </table:table-cell>
          <table:table-cell office:value-type="string">
            <text:p>BPM</text:p>
          </table:table-cell>
          <table:table-cell office:value-type="string">
            <text:p>International Conference in Business Process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8</text:p>
          </table:table-cell>
          <table:table-cell office:value-type="string">
            <text:p>I-ESA</text:p>
          </table:table-cell>
          <table:table-cell table:style-name="ce5" office:value-type="string">
            <text:p>International Conference Interoperability for Enterprise Software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59</text:p>
          </table:table-cell>
          <table:table-cell office:value-type="string">
            <text:p>ACL</text:p>
          </table:table-cell>
          <table:table-cell table:style-name="ce6" office:value-type="string">
            <text:p>International Conference of the Association of Computational Linguistic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0</text:p>
          </table:table-cell>
          <table:table-cell office:value-type="string">
            <text:p>SCCC</text:p>
          </table:table-cell>
          <table:table-cell office:value-type="string">
            <text:p>International Conference of the Chilean Computer Science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1</text:p>
          </table:table-cell>
          <table:table-cell office:value-type="string">
            <text:p>3DIM</text:p>
          </table:table-cell>
          <table:table-cell office:value-type="string">
            <text:p>International Conference on 3-D Digital Imaging and Mode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2</text:p>
          </table:table-cell>
          <table:table-cell office:value-type="string">
            <text:p>Web3D</text:p>
          </table:table-cell>
          <table:table-cell office:value-type="string">
            <text:p>International Conference on 3D Web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3</text:p>
          </table:table-cell>
          <table:table-cell office:value-type="string">
            <text:p>ADHOC-NOW</text:p>
          </table:table-cell>
          <table:table-cell office:value-type="string">
            <text:p>International Conference on AD-HOC Networks and Wirel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4</text:p>
          </table:table-cell>
          <table:table-cell office:value-type="string">
            <text:p>AH</text:p>
          </table:table-cell>
          <table:table-cell table:style-name="ce5" office:value-type="string">
            <text:p>International Conference on Adaptive Hypermedia and Adaptive Web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5</text:p>
          </table:table-cell>
          <table:table-cell office:value-type="string">
            <text:p>AdCom</text:p>
          </table:table-cell>
          <table:table-cell table:style-name="ce6" office:value-type="string">
            <text:p>International Conference on Advanced Computing and Commun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6</text:p>
          </table:table-cell>
          <table:table-cell office:value-type="string">
            <text:p>ADMA</text:p>
          </table:table-cell>
          <table:table-cell office:value-type="string">
            <text:p>International Conference on Advanced Data Min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7</text:p>
          </table:table-cell>
          <table:table-cell office:value-type="string">
            <text:p>AINA</text:p>
          </table:table-cell>
          <table:table-cell table:style-name="ce6" office:value-type="string">
            <text:p>International Conference on Advanced Information Networking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8</text:p>
          </table:table-cell>
          <table:table-cell office:value-type="string">
            <text:p>CAiSE</text:p>
          </table:table-cell>
          <table:table-cell table:style-name="ce6" office:value-type="string">
            <text:p>International Conference on Advanced Information Systems Engineer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69</text:p>
          </table:table-cell>
          <table:table-cell office:value-type="string">
            <text:p>ICAR</text:p>
          </table:table-cell>
          <table:table-cell office:value-type="string">
            <text:p>International Conference on Advanced Robo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0</text:p>
          </table:table-cell>
          <table:table-cell office:value-type="string">
            <text:p>ACE</text:p>
          </table:table-cell>
          <table:table-cell table:style-name="ce6" office:value-type="string">
            <text:p>International Conference on Advances in Computer Entertainm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1</text:p>
          </table:table-cell>
          <table:table-cell office:value-type="string">
            <text:p>AGO</text:p>
          </table:table-cell>
          <table:table-cell table:style-name="ce6" office:value-type="string">
            <text:p>International Conference on Advances In Global Optimization: Method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2</text:p>
          </table:table-cell>
          <table:table-cell office:value-type="string">
            <text:p>XP</text:p>
          </table:table-cell>
          <table:table-cell table:style-name="ce5" office:value-type="string">
            <text:p>International Conference on Agile Processes in Software Engineering and eXtreme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3</text:p>
          </table:table-cell>
          <table:table-cell office:value-type="string">
            <text:p>ALP</text:p>
          </table:table-cell>
          <table:table-cell office:value-type="string">
            <text:p>International Conference on Algebraic and Logic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4</text:p>
          </table:table-cell>
          <table:table-cell office:value-type="string">
            <text:p>AMAST</text:p>
          </table:table-cell>
          <table:table-cell table:style-name="ce5" office:value-type="string">
            <text:p>International Conference on Algebraic Methodology and Software Technolog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5</text:p>
          </table:table-cell>
          <table:table-cell office:value-type="string">
            <text:p>AlgOR</text:p>
          </table:table-cell>
          <table:table-cell table:style-name="ce5" office:value-type="string">
            <text:p>International conference on Algorithmic Operations Research and Operations Research Case Competi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6</text:p>
          </table:table-cell>
          <table:table-cell office:value-type="string">
            <text:p>ICA3PP</text:p>
          </table:table-cell>
          <table:table-cell table:style-name="ce6" office:value-type="string">
            <text:p>International Conference on Algorithms and Architectures for Parallel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7</text:p>
          </table:table-cell>
          <table:table-cell office:value-type="string">
            <text:p>NLDB</text:p>
          </table:table-cell>
          <table:table-cell table:style-name="ce5" office:value-type="string">
            <text:p>International Conference on Applications of Natural Language to Data Bas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8</text:p>
          </table:table-cell>
          <table:table-cell office:value-type="string">
            <text:p>ACNS</text:p>
          </table:table-cell>
          <table:table-cell table:style-name="ce5" office:value-type="string">
            <text:p>International Conference on Applied Cryptography and Network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79</text:p>
          </table:table-cell>
          <table:table-cell office:value-type="string">
            <text:p>ASPLOS</text:p>
          </table:table-cell>
          <table:table-cell table:style-name="ce5" office:value-type="string">
            <text:p>International Conference on Architectural Support for Programming Languages and Oper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0</text:p>
          </table:table-cell>
          <table:table-cell office:value-type="string">
            <text:p>ICAI</text:p>
          </table:table-cell>
          <table:table-cell office:value-type="string">
            <text:p>International Conference on Artificial Intellig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1</text:p>
          </table:table-cell>
          <table:table-cell office:value-type="string">
            <text:p>AIL</text:p>
          </table:table-cell>
          <table:table-cell office:value-type="string">
            <text:p>International Conference on Artificial Intelligence and Law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2</text:p>
          </table:table-cell>
          <table:table-cell office:value-type="string">
            <text:p>AISC</text:p>
          </table:table-cell>
          <table:table-cell table:style-name="ce5" office:value-type="string">
            <text:p>International Conference on Artificial Intelligence and Symbolic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3</text:p>
          </table:table-cell>
          <table:table-cell office:value-type="string">
            <text:p>AIED</text:p>
          </table:table-cell>
          <table:table-cell office:value-type="string">
            <text:p>International Conference on Artificial Intelligence in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4</text:p>
          </table:table-cell>
          <table:table-cell office:value-type="string">
            <text:p>AISAT</text:p>
          </table:table-cell>
          <table:table-cell table:style-name="ce6" office:value-type="string">
            <text:p>International Conference on Artificial Intelligence in Science and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5</text:p>
          </table:table-cell>
          <table:table-cell office:value-type="string">
            <text:p>ICANN</text:p>
          </table:table-cell>
          <table:table-cell office:value-type="string">
            <text:p>International Conference on Artificial Neural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6</text:p>
          </table:table-cell>
          <table:table-cell office:value-type="string">
            <text:p>ICAT</text:p>
          </table:table-cell>
          <table:table-cell office:value-type="string">
            <text:p>International Conference on Artificial Reality and Telexist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7</text:p>
          </table:table-cell>
          <table:table-cell office:value-type="string">
            <text:p>AOSD</text:p>
          </table:table-cell>
          <table:table-cell office:value-type="string">
            <text:p>International Conference on Aspect-Oriented Software Developmen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488</text:p>
          </table:table-cell>
          <table:table-cell office:value-type="string">
            <text:p>AVBPA</text:p>
          </table:table-cell>
          <table:table-cell office:value-type="string">
            <text:p>International Conference on Audio- and Video-Based Biometric Pers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89</text:p>
          </table:table-cell>
          <table:table-cell office:value-type="string">
            <text:p>CADE</text:p>
          </table:table-cell>
          <table:table-cell office:value-type="string">
            <text:p>International Conference on Automated Deduc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490</text:p>
          </table:table-cell>
          <table:table-cell office:value-type="string">
            <text:p>ICAPS</text:p>
          </table:table-cell>
          <table:table-cell office:value-type="string">
            <text:p>International Conference on Automated Planning and Schedul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491</text:p>
          </table:table-cell>
          <table:table-cell office:value-type="string">
            <text:p>FG</text:p>
          </table:table-cell>
          <table:table-cell office:value-type="string">
            <text:p>International Conference on Automatic Face and Gesture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2</text:p>
          </table:table-cell>
          <table:table-cell office:value-type="string">
            <text:p>ARES</text:p>
          </table:table-cell>
          <table:table-cell table:style-name="ce11" office:value-type="string">
            <text:p>International Conference on Availability, Reliability and Secur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3</text:p>
          </table:table-cell>
          <table:table-cell office:value-type="string">
            <text:p>BIOCOMP</text:p>
          </table:table-cell>
          <table:table-cell table:style-name="ce9" office:value-type="string">
            <text:p>International Conference on Bioinformatics and Computational Bi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94</text:p>
          </table:table-cell>
          <table:table-cell office:value-type="string">
            <text:p>Broadnets</text:p>
          </table:table-cell>
          <table:table-cell table:style-name="ce7" office:value-type="string">
            <text:p>International Conference on Broadband Communications, Network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5</text:p>
          </table:table-cell>
          <table:table-cell office:value-type="string">
            <text:p>ICCB</text:p>
          </table:table-cell>
          <table:table-cell table:style-name="ce9" office:value-type="string">
            <text:p>International Conference on Case-Based Reason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6</text:p>
          </table:table-cell>
          <table:table-cell office:value-type="string">
            <text:p>CIC</text:p>
          </table:table-cell>
          <table:table-cell office:value-type="string">
            <text:p>International Conference on Communications in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497</text:p>
          </table:table-cell>
          <table:table-cell office:value-type="string">
            <text:p>CC</text:p>
          </table:table-cell>
          <table:table-cell table:style-name="ce9" office:value-type="string">
            <text:p>International Conference on Compiler Constru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498</text:p>
          </table:table-cell>
          <table:table-cell office:value-type="string">
            <text:p>CASES</text:p>
          </table:table-cell>
          <table:table-cell table:style-name="ce7" office:value-type="string">
            <text:p>International Conference on Compilers, Architecture and Synthesis for Embedd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499</text:p>
          </table:table-cell>
          <table:table-cell office:value-type="string">
            <text:p>CCA</text:p>
          </table:table-cell>
          <table:table-cell table:style-name="ce9" office:value-type="string">
            <text:p>International Conference on Computability and Complexity in Analys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00</text:p>
          </table:table-cell>
          <table:table-cell office:value-type="string">
            <text:p>ICCIMA</text:p>
          </table:table-cell>
          <table:table-cell table:style-name="ce5" office:value-type="string">
            <text:p>International Conference on Computational Intelligence and Multimedia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1</text:p>
          </table:table-cell>
          <table:table-cell office:value-type="string">
            <text:p>CIMCA</text:p>
          </table:table-cell>
          <table:table-cell table:style-name="ce7" office:value-type="string">
            <text:p>International Conference on Computational Intelligence for Modelling, Control and Auto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2</text:p>
          </table:table-cell>
          <table:table-cell office:value-type="string">
            <text:p>CIRAS</text:p>
          </table:table-cell>
          <table:table-cell table:style-name="ce7" office:value-type="string">
            <text:p>International Conference on Computational Intelligence, Robotics and Autonomous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03</text:p>
          </table:table-cell>
          <table:table-cell office:value-type="string">
            <text:p>COLING</text:p>
          </table:table-cell>
          <table:table-cell table:style-name="ce9" office:value-type="string">
            <text:p>International Conference on Computational Linguistic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04</text:p>
          </table:table-cell>
          <table:table-cell office:value-type="string">
            <text:p>ICCSA</text:p>
          </table:table-cell>
          <table:table-cell table:style-name="ce5" office:value-type="string">
            <text:p>International Conference on Computational Science and it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05</text:p>
          </table:table-cell>
          <table:table-cell office:value-type="string">
            <text:p>CAV</text:p>
          </table:table-cell>
          <table:table-cell table:style-name="ce9" office:value-type="string">
            <text:p>International Conference on Computer Aided Verificatio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06</text:p>
          </table:table-cell>
          <table:table-cell office:value-type="string">
            <text:p>CAIP</text:p>
          </table:table-cell>
          <table:table-cell table:style-name="ce9" office:value-type="string">
            <text:p>International Conference on Computer Analysis of Images and Patter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7</text:p>
          </table:table-cell>
          <table:table-cell office:value-type="string">
            <text:p>CIT</text:p>
          </table:table-cell>
          <table:table-cell office:value-type="string">
            <text:p>International Conference on Computer and Information Techn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08</text:p>
          </table:table-cell>
          <table:table-cell office:value-type="string">
            <text:p>ICCC</text:p>
          </table:table-cell>
          <table:table-cell office:value-type="string">
            <text:p>International Conference on Computer Communi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09</text:p>
          </table:table-cell>
          <table:table-cell office:value-type="string">
            <text:p>ICCCN</text:p>
          </table:table-cell>
          <table:table-cell table:style-name="ce9" office:value-type="string">
            <text:p>International Conference on Computer Communication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10</text:p>
          </table:table-cell>
          <table:table-cell office:value-type="string">
            <text:p>CDES</text:p>
          </table:table-cell>
          <table:table-cell table:style-name="ce9" office:value-type="string">
            <text:p>International Conference on Computer Desig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11</text:p>
          </table:table-cell>
          <table:table-cell office:value-type="string">
            <text:p>ICCD</text:p>
          </table:table-cell>
          <table:table-cell office:value-type="string">
            <text:p>International Conference on Computer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12</text:p>
          </table:table-cell>
          <table:table-cell office:value-type="string">
            <text:p>CGIM</text:p>
          </table:table-cell>
          <table:table-cell office:value-type="string">
            <text:p>International Conference on Computer Graphics and Imag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13</text:p>
          </table:table-cell>
          <table:table-cell office:value-type="string">
            <text:p>GRAPP</text:p>
          </table:table-cell>
          <table:table-cell table:style-name="ce5" office:value-type="string">
            <text:p>International Conference on Computer Graphics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4</text:p>
          </table:table-cell>
          <table:table-cell office:value-type="string">
            <text:p>SAFECOMP</text:p>
          </table:table-cell>
          <table:table-cell table:style-name="ce8" office:value-type="string">
            <text:p>International Conference on Computer Safety, Reliability and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5</text:p>
          </table:table-cell>
          <table:table-cell office:value-type="string">
            <text:p>CSCWD</text:p>
          </table:table-cell>
          <table:table-cell table:style-name="ce5" office:value-type="string">
            <text:p>International Conference on Computer Supported Cooperative Work in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6</text:p>
          </table:table-cell>
          <table:table-cell office:value-type="string">
            <text:p>ICVS</text:p>
          </table:table-cell>
          <table:table-cell office:value-type="string">
            <text:p>International Conference on Computer Vis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17</text:p>
          </table:table-cell>
          <table:table-cell office:value-type="string">
            <text:p>VISAPP</text:p>
          </table:table-cell>
          <table:table-cell office:value-type="string">
            <text:p>International Conference on Computer Vision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18</text:p>
          </table:table-cell>
          <table:table-cell office:value-type="string">
            <text:p>ICCAD</text:p>
          </table:table-cell>
          <table:table-cell office:value-type="string">
            <text:p>International Conference on Computer-Aided Design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519</text:p>
          </table:table-cell>
          <table:table-cell office:value-type="string">
            <text:p>CADUI</text:p>
          </table:table-cell>
          <table:table-cell office:value-type="string">
            <text:p>International Conference on Computer-Aided Design of User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0</text:p>
          </table:table-cell>
          <table:table-cell office:value-type="string">
            <text:p>CCCT</text:p>
          </table:table-cell>
          <table:table-cell table:style-name="ce7" office:value-type="string">
            <text:p>International Conference on Computer, Communication and Control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1</text:p>
          </table:table-cell>
          <table:table-cell office:value-type="string">
            <text:p>CATA</text:p>
          </table:table-cell>
          <table:table-cell office:value-type="string">
            <text:p>International Conference on Computers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2</text:p>
          </table:table-cell>
          <table:table-cell office:value-type="string">
            <text:p>ICCE</text:p>
          </table:table-cell>
          <table:table-cell office:value-type="string">
            <text:p>International Conference on Computers in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23</text:p>
          </table:table-cell>
          <table:table-cell office:value-type="string">
            <text:p>ICCI</text:p>
          </table:table-cell>
          <table:table-cell office:value-type="string">
            <text:p>International Conference on Computing and Infor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4</text:p>
          </table:table-cell>
          <table:table-cell office:value-type="string">
            <text:p>CLA</text:p>
          </table:table-cell>
          <table:table-cell office:value-type="string">
            <text:p>International Conference On Concept Lattices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25</text:p>
          </table:table-cell>
          <table:table-cell office:value-type="string">
            <text:p>ER</text:p>
          </table:table-cell>
          <table:table-cell office:value-type="string">
            <text:p>International Conference on Conceptual Mode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6</text:p>
          </table:table-cell>
          <table:table-cell office:value-type="string">
            <text:p>ICCS</text:p>
          </table:table-cell>
          <table:table-cell office:value-type="string">
            <text:p>International Conference on Conceptual Structur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27</text:p>
          </table:table-cell>
          <table:table-cell office:value-type="string">
            <text:p>CONCUR</text:p>
          </table:table-cell>
          <table:table-cell office:value-type="string">
            <text:p>International Conference on Concurrency Theor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28</text:p>
          </table:table-cell>
          <table:table-cell office:value-type="string">
            <text:p>ICCOPT</text:p>
          </table:table-cell>
          <table:table-cell office:value-type="string">
            <text:p>International Conference on Continuous Optimiz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29</text:p>
          </table:table-cell>
          <table:table-cell office:value-type="string">
            <text:p>ICCAS</text:p>
          </table:table-cell>
          <table:table-cell table:style-name="ce8" office:value-type="string">
            <text:p>International Conference on Control, Automation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30</text:p>
          </table:table-cell>
          <table:table-cell office:value-type="string">
            <text:p>CCO</text:p>
          </table:table-cell>
          <table:table-cell table:style-name="ce12" office:value-type="string">
            <text:p>International Conference on Cooperative Control and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31</text:p>
          </table:table-cell>
          <table:table-cell office:value-type="string">
            <text:p>CoopIS</text:p>
          </table:table-cell>
          <table:table-cell office:value-type="string">
            <text:p>International Conference on Cooperative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2</text:p>
          </table:table-cell>
          <table:table-cell office:value-type="string">
            <text:p>CMV</text:p>
          </table:table-cell>
          <table:table-cell table:style-name="ce6" office:value-type="string">
            <text:p>International Conference on Coordinated and Multiple Views in Exploratory Visual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33</text:p>
          </table:table-cell>
          <table:table-cell office:value-type="string">
            <text:p>DaWaK</text:p>
          </table:table-cell>
          <table:table-cell table:style-name="ce5" office:value-type="string">
            <text:p>International Conference on Data Warehousing and Knowledge Discove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4</text:p>
          </table:table-cell>
          <table:table-cell office:value-type="string">
            <text:p>DEXA</text:p>
          </table:table-cell>
          <table:table-cell table:style-name="ce5" office:value-type="string">
            <text:p>International Conference on Database and Expert Systems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5</text:p>
          </table:table-cell>
          <table:table-cell office:value-type="string">
            <text:p>DASFAA</text:p>
          </table:table-cell>
          <table:table-cell table:style-name="ce6" office:value-type="string">
            <text:p>International Conference on Database Systems for Advance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6</text:p>
          </table:table-cell>
          <table:table-cell office:value-type="string">
            <text:p>ICDT</text:p>
          </table:table-cell>
          <table:table-cell office:value-type="string">
            <text:p>International Conference on Database Theor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37</text:p>
          </table:table-cell>
          <table:table-cell office:value-type="string">
            <text:p>DSN</text:p>
          </table:table-cell>
          <table:table-cell office:value-type="string">
            <text:p>International Conference on Dependable Systems and Network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38</text:p>
          </table:table-cell>
          <table:table-cell office:value-type="string">
            <text:p>DLT</text:p>
          </table:table-cell>
          <table:table-cell office:value-type="string">
            <text:p>International Conference on Developments in Language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39</text:p>
          </table:table-cell>
          <table:table-cell office:value-type="string">
            <text:p>DGO</text:p>
          </table:table-cell>
          <table:table-cell office:value-type="string">
            <text:p>International Conference on Digital Government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40</text:p>
          </table:table-cell>
          <table:table-cell office:value-type="string">
            <text:p>DS</text:p>
          </table:table-cell>
          <table:table-cell office:value-type="string">
            <text:p>International Conference on Discovery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1</text:p>
          </table:table-cell>
          <table:table-cell office:value-type="string">
            <text:p>DMTCS</text:p>
          </table:table-cell>
          <table:table-cell table:style-name="ce6" office:value-type="string">
            <text:p>International Conference on Discrete Mathematics and Theoretical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2</text:p>
          </table:table-cell>
          <table:table-cell office:value-type="string">
            <text:p>ICETE</text:p>
          </table:table-cell>
          <table:table-cell table:style-name="ce6" office:value-type="string">
            <text:p>International Conference on E-Business and Telecommunication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3</text:p>
          </table:table-cell>
          <table:table-cell office:value-type="string">
            <text:p>ECWeb</text:p>
          </table:table-cell>
          <table:table-cell table:style-name="ce6" office:value-type="string">
            <text:p>International Conference on Electronic Commerce and Web Technolog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4</text:p>
          </table:table-cell>
          <table:table-cell office:value-type="string">
            <text:p>CEAS</text:p>
          </table:table-cell>
          <table:table-cell office:value-type="string">
            <text:p>International Conference on Email and Anti-Spa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45</text:p>
          </table:table-cell>
          <table:table-cell office:value-type="string">
            <text:p>EANN</text:p>
          </table:table-cell>
          <table:table-cell table:style-name="ce5" office:value-type="string">
            <text:p>International Conference on Engineering Applications of Neural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6</text:p>
          </table:table-cell>
          <table:table-cell office:value-type="string">
            <text:p>ICEE</text:p>
          </table:table-cell>
          <table:table-cell office:value-type="string">
            <text:p>International Conference on Engineering Educ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47</text:p>
          </table:table-cell>
          <table:table-cell office:value-type="string">
            <text:p>ERSA</text:p>
          </table:table-cell>
          <table:table-cell table:style-name="ce5" office:value-type="string">
            <text:p>International Conference on Engineering of Reconfigurable Systems and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48</text:p>
          </table:table-cell>
          <table:table-cell office:value-type="string">
            <text:p>ICEIS</text:p>
          </table:table-cell>
          <table:table-cell office:value-type="string">
            <text:p>International Conference on Enterprise Inform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49</text:p>
          </table:table-cell>
          <table:table-cell office:value-type="string">
            <text:p>EpiRob</text:p>
          </table:table-cell>
          <table:table-cell office:value-type="string">
            <text:p>International Conference on Epigenetic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0</text:p>
          </table:table-cell>
          <table:table-cell office:value-type="string">
            <text:p>EASE</text:p>
          </table:table-cell>
          <table:table-cell table:style-name="ce6" office:value-type="string">
            <text:p>International Conference on Evaluation and Assessment in Software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1</text:p>
          </table:table-cell>
          <table:table-cell office:value-type="string">
            <text:p>EMO</text:p>
          </table:table-cell>
          <table:table-cell office:value-type="string">
            <text:p>International Conference on Evolutionary Multi-Criterion Optimiza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52</text:p>
          </table:table-cell>
          <table:table-cell office:value-type="string">
            <text:p>EDBT</text:p>
          </table:table-cell>
          <table:table-cell office:value-type="string">
            <text:p>International Conference on Extending Database Technology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553</text:p>
          </table:table-cell>
          <table:table-cell office:value-type="string">
            <text:p>FPL</text:p>
          </table:table-cell>
          <table:table-cell table:style-name="ce5" office:value-type="string">
            <text:p>International Conference on Field-Programmable Logic an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54</text:p>
          </table:table-cell>
          <table:table-cell office:value-type="string">
            <text:p>FQAS</text:p>
          </table:table-cell>
          <table:table-cell office:value-type="string">
            <text:p>International Conference on Flexible Query Answer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5</text:p>
          </table:table-cell>
          <table:table-cell office:value-type="string">
            <text:p>ICFEM</text:p>
          </table:table-cell>
          <table:table-cell office:value-type="string">
            <text:p>International Conference on Formal Engineering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56</text:p>
          </table:table-cell>
          <table:table-cell office:value-type="string">
            <text:p>FMOODS</text:p>
          </table:table-cell>
          <table:table-cell table:style-name="ce6" office:value-type="string">
            <text:p>International Conference on Formal Methods for Open Object-Based Distribute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7</text:p>
          </table:table-cell>
          <table:table-cell office:value-type="string">
            <text:p>FORMATS</text:p>
          </table:table-cell>
          <table:table-cell table:style-name="ce5" office:value-type="string">
            <text:p>International Conference on Formal Modelling and Analysis of Tim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58</text:p>
          </table:table-cell>
          <table:table-cell office:value-type="string">
            <text:p>FPSAC</text:p>
          </table:table-cell>
          <table:table-cell table:style-name="ce6" office:value-type="string">
            <text:p>International Conference on Formal Power Series and Algebraic Combinator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59</text:p>
          </table:table-cell>
          <table:table-cell office:value-type="string">
            <text:p>FCS</text:p>
          </table:table-cell>
          <table:table-cell office:value-type="string">
            <text:p>International Conference on Foundations of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0</text:p>
          </table:table-cell>
          <table:table-cell office:value-type="string">
            <text:p>FECS</text:p>
          </table:table-cell>
          <table:table-cell table:style-name="ce5" office:value-type="string">
            <text:p>International Conference on Frontiers in Education: Computer Science and Computer Engineer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1</text:p>
          </table:table-cell>
          <table:table-cell office:value-type="string">
            <text:p>ICFP</text:p>
          </table:table-cell>
          <table:table-cell office:value-type="string">
            <text:p>International Conference on Functional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2</text:p>
          </table:table-cell>
          <table:table-cell office:value-type="string">
            <text:p>FSKD</text:p>
          </table:table-cell>
          <table:table-cell office:value-type="string">
            <text:p>International Conference on Fuzzy Systems and Knowledge Discove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63</text:p>
          </table:table-cell>
          <table:table-cell office:value-type="string">
            <text:p>CyberGames</text:p>
          </table:table-cell>
          <table:table-cell office:value-type="string">
            <text:p>International Conference on Games Research and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64</text:p>
          </table:table-cell>
          <table:table-cell office:value-type="string">
            <text:p>GPCE</text:p>
          </table:table-cell>
          <table:table-cell table:style-name="ce5" office:value-type="string">
            <text:p>International Conference on Generative Programming and Component Engineer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65</text:p>
          </table:table-cell>
          <table:table-cell office:value-type="string">
            <text:p>ICGA</text:p>
          </table:table-cell>
          <table:table-cell office:value-type="string">
            <text:p>International Conference on Genetic Algorith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6</text:p>
          </table:table-cell>
          <table:table-cell office:value-type="string">
            <text:p>GeoComp</text:p>
          </table:table-cell>
          <table:table-cell office:value-type="string">
            <text:p>International Conference on GeoCompu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7</text:p>
          </table:table-cell>
          <table:table-cell office:value-type="string">
            <text:p>GIScience</text:p>
          </table:table-cell>
          <table:table-cell office:value-type="string">
            <text:p>International Conference on Geographic Information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68</text:p>
          </table:table-cell>
          <table:table-cell office:value-type="string">
            <text:p>GeoS</text:p>
          </table:table-cell>
          <table:table-cell office:value-type="string">
            <text:p>International Conference on Geospatial Seman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69</text:p>
          </table:table-cell>
          <table:table-cell office:value-type="string">
            <text:p>ICGeS</text:p>
          </table:table-cell>
          <table:table-cell office:value-type="string">
            <text:p>International Conference on Global E-Secur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70</text:p>
          </table:table-cell>
          <table:table-cell office:value-type="string">
            <text:p>ICGT</text:p>
          </table:table-cell>
          <table:table-cell office:value-type="string">
            <text:p>International Conference on Graph Transfor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1</text:p>
          </table:table-cell>
          <table:table-cell office:value-type="string">
            <text:p>GCC</text:p>
          </table:table-cell>
          <table:table-cell office:value-type="string">
            <text:p>International Conference on Grid and Cooperative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2</text:p>
          </table:table-cell>
          <table:table-cell office:value-type="string">
            <text:p>GCA</text:p>
          </table:table-cell>
          <table:table-cell office:value-type="string">
            <text:p>International Conference on Grid Comput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3</text:p>
          </table:table-cell>
          <table:table-cell office:value-type="string">
            <text:p>GADA</text:p>
          </table:table-cell>
          <table:table-cell table:style-name="ce7" office:value-type="string">
            <text:p>International Conference on Grid computing, High-performance and Distribute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74</text:p>
          </table:table-cell>
          <table:table-cell office:value-type="string">
            <text:p>CODES+ISSS</text:p>
          </table:table-cell>
          <table:table-cell table:style-name="ce5" office:value-type="string">
            <text:p>International Conference on Hardware/Software Codesign and System Synthe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75</text:p>
          </table:table-cell>
          <table:table-cell office:value-type="string">
            <text:p>CHPC</text:p>
          </table:table-cell>
          <table:table-cell office:value-type="string">
            <text:p>International Conference on High Performance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576</text:p>
          </table:table-cell>
          <table:table-cell office:value-type="string">
            <text:p>HiPC</text:p>
          </table:table-cell>
          <table:table-cell office:value-type="string">
            <text:p>International Conference on High Performance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7</text:p>
          </table:table-cell>
          <table:table-cell office:value-type="string">
            <text:p>HPCN</text:p>
          </table:table-cell>
          <table:table-cell table:style-name="ce5" office:value-type="string">
            <text:p>International Conference on High Performance Computing and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78</text:p>
          </table:table-cell>
          <table:table-cell office:value-type="string">
            <text:p>HCI</text:p>
          </table:table-cell>
          <table:table-cell office:value-type="string">
            <text:p>International Conference on Human-Computer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79</text:p>
          </table:table-cell>
          <table:table-cell office:value-type="string">
            <text:p>MobileHCI</text:p>
          </table:table-cell>
          <table:table-cell table:style-name="ce5" office:value-type="string">
            <text:p>International Conference on Human-Computer Interaction with Mobile Devices and Serv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0</text:p>
          </table:table-cell>
          <table:table-cell office:value-type="string">
            <text:p>HIS</text:p>
          </table:table-cell>
          <table:table-cell office:value-type="string">
            <text:p>International Conference on Hybrid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1</text:p>
          </table:table-cell>
          <table:table-cell office:value-type="string">
            <text:p>ICIAP</text:p>
          </table:table-cell>
          <table:table-cell office:value-type="string">
            <text:p>International Conference on Image Analysis and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2</text:p>
          </table:table-cell>
          <table:table-cell office:value-type="string">
            <text:p>ICIG</text:p>
          </table:table-cell>
          <table:table-cell office:value-type="string">
            <text:p>International Conference on Image and Graph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3</text:p>
          </table:table-cell>
          <table:table-cell office:value-type="string">
            <text:p>CISST/IPCV</text:p>
          </table:table-cell>
          <table:table-cell table:style-name="ce7" office:value-type="string">
            <text:p>International Conference on Image Processing Computer Vision, and Pattern Recogni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84</text:p>
          </table:table-cell>
          <table:table-cell office:value-type="string">
            <text:p>CIAA</text:p>
          </table:table-cell>
          <table:table-cell table:style-name="ce5" office:value-type="string">
            <text:p>International Conference on Implementation and Application of Automata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5</text:p>
          </table:table-cell>
          <table:table-cell office:value-type="string">
            <text:p>ILP</text:p>
          </table:table-cell>
          <table:table-cell office:value-type="string">
            <text:p>International Conference on Inductive Log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6</text:p>
          </table:table-cell>
          <table:table-cell office:value-type="string">
            <text:p>IEA/AIE</text:p>
          </table:table-cell>
          <table:table-cell table:style-name="ce7" office:value-type="string">
            <text:p>International Conference on Industrial, Engineering and Other Applications of Applied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7</text:p>
          </table:table-cell>
          <table:table-cell office:value-type="string">
            <text:p>ICINCO</text:p>
          </table:table-cell>
          <table:table-cell table:style-name="ce7" office:value-type="string">
            <text:p>International Conference on Informatics in Control, Automation and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88</text:p>
          </table:table-cell>
          <table:table-cell office:value-type="string">
            <text:p>ICICS</text:p>
          </table:table-cell>
          <table:table-cell office:value-type="string">
            <text:p>International Conference on Information and Communication Securi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89</text:p>
          </table:table-cell>
          <table:table-cell office:value-type="string">
            <text:p>IKE</text:p>
          </table:table-cell>
          <table:table-cell office:value-type="string">
            <text:p>International Conference on Information and Knowledge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590</text:p>
          </table:table-cell>
          <table:table-cell office:value-type="string">
            <text:p>CIKM</text:p>
          </table:table-cell>
          <table:table-cell office:value-type="string">
            <text:p>International Conference on Information and Knowledge Managemen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1</text:p>
          </table:table-cell>
          <table:table-cell office:value-type="string">
            <text:p>FUSION</text:p>
          </table:table-cell>
          <table:table-cell office:value-type="string">
            <text:p>International Conference on Information Fus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2</text:p>
          </table:table-cell>
          <table:table-cell office:value-type="string">
            <text:p>IPMU</text:p>
          </table:table-cell>
          <table:table-cell table:style-name="ce5" office:value-type="string">
            <text:p>International Conference on Information Processing and Management of Uncertainty in Knowledge-Bas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593</text:p>
          </table:table-cell>
          <table:table-cell office:value-type="string">
            <text:p>SECRYPT</text:p>
          </table:table-cell>
          <table:table-cell office:value-type="string">
            <text:p>International Conference on Information Security and Crypt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594</text:p>
          </table:table-cell>
          <table:table-cell office:value-type="string">
            <text:p>ICIS</text:p>
          </table:table-cell>
          <table:table-cell office:value-type="string">
            <text:p>International Conference on Information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595</text:p>
          </table:table-cell>
          <table:table-cell office:value-type="string">
            <text:p>ISD</text:p>
          </table:table-cell>
          <table:table-cell office:value-type="string">
            <text:p>International Conference on Information Systems Develop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6</text:p>
          </table:table-cell>
          <table:table-cell office:value-type="string">
            <text:p>ISTA</text:p>
          </table:table-cell>
          <table:table-cell table:style-name="ce5" office:value-type="string">
            <text:p>International Conference on Information Systems Technology and its Applic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7</text:p>
          </table:table-cell>
          <table:table-cell office:value-type="string">
            <text:p>ICITA</text:p>
          </table:table-cell>
          <table:table-cell office:value-type="string">
            <text:p>International Conference on Information Technology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8</text:p>
          </table:table-cell>
          <table:table-cell office:value-type="string">
            <text:p>ITHE</text:p>
          </table:table-cell>
          <table:table-cell office:value-type="string">
            <text:p>International Conference on Information Technology Based Higher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599</text:p>
          </table:table-cell>
          <table:table-cell office:value-type="string">
            <text:p>IV</text:p>
          </table:table-cell>
          <table:table-cell office:value-type="string">
            <text:p>International Conference on Information Visualiz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0</text:p>
          </table:table-cell>
          <table:table-cell office:value-type="string">
            <text:p>IFM</text:p>
          </table:table-cell>
          <table:table-cell office:value-type="string">
            <text:p>International Conference on Integrated Formal Method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1</text:p>
          </table:table-cell>
          <table:table-cell office:value-type="string">
            <text:p>IAWTIC</text:p>
          </table:table-cell>
          <table:table-cell table:style-name="ce7" office:value-type="string">
            <text:p>International Conference on Intelligent Agents, Web Technologies, and Internet Commer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2</text:p>
          </table:table-cell>
          <table:table-cell office:value-type="string">
            <text:p>IDEAL</text:p>
          </table:table-cell>
          <table:table-cell table:style-name="ce5" office:value-type="string">
            <text:p>International Conference on Intelligent Data Engineering and Automated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3</text:p>
          </table:table-cell>
          <table:table-cell office:value-type="string">
            <text:p>ICIL</text:p>
          </table:table-cell>
          <table:table-cell office:value-type="string">
            <text:p>International Conference on Intelli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4</text:p>
          </table:table-cell>
          <table:table-cell office:value-type="string">
            <text:p>ISDA</text:p>
          </table:table-cell>
          <table:table-cell table:style-name="ce5" office:value-type="string">
            <text:p>International Conference on Intelligent Systems Design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5</text:p>
          </table:table-cell>
          <table:table-cell office:value-type="string">
            <text:p>ITS</text:p>
          </table:table-cell>
          <table:table-cell office:value-type="string">
            <text:p>International Conference on Intelligent Tutor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6</text:p>
          </table:table-cell>
          <table:table-cell office:value-type="string">
            <text:p>IUI</text:p>
          </table:table-cell>
          <table:table-cell office:value-type="string">
            <text:p>International Conference on Intelligent User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7</text:p>
          </table:table-cell>
          <table:table-cell office:value-type="string">
            <text:p>IVA</text:p>
          </table:table-cell>
          <table:table-cell office:value-type="string">
            <text:p>International Conference on Intelligent Virtual Agen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8</text:p>
          </table:table-cell>
          <table:table-cell office:value-type="string">
            <text:p>EKAW</text:p>
          </table:table-cell>
          <table:table-cell table:style-name="ce5" office:value-type="string">
            <text:p>International Conference on Knowledge Engineering and Knowledg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09</text:p>
          </table:table-cell>
          <table:table-cell office:value-type="string">
            <text:p>KES</text:p>
          </table:table-cell>
          <table:table-cell table:style-name="ce5" office:value-type="string">
            <text:p>International Conference on Knowledge-Based and Intelligent Information and Engineer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0</text:p>
          </table:table-cell>
          <table:table-cell office:value-type="string">
            <text:p>LREC</text:p>
          </table:table-cell>
          <table:table-cell office:value-type="string">
            <text:p>International Conference on Language Resources and Evalua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1</text:p>
          </table:table-cell>
          <table:table-cell office:value-type="string">
            <text:p>ICLP</text:p>
          </table:table-cell>
          <table:table-cell office:value-type="string">
            <text:p>International Conference on Logic Programm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2</text:p>
          </table:table-cell>
          <table:table-cell office:value-type="string">
            <text:p>LPNMR</text:p>
          </table:table-cell>
          <table:table-cell table:style-name="ce5" office:value-type="string">
            <text:p>International Conference on Logic Programming and Non-monotonic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3</text:p>
          </table:table-cell>
          <table:table-cell office:value-type="string">
            <text:p>ICML</text:p>
          </table:table-cell>
          <table:table-cell office:value-type="string">
            <text:p>International Conference on Machine Learn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4</text:p>
          </table:table-cell>
          <table:table-cell office:value-type="string">
            <text:p>ICMLA</text:p>
          </table:table-cell>
          <table:table-cell office:value-type="string">
            <text:p>International Conference on Machine Learning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5</text:p>
          </table:table-cell>
          <table:table-cell office:value-type="string">
            <text:p>MLMTA</text:p>
          </table:table-cell>
          <table:table-cell office:value-type="string">
            <text:p>International Conference on Machine Learning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6</text:p>
          </table:table-cell>
          <table:table-cell office:value-type="string">
            <text:p>ICMLC</text:p>
          </table:table-cell>
          <table:table-cell office:value-type="string">
            <text:p>International Conference on Machine Learning and Cyberne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7</text:p>
          </table:table-cell>
          <table:table-cell office:value-type="string">
            <text:p>METMBS</text:p>
          </table:table-cell>
          <table:table-cell table:style-name="ce5" office:value-type="string">
            <text:p>International Conference on Mathematics and Engineering Techniques in Medicine and Biological Scien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8</text:p>
          </table:table-cell>
          <table:table-cell office:value-type="string">
            <text:p>MPC</text:p>
          </table:table-cell>
          <table:table-cell office:value-type="string">
            <text:p>International Conference on Mathematics of Program Construc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19</text:p>
          </table:table-cell>
          <table:table-cell office:value-type="string">
            <text:p>MICCAI</text:p>
          </table:table-cell>
          <table:table-cell table:style-name="ce5" office:value-type="string">
            <text:p>International Conference on Medical Image Computing and Computer Assisted Interven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0</text:p>
          </table:table-cell>
          <table:table-cell office:value-type="string">
            <text:p>MSE</text:p>
          </table:table-cell>
          <table:table-cell office:value-type="string">
            <text:p>International Conference on Microelectronic Systems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1</text:p>
          </table:table-cell>
          <table:table-cell office:value-type="string">
            <text:p>Mobiquitous</text:p>
          </table:table-cell>
          <table:table-cell table:style-name="ce5" office:value-type="string">
            <text:p>International Conference on Mobile and Ubiquitous Systems: Networks and Servi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2</text:p>
          </table:table-cell>
          <table:table-cell office:value-type="string">
            <text:p>MDA/MDM</text:p>
          </table:table-cell>
          <table:table-cell office:value-type="string">
            <text:p>International Conference on Mobile Data Access/Manag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3</text:p>
          </table:table-cell>
          <table:table-cell office:value-type="string">
            <text:p>MSV</text:p>
          </table:table-cell>
          <table:table-cell table:style-name="ce13" office:value-type="string">
            <text:p>International Conference on Modeling, Simulation and Visualization Method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4</text:p>
          </table:table-cell>
          <table:table-cell office:value-type="string">
            <text:p>ICMSO</text:p>
          </table:table-cell>
          <table:table-cell office:value-type="string">
            <text:p>International Conference on Modelling Simulation and Optimis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5</text:p>
          </table:table-cell>
          <table:table-cell office:value-type="string">
            <text:p>ICMI</text:p>
          </table:table-cell>
          <table:table-cell office:value-type="string">
            <text:p>International Conference on Multimodal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6</text:p>
          </table:table-cell>
          <table:table-cell office:value-type="string">
            <text:p>ISMIR</text:p>
          </table:table-cell>
          <table:table-cell office:value-type="string">
            <text:p>International Conference on Music Information Retrieval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7</text:p>
          </table:table-cell>
          <table:table-cell office:value-type="string">
            <text:p>ICNC</text:p>
          </table:table-cell>
          <table:table-cell office:value-type="string">
            <text:p>International Conference on Natural Compu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8</text:p>
          </table:table-cell>
          <table:table-cell office:value-type="string">
            <text:p>ICN</text:p>
          </table:table-cell>
          <table:table-cell office:value-type="string">
            <text:p>International Conference on Network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29</text:p>
          </table:table-cell>
          <table:table-cell office:value-type="string">
            <text:p>ICONIP</text:p>
          </table:table-cell>
          <table:table-cell office:value-type="string">
            <text:p>International Conference on Neural Information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0</text:p>
          </table:table-cell>
          <table:table-cell office:value-type="string">
            <text:p>NWeSP</text:p>
          </table:table-cell>
          <table:table-cell office:value-type="string">
            <text:p>International Conference on Next Generation Web Services Practi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1</text:p>
          </table:table-cell>
          <table:table-cell office:value-type="string">
            <text:p>ODBASE</text:p>
          </table:table-cell>
          <table:table-cell table:style-name="ce7" office:value-type="string">
            <text:p>International Conference on Ontologies, Databases and Applications of Seman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2</text:p>
          </table:table-cell>
          <table:table-cell office:value-type="string">
            <text:p>ICORD</text:p>
          </table:table-cell>
          <table:table-cell office:value-type="string">
            <text:p>International Conference on Operational Research for Develop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3</text:p>
          </table:table-cell>
          <table:table-cell office:value-type="string">
            <text:p>OR</text:p>
          </table:table-cell>
          <table:table-cell office:value-type="string">
            <text:p>International Conference on Operations Re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4</text:p>
          </table:table-cell>
          <table:table-cell office:value-type="string">
            <text:p>ICOTA</text:p>
          </table:table-cell>
          <table:table-cell office:value-type="string">
            <text:p>International Conference on Optimization: Technique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5</text:p>
          </table:table-cell>
          <table:table-cell office:value-type="string">
            <text:p>PDCS</text:p>
          </table:table-cell>
          <table:table-cell table:style-name="ce6" office:value-type="string">
            <text:p>International Conference on Parallel and Distributed Computing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6</text:p>
          </table:table-cell>
          <table:table-cell office:value-type="string">
            <text:p>PDCAT</text:p>
          </table:table-cell>
          <table:table-cell table:style-name="ce6" office:value-type="string">
            <text:p>International Conference on Parallel and Distributed Computing Applications and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7</text:p>
          </table:table-cell>
          <table:table-cell office:value-type="string">
            <text:p>PDIS</text:p>
          </table:table-cell>
          <table:table-cell table:style-name="ce6" office:value-type="string">
            <text:p>International Conference on Parallel and Distributed Infor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8</text:p>
          </table:table-cell>
          <table:table-cell office:value-type="string">
            <text:p>PDPTA</text:p>
          </table:table-cell>
          <table:table-cell table:style-name="ce6" office:value-type="string">
            <text:p>International Conference on Parallel and Distributed Processing Technique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39</text:p>
          </table:table-cell>
          <table:table-cell office:value-type="string">
            <text:p>ICPADS</text:p>
          </table:table-cell>
          <table:table-cell office:value-type="string">
            <text:p>International Conference on Parallel and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0</text:p>
          </table:table-cell>
          <table:table-cell office:value-type="string">
            <text:p>PACT</text:p>
          </table:table-cell>
          <table:table-cell table:style-name="ce6" office:value-type="string">
            <text:p>International Conference on Parallel Architectures and Compilation Techniqu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1</text:p>
          </table:table-cell>
          <table:table-cell office:value-type="string">
            <text:p>ParCo</text:p>
          </table:table-cell>
          <table:table-cell office:value-type="string">
            <text:p>International Conference on Parallel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2</text:p>
          </table:table-cell>
          <table:table-cell office:value-type="string">
            <text:p>ICPP</text:p>
          </table:table-cell>
          <table:table-cell office:value-type="string">
            <text:p>International Conference on Parallel Process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3</text:p>
          </table:table-cell>
          <table:table-cell office:value-type="string">
            <text:p>IWPT</text:p>
          </table:table-cell>
          <table:table-cell office:value-type="string">
            <text:p>International Conference on Parsing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4</text:p>
          </table:table-cell>
          <table:table-cell office:value-type="string">
            <text:p>ICPR</text:p>
          </table:table-cell>
          <table:table-cell office:value-type="string">
            <text:p>International Conference on Pattern Recognition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5</text:p>
          </table:table-cell>
          <table:table-cell office:value-type="string">
            <text:p>P2P</text:p>
          </table:table-cell>
          <table:table-cell office:value-type="string">
            <text:p>International Conference on Peer-to-Peer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6</text:p>
          </table:table-cell>
          <table:table-cell office:value-type="string">
            <text:p>PERVASIVE</text:p>
          </table:table-cell>
          <table:table-cell office:value-type="string">
            <text:p>International Conference on Pervasive Comput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7</text:p>
          </table:table-cell>
          <table:table-cell office:value-type="string">
            <text:p>PSC</text:p>
          </table:table-cell>
          <table:table-cell office:value-type="string">
            <text:p>International Conference on Pervasive Systems and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8</text:p>
          </table:table-cell>
          <table:table-cell office:value-type="string">
            <text:p>CP</text:p>
          </table:table-cell>
          <table:table-cell table:style-name="ce6" office:value-type="string">
            <text:p>International Conference on Principles and Practice of Constraint Programm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49</text:p>
          </table:table-cell>
          <table:table-cell office:value-type="string">
            <text:p>OPODIS</text:p>
          </table:table-cell>
          <table:table-cell office:value-type="string">
            <text:p>International Conference on Principles of Distribut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0</text:p>
          </table:table-cell>
          <table:table-cell office:value-type="string">
            <text:p>KR</text:p>
          </table:table-cell>
          <table:table-cell table:style-name="ce5" office:value-type="string">
            <text:p>International Conference on Principles of Knowledge Representation an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1</text:p>
          </table:table-cell>
          <table:table-cell office:value-type="string">
            <text:p>PSOR</text:p>
          </table:table-cell>
          <table:table-cell table:style-name="ce7" office:value-type="string">
            <text:p>International Conference on Probability, Statistics and Operational Research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2</text:p>
          </table:table-cell>
          <table:table-cell office:value-type="string">
            <text:p>PROFES</text:p>
          </table:table-cell>
          <table:table-cell table:style-name="ce6" office:value-type="string">
            <text:p>International Conference on Product Focused Software Process Improv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3</text:p>
          </table:table-cell>
          <table:table-cell office:value-type="string">
            <text:p>PLC</text:p>
          </table:table-cell>
          <table:table-cell office:value-type="string">
            <text:p>International Conference on Programming Languages and Compiler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4</text:p>
          </table:table-cell>
          <table:table-cell office:value-type="string">
            <text:p>Qsine</text:p>
          </table:table-cell>
          <table:table-cell table:style-name="ce5" office:value-type="string">
            <text:p>International Conference on Quality of Service in Heterogeneous Wired/Wireless Network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5</text:p>
          </table:table-cell>
          <table:table-cell office:value-type="string">
            <text:p>QEST</text:p>
          </table:table-cell>
          <table:table-cell office:value-type="string">
            <text:p>International Conference on Quantitative Evaluation of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6</text:p>
          </table:table-cell>
          <table:table-cell office:value-type="string">
            <text:p>RTCSA</text:p>
          </table:table-cell>
          <table:table-cell table:style-name="ce6" office:value-type="string">
            <text:p>International Conference on Real-Time and Embedded Computing System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7</text:p>
          </table:table-cell>
          <table:table-cell office:value-type="string">
            <text:p>RTCOMP</text:p>
          </table:table-cell>
          <table:table-cell table:style-name="ce5" office:value-type="string">
            <text:p>International Conference on Real-Time Computing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8</text:p>
          </table:table-cell>
          <table:table-cell office:value-type="string">
            <text:p>Ada-Europe</text:p>
          </table:table-cell>
          <table:table-cell office:value-type="string">
            <text:p>International Conference on Reliable Software Technologi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59</text:p>
          </table:table-cell>
          <table:table-cell office:value-type="string">
            <text:p>RST</text:p>
          </table:table-cell>
          <table:table-cell office:value-type="string">
            <text:p>International Conference on Reliable Software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0</text:p>
          </table:table-cell>
          <table:table-cell office:value-type="string">
            <text:p>RTA</text:p>
          </table:table-cell>
          <table:table-cell office:value-type="string">
            <text:p>International Conference on Rewriting Technique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1</text:p>
          </table:table-cell>
          <table:table-cell office:value-type="string">
            <text:p>SSDBM</text:p>
          </table:table-cell>
          <table:table-cell table:style-name="ce6" office:value-type="string">
            <text:p>International Conference on Scientific and Statistical Database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2</text:p>
          </table:table-cell>
          <table:table-cell office:value-type="string">
            <text:p>CSC</text:p>
          </table:table-cell>
          <table:table-cell office:value-type="string">
            <text:p>International Conference on Scientific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3</text:p>
          </table:table-cell>
          <table:table-cell office:value-type="string">
            <text:p>SAM</text:p>
          </table:table-cell>
          <table:table-cell office:value-type="string">
            <text:p>International Conference on Security and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4</text:p>
          </table:table-cell>
          <table:table-cell office:value-type="string">
            <text:p>SCN</text:p>
          </table:table-cell>
          <table:table-cell office:value-type="string">
            <text:p>International Conference on Security in Communicatio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5</text:p>
          </table:table-cell>
          <table:table-cell office:value-type="string">
            <text:p>ICSOC</text:p>
          </table:table-cell>
          <table:table-cell office:value-type="string">
            <text:p>International Conference on Service Oriented Comput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6</text:p>
          </table:table-cell>
          <table:table-cell office:value-type="string">
            <text:p>SEAL</text:p>
          </table:table-cell>
          <table:table-cell office:value-type="string">
            <text:p>International Conference on Simulated Evolution and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7</text:p>
          </table:table-cell>
          <table:table-cell office:value-type="string">
            <text:p>ICSSEA</text:p>
          </table:table-cell>
          <table:table-cell table:style-name="ce5" office:value-type="string">
            <text:p>International Conference on Software and Systems Engineering and their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8</text:p>
          </table:table-cell>
          <table:table-cell office:value-type="string">
            <text:p>ICSEA</text:p>
          </table:table-cell>
          <table:table-cell office:value-type="string">
            <text:p>International Conference on Software Engineering Advanc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69</text:p>
          </table:table-cell>
          <table:table-cell office:value-type="string">
            <text:p>SEKE</text:p>
          </table:table-cell>
          <table:table-cell table:style-name="ce5" office:value-type="string">
            <text:p>International Conference on Software Engineering and Knowledg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0</text:p>
          </table:table-cell>
          <table:table-cell office:value-type="string">
            <text:p>SQM</text:p>
          </table:table-cell>
          <table:table-cell office:value-type="string">
            <text:p>International Conference on Software Quality Manage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1</text:p>
          </table:table-cell>
          <table:table-cell office:value-type="string">
            <text:p>SOFTCOMM</text:p>
          </table:table-cell>
          <table:table-cell table:style-name="ce6" office:value-type="string">
            <text:p>International Conference on Software Telecommunications and Computer Network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2</text:p>
          </table:table-cell>
          <table:table-cell office:value-type="string">
            <text:p>Interspeech</text:p>
          </table:table-cell>
          <table:table-cell office:value-type="string">
            <text:p>International Conference on Spoken Language Processing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3</text:p>
          </table:table-cell>
          <table:table-cell office:value-type="string">
            <text:p>ICSP</text:p>
          </table:table-cell>
          <table:table-cell office:value-type="string">
            <text:p>International Conference on Stochast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4</text:p>
          </table:table-cell>
          <table:table-cell office:value-type="string">
            <text:p>TE</text:p>
          </table:table-cell>
          <table:table-cell office:value-type="string">
            <text:p>International Conference on Technology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5</text:p>
          </table:table-cell>
          <table:table-cell office:value-type="string">
            <text:p>TIDSE</text:p>
          </table:table-cell>
          <table:table-cell table:style-name="ce5" office:value-type="string">
            <text:p>International Conference on Technology for Interactive Digital Storytelling and Entertainment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6</text:p>
          </table:table-cell>
          <table:table-cell office:value-type="string">
            <text:p>TSD</text:p>
          </table:table-cell>
          <table:table-cell table:style-name="ce8" office:value-type="string">
            <text:p>International Conference on Text, Speech and Dialogu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7</text:p>
          </table:table-cell>
          <table:table-cell office:value-type="string">
            <text:p>ICATPN</text:p>
          </table:table-cell>
          <table:table-cell office:value-type="string">
            <text:p>International Conference on the Application and Theory of Petri Ne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8</text:p>
          </table:table-cell>
          <table:table-cell office:value-type="string">
            <text:p>PATAT</text:p>
          </table:table-cell>
          <table:table-cell table:style-name="ce6" office:value-type="string">
            <text:p>International Conference on the Practice and Theory of Automated Timetab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79</text:p>
          </table:table-cell>
          <table:table-cell office:value-type="string">
            <text:p>ETHICOMP</text:p>
          </table:table-cell>
          <table:table-cell table:style-name="ce6" office:value-type="string">
            <text:p>International Conference on the Social and Ethical Impacts of Information and Communication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0</text:p>
          </table:table-cell>
          <table:table-cell office:value-type="string">
            <text:p>EuroCrypt</text:p>
          </table:table-cell>
          <table:table-cell table:style-name="ce5" office:value-type="string">
            <text:p>International Conference on the Theory and Application of Cryptographic Techniqu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1</text:p>
          </table:table-cell>
          <table:table-cell office:value-type="string">
            <text:p>UML</text:p>
          </table:table-cell>
          <table:table-cell office:value-type="string">
            <text:p>International Conference on the Unified Modeling Languag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2</text:p>
          </table:table-cell>
          <table:table-cell office:value-type="string">
            <text:p>TPHOLs</text:p>
          </table:table-cell>
          <table:table-cell office:value-type="string">
            <text:p>International Conference on Theorem Proving in Higher Order Log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3</text:p>
          </table:table-cell>
          <table:table-cell office:value-type="string">
            <text:p>TABLEAUX</text:p>
          </table:table-cell>
          <table:table-cell table:style-name="ce6" office:value-type="string">
            <text:p>International Conference on Theorem Proving with Analytic Tableaux and Related Method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4</text:p>
          </table:table-cell>
          <table:table-cell office:value-type="string">
            <text:p>SAT</text:p>
          </table:table-cell>
          <table:table-cell table:style-name="ce5" office:value-type="string">
            <text:p>International Conference on Theory and Applications of Satisfiability Tes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5</text:p>
          </table:table-cell>
          <table:table-cell office:value-type="string">
            <text:p>PKC</text:p>
          </table:table-cell>
          <table:table-cell table:style-name="ce6" office:value-type="string">
            <text:p>International Conference on Theory and Practice of Public-Key Crytograph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6</text:p>
          </table:table-cell>
          <table:table-cell office:value-type="string">
            <text:p>TACAS</text:p>
          </table:table-cell>
          <table:table-cell table:style-name="ce6" office:value-type="string">
            <text:p>International Conference on Tools and Algorithms for the Construction and Analysis of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7</text:p>
          </table:table-cell>
          <table:table-cell office:value-type="string">
            <text:p>UbiComp</text:p>
          </table:table-cell>
          <table:table-cell office:value-type="string">
            <text:p>International Conference on Ubiquitous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8</text:p>
          </table:table-cell>
          <table:table-cell office:value-type="string">
            <text:p>UIC</text:p>
          </table:table-cell>
          <table:table-cell office:value-type="string">
            <text:p>International Conference on Ubiquitous Intelligence and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89</text:p>
          </table:table-cell>
          <table:table-cell office:value-type="string">
            <text:p>UM</text:p>
          </table:table-cell>
          <table:table-cell office:value-type="string">
            <text:p>International Conference on User Modell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0</text:p>
          </table:table-cell>
          <table:table-cell office:value-type="string">
            <text:p>VMCAI</text:p>
          </table:table-cell>
          <table:table-cell table:style-name="ce8" office:value-type="string">
            <text:p>International Conference on Verification, Model Checking and Abstract Interpre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1</text:p>
          </table:table-cell>
          <table:table-cell office:value-type="string">
            <text:p>VLDB</text:p>
          </table:table-cell>
          <table:table-cell office:value-type="string">
            <text:p>International Conference on Very Large Data Base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2</text:p>
          </table:table-cell>
          <table:table-cell office:value-type="string">
            <text:p>ICVS</text:p>
          </table:table-cell>
          <table:table-cell office:value-type="string">
            <text:p>International Conference on Virtual Storytell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3</text:p>
          </table:table-cell>
          <table:table-cell office:value-type="string">
            <text:p>VSMM</text:p>
          </table:table-cell>
          <table:table-cell office:value-type="string">
            <text:p>International Conference on Virtual Systems and MultiMedia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4</text:p>
          </table:table-cell>
          <table:table-cell office:value-type="string">
            <text:p>VISUAL</text:p>
          </table:table-cell>
          <table:table-cell office:value-type="string">
            <text:p>International Conference on Visual Inform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5</text:p>
          </table:table-cell>
          <table:table-cell office:value-type="string">
            <text:p>VIIP</text:p>
          </table:table-cell>
          <table:table-cell table:style-name="ce8" office:value-type="string">
            <text:p>International Conference on Visualization, Imaging and Image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6</text:p>
          </table:table-cell>
          <table:table-cell office:value-type="string">
            <text:p>VLSID</text:p>
          </table:table-cell>
          <table:table-cell office:value-type="string">
            <text:p>International Conference on VLSI Desig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697</text:p>
          </table:table-cell>
          <table:table-cell office:value-type="string">
            <text:p>WEBIST</text:p>
          </table:table-cell>
          <table:table-cell table:style-name="ce6" office:value-type="string">
            <text:p>International Conference on Web Information Systems and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698</text:p>
          </table:table-cell>
          <table:table-cell office:value-type="string">
            <text:p>WISE</text:p>
          </table:table-cell>
          <table:table-cell office:value-type="string">
            <text:p>International Conference on Web Information Systems Engineering</text:p>
          </table:table-cell>
          <table:table-cell table:style-name="ce14"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699</text:p>
          </table:table-cell>
          <table:table-cell office:value-type="string">
            <text:p>ICWL</text:p>
          </table:table-cell>
          <table:table-cell office:value-type="string">
            <text:p>International Conference on Web-based Learn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0</text:p>
          </table:table-cell>
          <table:table-cell office:value-type="string">
            <text:p>ICWN</text:p>
          </table:table-cell>
          <table:table-cell office:value-type="string">
            <text:p>International Conference on Wireless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1</text:p>
          </table:table-cell>
          <table:table-cell office:value-type="string">
            <text:p>ALT</text:p>
          </table:table-cell>
          <table:table-cell office:value-type="string">
            <text:p>International Conferences on Algorithmic Learning Theo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2</text:p>
          </table:table-cell>
          <table:table-cell office:value-type="string">
            <text:p>ICEIMT</text:p>
          </table:table-cell>
          <table:table-cell table:style-name="ce5" office:value-type="string">
            <text:p>International Confernce on Enterprise Integration and Modelling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3</text:p>
          </table:table-cell>
          <table:table-cell office:value-type="string">
            <text:p>MODSIM</text:p>
          </table:table-cell>
          <table:table-cell office:value-type="string">
            <text:p>International Congress on Modelling and Simul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4</text:p>
          </table:table-cell>
          <table:table-cell office:value-type="string">
            <text:p>W4A</text:p>
          </table:table-cell>
          <table:table-cell office:value-type="string">
            <text:p>International Cross-Disciplinary Conference on Web Accessibi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5</text:p>
          </table:table-cell>
          <table:table-cell office:value-type="string">
            <text:p>IDEAS</text:p>
          </table:table-cell>
          <table:table-cell office:value-type="string">
            <text:p>International Database Engineering and Applications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06</text:p>
          </table:table-cell>
          <table:table-cell office:value-type="string">
            <text:p>IESS</text:p>
          </table:table-cell>
          <table:table-cell office:value-type="string">
            <text:p>International Embedded Systems Symposium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07</text:p>
          </table:table-cell>
          <table:table-cell office:value-type="string">
            <text:p>IFSA</text:p>
          </table:table-cell>
          <table:table-cell office:value-type="string">
            <text:p>International Fuzzy Systems Association World Congres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08</text:p>
          </table:table-cell>
          <table:table-cell office:value-type="string">
            <text:p>MEDINFO</text:p>
          </table:table-cell>
          <table:table-cell office:value-type="string">
            <text:p>International Health (Medical) Informatics Congres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09</text:p>
          </table:table-cell>
          <table:table-cell office:value-type="string">
            <text:p>Syroco</text:p>
          </table:table-cell>
          <table:table-cell office:value-type="string">
            <text:p>International IFAC Symposium on Robot Control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0</text:p>
          </table:table-cell>
          <table:table-cell office:value-type="string">
            <text:p>IJCAI</text:p>
          </table:table-cell>
          <table:table-cell table:style-name="ce9" office:value-type="string">
            <text:p>International Joint Conference on Artificial Intellig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711</text:p>
          </table:table-cell>
          <table:table-cell office:value-type="string">
            <text:p>IJCAR</text:p>
          </table:table-cell>
          <table:table-cell office:value-type="string">
            <text:p>International Joint Conference on Automate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12</text:p>
          </table:table-cell>
          <table:table-cell office:value-type="string">
            <text:p>AAMAS</text:p>
          </table:table-cell>
          <table:table-cell table:style-name="ce5" office:value-type="string">
            <text:p>International Joint Conference on Autonomous Agents and Multiagents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13</text:p>
          </table:table-cell>
          <table:table-cell office:value-type="string">
            <text:p>IJCNLP</text:p>
          </table:table-cell>
          <table:table-cell office:value-type="string">
            <text:p>International Joint Conference on Natural Language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14</text:p>
          </table:table-cell>
          <table:table-cell office:value-type="string">
            <text:p>TAPSOFT</text:p>
          </table:table-cell>
          <table:table-cell table:style-name="ce5" office:value-type="string">
            <text:p>International Joint Conference on Theory and Practice of Software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15</text:p>
          </table:table-cell>
          <table:table-cell office:value-type="string">
            <text:p>ILPS</text:p>
          </table:table-cell>
          <table:table-cell table:style-name="ce9" office:value-type="string">
            <text:p>International Logic Programming Symposiu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16</text:p>
          </table:table-cell>
          <table:table-cell office:value-type="string">
            <text:p>DNA</text:p>
          </table:table-cell>
          <table:table-cell office:value-type="string">
            <text:p>International Meeting on DNA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17</text:p>
          </table:table-cell>
          <table:table-cell office:value-type="string">
            <text:p>VECPAR</text:p>
          </table:table-cell>
          <table:table-cell table:style-name="ce5" office:value-type="string">
            <text:p>International Meeting on High Performance Computing for Computational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8</text:p>
          </table:table-cell>
          <table:table-cell office:value-type="string">
            <text:p>Virtual Concept</text:p>
          </table:table-cell>
          <table:table-cell table:style-name="ce7" office:value-type="string">
            <text:p>International Meeting on Interactive Design and Manufacturing Methodologies, Tools and Process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19</text:p>
          </table:table-cell>
          <table:table-cell office:value-type="string">
            <text:p>IMR</text:p>
          </table:table-cell>
          <table:table-cell office:value-type="string">
            <text:p>International Meshing Roundtable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20</text:p>
          </table:table-cell>
          <table:table-cell office:value-type="string">
            <text:p>MMM</text:p>
          </table:table-cell>
          <table:table-cell office:value-type="string">
            <text:p>International Multi-Media Modelling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1</text:p>
          </table:table-cell>
          <table:table-cell office:value-type="string">
            <text:p>INLG</text:p>
          </table:table-cell>
          <table:table-cell office:value-type="string">
            <text:p>International Natural Language Gener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2</text:p>
          </table:table-cell>
          <table:table-cell office:value-type="string">
            <text:p>INOC</text:p>
          </table:table-cell>
          <table:table-cell office:value-type="string">
            <text:p>International Network Optimiz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3</text:p>
          </table:table-cell>
          <table:table-cell office:value-type="string">
            <text:p>IPPS</text:p>
          </table:table-cell>
          <table:table-cell office:value-type="string">
            <text:p>International Parallel Process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4</text:p>
          </table:table-cell>
          <table:table-cell office:value-type="string">
            <text:p>PCS</text:p>
          </table:table-cell>
          <table:table-cell office:value-type="string">
            <text:p>International Picture Coding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5</text:p>
          </table:table-cell>
          <table:table-cell office:value-type="string">
            <text:p>QSIC</text:p>
          </table:table-cell>
          <table:table-cell office:value-type="string">
            <text:p>International Quality Softwar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26</text:p>
          </table:table-cell>
          <table:table-cell office:value-type="string">
            <text:p>ISWC</text:p>
          </table:table-cell>
          <table:table-cell office:value-type="string">
            <text:p>International Semantic Web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727</text:p>
          </table:table-cell>
          <table:table-cell office:value-type="string">
            <text:p>SPICE</text:p>
          </table:table-cell>
          <table:table-cell table:style-name="ce5" office:value-type="string">
            <text:p>International Software Process Improvement and Capability Determin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28</text:p>
          </table:table-cell>
          <table:table-cell office:value-type="string">
            <text:p>SAS</text:p>
          </table:table-cell>
          <table:table-cell office:value-type="string">
            <text:p>International Static Analysis Symposium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29</text:p>
          </table:table-cell>
          <table:table-cell office:value-type="string">
            <text:p>CBSE</text:p>
          </table:table-cell>
          <table:table-cell office:value-type="string">
            <text:p>International Symposium Component-Based Softwar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0</text:p>
          </table:table-cell>
          <table:table-cell office:value-type="string">
            <text:p>CAGD</text:p>
          </table:table-cell>
          <table:table-cell office:value-type="string">
            <text:p>International Symposium of Computer Aided Geometric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1</text:p>
          </table:table-cell>
          <table:table-cell office:value-type="string">
            <text:p>FME</text:p>
          </table:table-cell>
          <table:table-cell office:value-type="string">
            <text:p>International Symposium of Formal Methods Europ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32</text:p>
          </table:table-cell>
          <table:table-cell office:value-type="string">
            <text:p>ISRR</text:p>
          </table:table-cell>
          <table:table-cell office:value-type="string">
            <text:p>International Symposium of Robotics Research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3</text:p>
          </table:table-cell>
          <table:table-cell office:value-type="string">
            <text:p>ISAAC</text:p>
          </table:table-cell>
          <table:table-cell office:value-type="string">
            <text:p>International Symposium on Algorithms and Comput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4</text:p>
          </table:table-cell>
          <table:table-cell office:value-type="string">
            <text:p>SAINT</text:p>
          </table:table-cell>
          <table:table-cell office:value-type="string">
            <text:p>International Symposium on Applications and the Interne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35</text:p>
          </table:table-cell>
          <table:table-cell office:value-type="string">
            <text:p>AAAAECC</text:p>
          </table:table-cell>
          <table:table-cell table:style-name="ce7" office:value-type="string">
            <text:p>International Symposium on Applied Algebra, Algebraic Algorithms and Error-Correcting Cod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36</text:p>
          </table:table-cell>
          <table:table-cell office:value-type="string">
            <text:p>AMAI</text:p>
          </table:table-cell>
          <table:table-cell office:value-type="string">
            <text:p>International Symposium on Artificial Intelligence and Mathema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37</text:p>
          </table:table-cell>
          <table:table-cell office:value-type="string">
            <text:p>ISAVIIA</text:p>
          </table:table-cell>
          <table:table-cell table:style-name="ce7" office:value-type="string">
            <text:p>International Symposium on Audio, Video, Image Processing and Intelligent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38</text:p>
          </table:table-cell>
          <table:table-cell office:value-type="string">
            <text:p>ISADS</text:p>
          </table:table-cell>
          <table:table-cell office:value-type="string">
            <text:p>International Symposium on Autonomous Decentralize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39</text:p>
          </table:table-cell>
          <table:table-cell office:value-type="string">
            <text:p>CIRSYS</text:p>
          </table:table-cell>
          <table:table-cell office:value-type="string">
            <text:p>International Symposium on Circuits and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0</text:p>
          </table:table-cell>
          <table:table-cell office:value-type="string">
            <text:p>CompLife</text:p>
          </table:table-cell>
          <table:table-cell office:value-type="string">
            <text:p>International Symposium on Computational Life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41</text:p>
          </table:table-cell>
          <table:table-cell office:value-type="string">
            <text:p>DBPL</text:p>
          </table:table-cell>
          <table:table-cell office:value-type="string">
            <text:p>International Symposium on Database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2</text:p>
          </table:table-cell>
          <table:table-cell office:value-type="string">
            <text:p>DARS</text:p>
          </table:table-cell>
          <table:table-cell office:value-type="string">
            <text:p>International Symposium on Distributed Autonomous Robotic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43</text:p>
          </table:table-cell>
          <table:table-cell office:value-type="string">
            <text:p>DISC</text:p>
          </table:table-cell>
          <table:table-cell office:value-type="string">
            <text:p>International Symposium on Distributed Compu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44</text:p>
          </table:table-cell>
          <table:table-cell office:value-type="string">
            <text:p>DOA</text:p>
          </table:table-cell>
          <table:table-cell office:value-type="string">
            <text:p>International Symposium on Distributed Objects and Application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45</text:p>
          </table:table-cell>
          <table:table-cell office:value-type="string">
            <text:p>ESEM</text:p>
          </table:table-cell>
          <table:table-cell table:style-name="ce5" office:value-type="string">
            <text:p>International Symposium on Empirical Software Engineering and Measur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46</text:p>
          </table:table-cell>
          <table:table-cell office:value-type="string">
            <text:p>ISER</text:p>
          </table:table-cell>
          <table:table-cell office:value-type="string">
            <text:p>International Symposium on Experimental Robo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47</text:p>
          </table:table-cell>
          <table:table-cell office:value-type="string">
            <text:p>FSR</text:p>
          </table:table-cell>
          <table:table-cell office:value-type="string">
            <text:p>International Symposium on Field and Service Robotic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48</text:p>
          </table:table-cell>
          <table:table-cell office:value-type="string">
            <text:p>FoIKS</text:p>
          </table:table-cell>
          <table:table-cell table:style-name="ce5" office:value-type="string">
            <text:p>International Symposium on Foundations on Information and Knowledg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49</text:p>
          </table:table-cell>
          <table:table-cell office:value-type="string">
            <text:p>FroCoS</text:p>
          </table:table-cell>
          <table:table-cell office:value-type="string">
            <text:p>International Symposium on Frontiers of Combining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0</text:p>
          </table:table-cell>
          <table:table-cell office:value-type="string">
            <text:p>FLOPS</text:p>
          </table:table-cell>
          <table:table-cell office:value-type="string">
            <text:p>International Symposium on Functional and Logic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1</text:p>
          </table:table-cell>
          <table:table-cell office:value-type="string">
            <text:p>FCT</text:p>
          </table:table-cell>
          <table:table-cell office:value-type="string">
            <text:p>International Symposium on Fundamentals of Computation Theo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2</text:p>
          </table:table-cell>
          <table:table-cell office:value-type="string">
            <text:p>GD</text:p>
          </table:table-cell>
          <table:table-cell office:value-type="string">
            <text:p>International Symposium on Graph Draw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3</text:p>
          </table:table-cell>
          <table:table-cell office:value-type="string">
            <text:p>HPCS</text:p>
          </table:table-cell>
          <table:table-cell table:style-name="ce5" office:value-type="string">
            <text:p>International Symposium on High Performance Computing Systems and Applic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54</text:p>
          </table:table-cell>
          <table:table-cell office:value-type="string">
            <text:p>HPCA</text:p>
          </table:table-cell>
          <table:table-cell office:value-type="string">
            <text:p>International Symposium on High-Performance Computer Architectur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55</text:p>
          </table:table-cell>
          <table:table-cell office:value-type="string">
            <text:p>IFL</text:p>
          </table:table-cell>
          <table:table-cell table:style-name="ce5" office:value-type="string">
            <text:p>International Symposium on Implementation and Application of Functional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6</text:p>
          </table:table-cell>
          <table:table-cell office:value-type="string">
            <text:p>IPSN</text:p>
          </table:table-cell>
          <table:table-cell table:style-name="ce5" office:value-type="string">
            <text:p>International Symposium on Information Processing in Sensor Network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57</text:p>
          </table:table-cell>
          <table:table-cell office:value-type="string">
            <text:p>IDA</text:p>
          </table:table-cell>
          <table:table-cell office:value-type="string">
            <text:p>International Symposium on Intelligent Data Analysi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58</text:p>
          </table:table-cell>
          <table:table-cell office:value-type="string">
            <text:p>ISIMP</text:p>
          </table:table-cell>
          <table:table-cell table:style-name="ce7" office:value-type="string">
            <text:p>International Symposium on Intelligent Multimedia, Video and Speech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59</text:p>
          </table:table-cell>
          <table:table-cell office:value-type="string">
            <text:p>LOPSTR</text:p>
          </table:table-cell>
          <table:table-cell table:style-name="ce5" office:value-type="string">
            <text:p>International Symposium on Logic-based Program Synthesis and Transform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0</text:p>
          </table:table-cell>
          <table:table-cell office:value-type="string">
            <text:p>ISLPED</text:p>
          </table:table-cell>
          <table:table-cell office:value-type="string">
            <text:p>International Symposium on Low Power Electronics and Desig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61</text:p>
          </table:table-cell>
          <table:table-cell office:value-type="string">
            <text:p>MFCS</text:p>
          </table:table-cell>
          <table:table-cell table:style-name="ce5" office:value-type="string">
            <text:p>International Symposium on Mathematical Foundations of Computer Sci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2</text:p>
          </table:table-cell>
          <table:table-cell office:value-type="string">
            <text:p>ISMM</text:p>
          </table:table-cell>
          <table:table-cell office:value-type="string">
            <text:p>International Symposium on Mathematical Morpholog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63</text:p>
          </table:table-cell>
          <table:table-cell office:value-type="string">
            <text:p>ISMP</text:p>
          </table:table-cell>
          <table:table-cell office:value-type="string">
            <text:p>International Symposium on Mathematical Programm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64</text:p>
          </table:table-cell>
          <table:table-cell office:value-type="string">
            <text:p>ISMM</text:p>
          </table:table-cell>
          <table:table-cell office:value-type="string">
            <text:p>International Symposium on Memory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65</text:p>
          </table:table-cell>
          <table:table-cell office:value-type="string">
            <text:p>MICRO</text:p>
          </table:table-cell>
          <table:table-cell office:value-type="string">
            <text:p>International Symposium on Microarchitectur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66</text:p>
          </table:table-cell>
          <table:table-cell office:value-type="string">
            <text:p>ISMAR</text:p>
          </table:table-cell>
          <table:table-cell office:value-type="string">
            <text:p>International Symposium on Mixed and Augmented Reality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67</text:p>
          </table:table-cell>
          <table:table-cell office:value-type="string">
            <text:p>WiOpt</text:p>
          </table:table-cell>
          <table:table-cell table:style-name="ce7" office:value-type="string">
            <text:p>International Symposium on Modeling and Optimization in Mobile, Ad Hoc and Wireless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68</text:p>
          </table:table-cell>
          <table:table-cell office:value-type="string">
            <text:p>NGDB</text:p>
          </table:table-cell>
          <table:table-cell table:style-name="ce5" office:value-type="string">
            <text:p>International Symposium on Next Generation Database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69</text:p>
          </table:table-cell>
          <table:table-cell office:value-type="string">
            <text:p>ISPA</text:p>
          </table:table-cell>
          <table:table-cell table:style-name="ce5" office:value-type="string">
            <text:p>International Symposium on Parallel and Distributed Processing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70</text:p>
          </table:table-cell>
          <table:table-cell office:value-type="string">
            <text:p>I-SPAN</text:p>
          </table:table-cell>
          <table:table-cell table:style-name="ce7" office:value-type="string">
            <text:p>International Symposium on Parallel Architectures, Algorithms and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1</text:p>
          </table:table-cell>
          <table:table-cell office:value-type="string">
            <text:p>SPECTS</text:p>
          </table:table-cell>
          <table:table-cell table:style-name="ce5" office:value-type="string">
            <text:p>International Symposium on Performance Evaluation of Computer and Telecommunic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2</text:p>
          </table:table-cell>
          <table:table-cell office:value-type="string">
            <text:p>PADL</text:p>
          </table:table-cell>
          <table:table-cell table:style-name="ce5" office:value-type="string">
            <text:p>International Symposium on Practical Aspects of Declarative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3</text:p>
          </table:table-cell>
          <table:table-cell office:value-type="string">
            <text:p>RAID</text:p>
          </table:table-cell>
          <table:table-cell office:value-type="string">
            <text:p>International Symposium on Recent Advances in Intrusion Detec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74</text:p>
          </table:table-cell>
          <table:table-cell office:value-type="string">
            <text:p>ISRA</text:p>
          </table:table-cell>
          <table:table-cell office:value-type="string">
            <text:p>International Symposium on Robotics and Autom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5</text:p>
          </table:table-cell>
          <table:table-cell office:value-type="string">
            <text:p>ISSCS</text:p>
          </table:table-cell>
          <table:table-cell table:style-name="ce8" office:value-type="string">
            <text:p>International Symposium on Signals, Circuits and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6</text:p>
          </table:table-cell>
          <table:table-cell office:value-type="string">
            <text:p>SC</text:p>
          </table:table-cell>
          <table:table-cell office:value-type="string">
            <text:p>International Symposium on Software Composi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77</text:p>
          </table:table-cell>
          <table:table-cell office:value-type="string">
            <text:p>ISSTA</text:p>
          </table:table-cell>
          <table:table-cell office:value-type="string">
            <text:p>International Symposium on Software Testing and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78</text:p>
          </table:table-cell>
          <table:table-cell office:value-type="string">
            <text:p>SSTD</text:p>
          </table:table-cell>
          <table:table-cell office:value-type="string">
            <text:p>International Symposium on Spatial and Temporal Databas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79</text:p>
          </table:table-cell>
          <table:table-cell office:value-type="string">
            <text:p>ISSDQ</text:p>
          </table:table-cell>
          <table:table-cell office:value-type="string">
            <text:p>International Symposium on Spatial Data Qual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0</text:p>
          </table:table-cell>
          <table:table-cell office:value-type="string">
            <text:p>SOC</text:p>
          </table:table-cell>
          <table:table-cell office:value-type="string">
            <text:p>International Symposium on System-on-Chi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1</text:p>
          </table:table-cell>
          <table:table-cell office:value-type="string">
            <text:p>TIME</text:p>
          </table:table-cell>
          <table:table-cell office:value-type="string">
            <text:p>International Symposium on Temporal Representation and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82</text:p>
          </table:table-cell>
          <table:table-cell office:value-type="string">
            <text:p>STACS</text:p>
          </table:table-cell>
          <table:table-cell office:value-type="string">
            <text:p>International Symposium on Theoretical Aspects of Computer Sci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783</text:p>
          </table:table-cell>
          <table:table-cell office:value-type="string">
            <text:p>WBE</text:p>
          </table:table-cell>
          <table:table-cell office:value-type="string">
            <text:p>International Symposium on Web-based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4</text:p>
          </table:table-cell>
          <table:table-cell office:value-type="string">
            <text:p>ITC</text:p>
          </table:table-cell>
          <table:table-cell office:value-type="string">
            <text:p>International Test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785</text:p>
          </table:table-cell>
          <table:table-cell office:value-type="string">
            <text:p>IWC</text:p>
          </table:table-cell>
          <table:table-cell office:value-type="string">
            <text:p>International Web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86</text:p>
          </table:table-cell>
          <table:table-cell office:value-type="string">
            <text:p>IWANN</text:p>
          </table:table-cell>
          <table:table-cell table:style-name="ce5" office:value-type="string">
            <text:p>International Work-Conference on Artificial and Natural Neural Network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7</text:p>
          </table:table-cell>
          <table:table-cell office:value-type="string">
            <text:p>TAG+</text:p>
          </table:table-cell>
          <table:table-cell table:style-name="ce5" office:value-type="string">
            <text:p>International Workhop on Tree Adjoining Grammar and Related Formalis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88</text:p>
          </table:table-cell>
          <table:table-cell office:value-type="string">
            <text:p>AVI</text:p>
          </table:table-cell>
          <table:table-cell office:value-type="string">
            <text:p>International Working Conference on Advanced Visual Interfac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2">
          <table:table-cell office:value-type="string">
            <text:p>789</text:p>
          </table:table-cell>
          <table:table-cell office:value-type="string">
            <text:p>ISWM-Mensura</text:p>
          </table:table-cell>
          <table:table-cell table:style-name="ce5" office:value-type="string">
            <text:p>International Workshop in Software Measurement - International Conference on Software on Software Process and Product Measur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0</text:p>
          </table:table-cell>
          <table:table-cell office:value-type="string">
            <text:p>ANTS</text:p>
          </table:table-cell>
          <table:table-cell table:style-name="ce5" office:value-type="string">
            <text:p>International Workshop on Ant Colony Optimization and Swarm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91</text:p>
          </table:table-cell>
          <table:table-cell office:value-type="string">
            <text:p>ARC</text:p>
          </table:table-cell>
          <table:table-cell office:value-type="string">
            <text:p>International Workshop on Applied Reconfigurable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792</text:p>
          </table:table-cell>
          <table:table-cell office:value-type="string">
            <text:p>APPROX</text:p>
          </table:table-cell>
          <table:table-cell table:style-name="ce5" office:value-type="string">
            <text:p>International Workshop on Approximation Algorithms for Combinatorial Optimization Probl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3</text:p>
          </table:table-cell>
          <table:table-cell office:value-type="string">
            <text:p>WAIS</text:p>
          </table:table-cell>
          <table:table-cell office:value-type="string">
            <text:p>International Workshop on Artificial Intelligence and Statis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4</text:p>
          </table:table-cell>
          <table:table-cell office:value-type="string">
            <text:p>IWCIA</text:p>
          </table:table-cell>
          <table:table-cell office:value-type="string">
            <text:p>International Workshop on Combinatorial Image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795</text:p>
          </table:table-cell>
          <table:table-cell office:value-type="string">
            <text:p>IWCS</text:p>
          </table:table-cell>
          <table:table-cell office:value-type="string">
            <text:p>International Workshop on Computational Seman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6</text:p>
          </table:table-cell>
          <table:table-cell office:value-type="string">
            <text:p>EUROCAST</text:p>
          </table:table-cell>
          <table:table-cell office:value-type="string">
            <text:p>International Workshop on Computer Aided Systems Theor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797</text:p>
          </table:table-cell>
          <table:table-cell office:value-type="string">
            <text:p>CAMP</text:p>
          </table:table-cell>
          <table:table-cell table:style-name="ce5" office:value-type="string">
            <text:p>International Workshop on Computer Architectures for Machine Percep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8</text:p>
          </table:table-cell>
          <table:table-cell office:value-type="string">
            <text:p>SeCoGIS</text:p>
          </table:table-cell>
          <table:table-cell table:style-name="ce5" office:value-type="string">
            <text:p>International Workshop on Conceptual Modeling for Geographic Information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799</text:p>
          </table:table-cell>
          <table:table-cell office:value-type="string">
            <text:p>CIA</text:p>
          </table:table-cell>
          <table:table-cell office:value-type="string">
            <text:p>International Workshop on Cooperative Information Ag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0</text:p>
          </table:table-cell>
          <table:table-cell office:value-type="string">
            <text:p>DIWeb</text:p>
          </table:table-cell>
          <table:table-cell office:value-type="string">
            <text:p>International Workshop on Data Integration over the We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1</text:p>
          </table:table-cell>
          <table:table-cell office:value-type="string">
            <text:p>DASWIS</text:p>
          </table:table-cell>
          <table:table-cell table:style-name="ce5" office:value-type="string">
            <text:p>International Workshop on Data Semantics in Web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02</text:p>
          </table:table-cell>
          <table:table-cell office:value-type="string">
            <text:p>DOLAP</text:p>
          </table:table-cell>
          <table:table-cell office:value-type="string">
            <text:p>International Workshop on Data Warehousing and OLA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03</text:p>
          </table:table-cell>
          <table:table-cell office:value-type="string">
            <text:p>DBISP2P</text:p>
          </table:table-cell>
          <table:table-cell table:style-name="ce7" office:value-type="string">
            <text:p>International Workshop on Databases, Information Systems and Peer-to-Peer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4</text:p>
          </table:table-cell>
          <table:table-cell office:value-type="string">
            <text:p>DALT</text:p>
          </table:table-cell>
          <table:table-cell table:style-name="ce6" office:value-type="string">
            <text:p>International Workshop on Declarative Agent Languages and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5</text:p>
          </table:table-cell>
          <table:table-cell office:value-type="string">
            <text:p>DEON</text:p>
          </table:table-cell>
          <table:table-cell office:value-type="string">
            <text:p>International Workshop on Deontic Logic in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06</text:p>
          </table:table-cell>
          <table:table-cell office:value-type="string">
            <text:p>DL</text:p>
          </table:table-cell>
          <table:table-cell office:value-type="string">
            <text:p>International Workshop on Description Log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7</text:p>
          </table:table-cell>
          <table:table-cell office:value-type="string">
            <text:p>DRCN</text:p>
          </table:table-cell>
          <table:table-cell table:style-name="ce5" office:value-type="string">
            <text:p>International Workshop on Design of Reliable Communications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8</text:p>
          </table:table-cell>
          <table:table-cell office:value-type="string">
            <text:p>DSV-IS</text:p>
          </table:table-cell>
          <table:table-cell table:style-name="ce7" office:value-type="string">
            <text:p>International Workshop on Design, Specification and Verification of Interactiv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09</text:p>
          </table:table-cell>
          <table:table-cell office:value-type="string">
            <text:p>DAS</text:p>
          </table:table-cell>
          <table:table-cell office:value-type="string">
            <text:p>International Workshop on Document Analysis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0</text:p>
          </table:table-cell>
          <table:table-cell office:value-type="string">
            <text:p>HealthCom</text:p>
          </table:table-cell>
          <table:table-cell table:style-name="ce5" office:value-type="string">
            <text:p>International Workshop on Enterprise Networking and Computing in Health Care Industr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1</text:p>
          </table:table-cell>
          <table:table-cell office:value-type="string">
            <text:p>E4MAS</text:p>
          </table:table-cell>
          <table:table-cell office:value-type="string">
            <text:p>International Workshop on Environments for Multi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2</text:p>
          </table:table-cell>
          <table:table-cell office:value-type="string">
            <text:p>FATES/RV</text:p>
          </table:table-cell>
          <table:table-cell office:value-type="string">
            <text:p>International Workshop on Formal Approaches to Testing of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3</text:p>
          </table:table-cell>
          <table:table-cell office:value-type="string">
            <text:p>FMICS</text:p>
          </table:table-cell>
          <table:table-cell table:style-name="ce5" office:value-type="string">
            <text:p>International Workshop on Formal Methods for Industrial Critical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4</text:p>
          </table:table-cell>
          <table:table-cell office:value-type="string">
            <text:p>FOOL</text:p>
          </table:table-cell>
          <table:table-cell office:value-type="string">
            <text:p>International Workshop on Foundations of Object-Oriented Languag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15</text:p>
          </table:table-cell>
          <table:table-cell office:value-type="string">
            <text:p>IWFHR</text:p>
          </table:table-cell>
          <table:table-cell office:value-type="string">
            <text:p>International Workshop on Frontiers in Handwriting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16</text:p>
          </table:table-cell>
          <table:table-cell office:value-type="string">
            <text:p>WFLP</text:p>
          </table:table-cell>
          <table:table-cell table:style-name="ce5" office:value-type="string">
            <text:p>International Workshop on Functional and (Constraint) Logic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7</text:p>
          </table:table-cell>
          <table:table-cell office:value-type="string">
            <text:p>GSD</text:p>
          </table:table-cell>
          <table:table-cell table:style-name="ce5" office:value-type="string">
            <text:p>International Workshop on Global Software Development for the Practitioner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18</text:p>
          </table:table-cell>
          <table:table-cell office:value-type="string">
            <text:p>WG</text:p>
          </table:table-cell>
          <table:table-cell table:style-name="ce5" office:value-type="string">
            <text:p>International Workshop on Graph-Theoretic Concepts in Computer Sci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19</text:p>
          </table:table-cell>
          <table:table-cell office:value-type="string">
            <text:p>CRIWG</text:p>
          </table:table-cell>
          <table:table-cell office:value-type="string">
            <text:p>International Workshop on Groupwa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20</text:p>
          </table:table-cell>
          <table:table-cell office:value-type="string">
            <text:p>HLPP</text:p>
          </table:table-cell>
          <table:table-cell table:style-name="ce5" office:value-type="string">
            <text:p>International Workshop on High-level Parallel Programming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1</text:p>
          </table:table-cell>
          <table:table-cell office:value-type="string">
            <text:p>Hot-P2P</text:p>
          </table:table-cell>
          <table:table-cell office:value-type="string">
            <text:p>International Workshop on Hot Topics in Peer-to-Peer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2</text:p>
          </table:table-cell>
          <table:table-cell office:value-type="string">
            <text:p>HM</text:p>
          </table:table-cell>
          <table:table-cell office:value-type="string">
            <text:p>International Workshop on Hybrid Metaheuris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3</text:p>
          </table:table-cell>
          <table:table-cell office:value-type="string">
            <text:p>IAIF</text:p>
          </table:table-cell>
          <table:table-cell office:value-type="string">
            <text:p>International Workshop on Image Analysis and Information Fus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4</text:p>
          </table:table-cell>
          <table:table-cell office:value-type="string">
            <text:p>LCPC</text:p>
          </table:table-cell>
          <table:table-cell table:style-name="ce5" office:value-type="string">
            <text:p>International Workshop on Languages and Compilers for Parallel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25</text:p>
          </table:table-cell>
          <table:table-cell office:value-type="string">
            <text:p>LCCS</text:p>
          </table:table-cell>
          <table:table-cell office:value-type="string">
            <text:p>International Workshop on Logic and Complexity in Computer Sci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6</text:p>
          </table:table-cell>
          <table:table-cell office:value-type="string">
            <text:p>IWLS</text:p>
          </table:table-cell>
          <table:table-cell office:value-type="string">
            <text:p>International Workshop on Logic and Synthesi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27</text:p>
          </table:table-cell>
          <table:table-cell office:value-type="string">
            <text:p>LPMA</text:p>
          </table:table-cell>
          <table:table-cell office:value-type="string">
            <text:p>International Workshop on Logic Programming and Multi-Ag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28</text:p>
          </table:table-cell>
          <table:table-cell office:value-type="string">
            <text:p>MGC</text:p>
          </table:table-cell>
          <table:table-cell office:value-type="string">
            <text:p>International Workshop on Middleware for Grid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29</text:p>
          </table:table-cell>
          <table:table-cell office:value-type="string">
            <text:p>MPAC</text:p>
          </table:table-cell>
          <table:table-cell table:style-name="ce5" office:value-type="string">
            <text:p>International Workshop on Middleware for Pervasive and Ad-hoc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30</text:p>
          </table:table-cell>
          <table:table-cell office:value-type="string">
            <text:p>MEWS</text:p>
          </table:table-cell>
          <table:table-cell office:value-type="string">
            <text:p>International Workshop on Mining for Enhanced Web Search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1</text:p>
          </table:table-cell>
          <table:table-cell office:value-type="string">
            <text:p>MATA</text:p>
          </table:table-cell>
          <table:table-cell table:style-name="ce5" office:value-type="string">
            <text:p>International Workshop on Mobility Aware Technologie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2</text:p>
          </table:table-cell>
          <table:table-cell office:value-type="string">
            <text:p>MABS</text:p>
          </table:table-cell>
          <table:table-cell office:value-type="string">
            <text:p>International Workshop on Multi-Agent-Based Simula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33</text:p>
          </table:table-cell>
          <table:table-cell office:value-type="string">
            <text:p>MNSA</text:p>
          </table:table-cell>
          <table:table-cell table:style-name="ce5" office:value-type="string">
            <text:p>International Workshop on Multimedia Network System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34</text:p>
          </table:table-cell>
          <table:table-cell office:value-type="string">
            <text:p>MMSP</text:p>
          </table:table-cell>
          <table:table-cell office:value-type="string">
            <text:p>International Workshop on Multimedia Signal Process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35</text:p>
          </table:table-cell>
          <table:table-cell office:value-type="string">
            <text:p>MCS</text:p>
          </table:table-cell>
          <table:table-cell office:value-type="string">
            <text:p>International Workshop on Multiple Classifier Systems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36</text:p>
          </table:table-cell>
          <table:table-cell office:value-type="string">
            <text:p>NLPCS</text:p>
          </table:table-cell>
          <table:table-cell table:style-name="ce5" office:value-type="string">
            <text:p>International Workshop on Natural Language Processing and Cognitive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4">
          <table:table-cell office:value-type="string">
            <text:p>837</text:p>
          </table:table-cell>
          <table:table-cell office:value-type="string">
            <text:p>COSET</text:p>
          </table:table-cell>
          <table:table-cell table:style-name="ce13" office:value-type="string">
            <text:p>International Workshop on Operating Systems, Programming Environments and Management Tools for High-Performance Computing on Cluster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38</text:p>
          </table:table-cell>
          <table:table-cell office:value-type="string">
            <text:p>IWPEC</text:p>
          </table:table-cell>
          <table:table-cell office:value-type="string">
            <text:p>International Workshop on Parameterized and Exact Compu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39</text:p>
          </table:table-cell>
          <table:table-cell office:value-type="string">
            <text:p>IPTPS</text:p>
          </table:table-cell>
          <table:table-cell office:value-type="string">
            <text:p>International Workshop on Peer-to-Peer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40</text:p>
          </table:table-cell>
          <table:table-cell office:value-type="string">
            <text:p>PATMOS</text:p>
          </table:table-cell>
          <table:table-cell table:style-name="ce7" office:value-type="string">
            <text:p>International Workshop on Power and Timing Modeling Optimization and Simul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41</text:p>
          </table:table-cell>
          <table:table-cell office:value-type="string">
            <text:p>IWPSE</text:p>
          </table:table-cell>
          <table:table-cell table:style-name="ce9" office:value-type="string">
            <text:p>International Workshop on Principles of Software Evolu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2</text:p>
          </table:table-cell>
          <table:table-cell office:value-type="string">
            <text:p>IWQoS</text:p>
          </table:table-cell>
          <table:table-cell table:style-name="ce9" office:value-type="string">
            <text:p>International Workshop on Quality of Servi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43</text:p>
          </table:table-cell>
          <table:table-cell office:value-type="string">
            <text:p>RANDOM</text:p>
          </table:table-cell>
          <table:table-cell office:value-type="string">
            <text:p>International Workshop on Randomiz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44</text:p>
          </table:table-cell>
          <table:table-cell office:value-type="string">
            <text:p>RSP</text:p>
          </table:table-cell>
          <table:table-cell office:value-type="string">
            <text:p>International Workshop on Rapid System Prototyp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45</text:p>
          </table:table-cell>
          <table:table-cell office:value-type="string">
            <text:p>WRS</text:p>
          </table:table-cell>
          <table:table-cell table:style-name="ce5" office:value-type="string">
            <text:p>International Workshop on Reduction Strategies in Rewriting and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46</text:p>
          </table:table-cell>
          <table:table-cell office:value-type="string">
            <text:p>RIDE</text:p>
          </table:table-cell>
          <table:table-cell office:value-type="string">
            <text:p>International Workshop on Research Issues in Data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7</text:p>
          </table:table-cell>
          <table:table-cell office:value-type="string">
            <text:p>RULE</text:p>
          </table:table-cell>
          <table:table-cell table:style-name="ce9" office:value-type="string">
            <text:p>International Workshop on Rule-Based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48</text:p>
          </table:table-cell>
          <table:table-cell office:value-type="string">
            <text:p>SPW</text:p>
          </table:table-cell>
          <table:table-cell table:style-name="ce9" office:value-type="string">
            <text:p>International Workshop on Security Protocol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49</text:p>
          </table:table-cell>
          <table:table-cell office:value-type="string">
            <text:p>SemEval</text:p>
          </table:table-cell>
          <table:table-cell office:value-type="string">
            <text:p>International Workshop on Semantic Evaluation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50</text:p>
          </table:table-cell>
          <table:table-cell office:value-type="string">
            <text:p>SAPIR</text:p>
          </table:table-cell>
          <table:table-cell table:style-name="ce5" office:value-type="string">
            <text:p>International Workshop on Service Assurance with Partial and Intermittent Resourc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1</text:p>
          </table:table-cell>
          <table:table-cell office:value-type="string">
            <text:p>SELMAS</text:p>
          </table:table-cell>
          <table:table-cell table:style-name="ce5" office:value-type="string">
            <text:p>International Workshop on Software Engineering for Large-Scale Multi-Agent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2</text:p>
          </table:table-cell>
          <table:table-cell office:value-type="string">
            <text:p>PROSim</text:p>
          </table:table-cell>
          <table:table-cell table:style-name="ce9" office:value-type="string">
            <text:p>International Workshop on Software Process Simulation and Model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53</text:p>
          </table:table-cell>
          <table:table-cell office:value-type="string">
            <text:p>SPR</text:p>
          </table:table-cell>
          <table:table-cell table:style-name="ce5" office:value-type="string">
            <text:p>International Workshop on Statistical Techniques in Pattern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4</text:p>
          </table:table-cell>
          <table:table-cell office:value-type="string">
            <text:p>SSPR</text:p>
          </table:table-cell>
          <table:table-cell office:value-type="string">
            <text:p>International Workshop on Structural and Syntactic Pattern Recognition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55</text:p>
          </table:table-cell>
          <table:table-cell office:value-type="string">
            <text:p>IWSSIP</text:p>
          </table:table-cell>
          <table:table-cell table:style-name="ce8" office:value-type="string">
            <text:p>International Workshop on Systems, Signals and Image Process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6</text:p>
          </table:table-cell>
          <table:table-cell office:value-type="string">
            <text:p>TAMODIA</text:p>
          </table:table-cell>
          <table:table-cell table:style-name="ce5" office:value-type="string">
            <text:p>International Workshop on Task Models and Diagrams for User Interface Desig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7</text:p>
          </table:table-cell>
          <table:table-cell office:value-type="string">
            <text:p>WebDB</text:p>
          </table:table-cell>
          <table:table-cell office:value-type="string">
            <text:p>International Workshop on the Web and Database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58</text:p>
          </table:table-cell>
          <table:table-cell office:value-type="string">
            <text:p>TAKMA</text:p>
          </table:table-cell>
          <table:table-cell table:style-name="ce5" office:value-type="string">
            <text:p>International Workshop on Theory and Applications of Knowledge Manage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59</text:p>
          </table:table-cell>
          <table:table-cell office:value-type="string">
            <text:p>Virtual Rehabilitati</text:p>
          </table:table-cell>
          <table:table-cell office:value-type="string">
            <text:p>International Workshop on Virtual Rehabili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60</text:p>
          </table:table-cell>
          <table:table-cell office:value-type="string">
            <text:p>W2GIS</text:p>
          </table:table-cell>
          <table:table-cell table:style-name="ce5" office:value-type="string">
            <text:p>International Workshop on Web and Wireless Geographical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1</text:p>
          </table:table-cell>
          <table:table-cell office:value-type="string">
            <text:p>FTP</text:p>
          </table:table-cell>
          <table:table-cell office:value-type="string">
            <text:p>International Workshops on First-Order Theorem Prov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2</text:p>
          </table:table-cell>
          <table:table-cell office:value-type="string">
            <text:p>WWW</text:p>
          </table:table-cell>
          <table:table-cell office:value-type="string">
            <text:p>International World Wide Web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63</text:p>
          </table:table-cell>
          <table:table-cell office:value-type="string">
            <text:p>XSym</text:p>
          </table:table-cell>
          <table:table-cell office:value-type="string">
            <text:p>International XML Database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4</text:p>
          </table:table-cell>
          <table:table-cell office:value-type="string">
            <text:p>CAINE</text:p>
          </table:table-cell>
          <table:table-cell table:style-name="ce5" office:value-type="string">
            <text:p>ISCA International Conference on Computer Applications in Industry and Engineer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65</text:p>
          </table:table-cell>
          <table:table-cell office:value-type="string">
            <text:p>INAP</text:p>
          </table:table-cell>
          <table:table-cell table:style-name="ce5" office:value-type="string">
            <text:p>Joint Conference on Application of Declarative Programming and Knowledge Manage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66</text:p>
          </table:table-cell>
          <table:table-cell office:value-type="string">
            <text:p>JCIS</text:p>
          </table:table-cell>
          <table:table-cell office:value-type="string">
            <text:p>Joint Conference on Information Scien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67</text:p>
          </table:table-cell>
          <table:table-cell office:value-type="string">
            <text:p>NeMLaP</text:p>
          </table:table-cell>
          <table:table-cell table:style-name="ce5" office:value-type="string">
            <text:p>Joint Conference on New Methods in Language Processing and Computational Natural Language Learn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68</text:p>
          </table:table-cell>
          <table:table-cell office:value-type="string">
            <text:p>WorldHAPTICS</text:p>
          </table:table-cell>
          <table:table-cell table:style-name="ce5" office:value-type="string">
            <text:p>Joint EUROHAPTICS Conference and Symposium on Haptics Interfaces for Virtual Environment and Teleoperator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69</text:p>
          </table:table-cell>
          <table:table-cell office:value-type="string">
            <text:p>JMLC</text:p>
          </table:table-cell>
          <table:table-cell office:value-type="string">
            <text:p>Joint Modular Language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70</text:p>
          </table:table-cell>
          <table:table-cell office:value-type="string">
            <text:p>LDTA</text:p>
          </table:table-cell>
          <table:table-cell table:style-name="ce8" office:value-type="string">
            <text:p>Language Descriptions, Tools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1</text:p>
          </table:table-cell>
          <table:table-cell office:value-type="string">
            <text:p>CLIHC</text:p>
          </table:table-cell>
          <table:table-cell office:value-type="string">
            <text:p>Latin American Conference on Human-Computer Interac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2</text:p>
          </table:table-cell>
          <table:table-cell office:value-type="string">
            <text:p>LANOMS</text:p>
          </table:table-cell>
          <table:table-cell office:value-type="string">
            <text:p>Latin American Network Operations and Managemen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3</text:p>
          </table:table-cell>
          <table:table-cell office:value-type="string">
            <text:p>LATIN</text:p>
          </table:table-cell>
          <table:table-cell office:value-type="string">
            <text:p>Latin American Symposium on Theoretical Informa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74</text:p>
          </table:table-cell>
          <table:table-cell office:value-type="string">
            <text:p>LA-WEB</text:p>
          </table:table-cell>
          <table:table-cell office:value-type="string">
            <text:p>Latin American Web Congres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5</text:p>
          </table:table-cell>
          <table:table-cell office:value-type="string">
            <text:p>LAGOS</text:p>
          </table:table-cell>
          <table:table-cell table:style-name="ce8" office:value-type="string">
            <text:p>Latin-American Algorithms, Graphs and Optimization Symposium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876</text:p>
          </table:table-cell>
          <table:table-cell office:value-type="string">
            <text:p>LADC</text:p>
          </table:table-cell>
          <table:table-cell office:value-type="string">
            <text:p>Latin-American Symposium on Dependable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77</text:p>
          </table:table-cell>
          <table:table-cell office:value-type="string">
            <text:p>LPAR</text:p>
          </table:table-cell>
          <table:table-cell office:value-type="string">
            <text:p>Logic Programming and Automated Reasoning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8</text:p>
          </table:table-cell>
          <table:table-cell office:value-type="string">
            <text:p>MT Summit</text:p>
          </table:table-cell>
          <table:table-cell office:value-type="string">
            <text:p>Machine Translation Summi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79</text:p>
          </table:table-cell>
          <table:table-cell office:value-type="string">
            <text:p>MFPS</text:p>
          </table:table-cell>
          <table:table-cell office:value-type="string">
            <text:p>Mathematical Foundations of Programming Seman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0</text:p>
          </table:table-cell>
          <table:table-cell office:value-type="string">
            <text:p>MIC</text:p>
          </table:table-cell>
          <table:table-cell office:value-type="string">
            <text:p>Metaheuristic International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81</text:p>
          </table:table-cell>
          <table:table-cell office:value-type="string">
            <text:p>MDAI</text:p>
          </table:table-cell>
          <table:table-cell office:value-type="string">
            <text:p>Modeling Decisions for Artifici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2</text:p>
          </table:table-cell>
          <table:table-cell office:value-type="string">
            <text:p>MISTA</text:p>
          </table:table-cell>
          <table:table-cell table:style-name="ce5" office:value-type="string">
            <text:p>Multidisciplinary International Scheduling Conference: Theory and Application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83</text:p>
          </table:table-cell>
          <table:table-cell office:value-type="string">
            <text:p>NOSSDAV</text:p>
          </table:table-cell>
          <table:table-cell office:value-type="string">
            <text:p>Network and Operating System Support for Digital A/V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84</text:p>
          </table:table-cell>
          <table:table-cell office:value-type="string">
            <text:p>NetStore</text:p>
          </table:table-cell>
          <table:table-cell office:value-type="string">
            <text:p>Network Storage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5</text:p>
          </table:table-cell>
          <table:table-cell office:value-type="string">
            <text:p>NIPS</text:p>
          </table:table-cell>
          <table:table-cell office:value-type="string">
            <text:p>Neural Information Processing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886</text:p>
          </table:table-cell>
          <table:table-cell office:value-type="string">
            <text:p>NIME</text:p>
          </table:table-cell>
          <table:table-cell office:value-type="string">
            <text:p>New Interfaces for Music Express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887</text:p>
          </table:table-cell>
          <table:table-cell office:value-type="string">
            <text:p>NAACL</text:p>
          </table:table-cell>
          <table:table-cell table:style-name="ce5" office:value-type="string">
            <text:p>North American Chapter of the Association for Computational Linguistics Annual Meeting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88</text:p>
          </table:table-cell>
          <table:table-cell office:value-type="string">
            <text:p>NAFIPS</text:p>
          </table:table-cell>
          <table:table-cell table:style-name="ce5" office:value-type="string">
            <text:p>North American Fuzzy Information Processing Society International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889</text:p>
          </table:table-cell>
          <table:table-cell office:value-type="string">
            <text:p>PDC</text:p>
          </table:table-cell>
          <table:table-cell office:value-type="string">
            <text:p>Participatory Desig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0</text:p>
          </table:table-cell>
          <table:table-cell office:value-type="string">
            <text:p>PAM</text:p>
          </table:table-cell>
          <table:table-cell office:value-type="string">
            <text:p>Passive and Active Measurement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1</text:p>
          </table:table-cell>
          <table:table-cell office:value-type="string">
            <text:p>PLoP</text:p>
          </table:table-cell>
          <table:table-cell office:value-type="string">
            <text:p>Pattern Languages of Programs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2</text:p>
          </table:table-cell>
          <table:table-cell office:value-type="string">
            <text:p>PPoPP</text:p>
          </table:table-cell>
          <table:table-cell office:value-type="string">
            <text:p>Principles and Practice of Parallel Programm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3</text:p>
          </table:table-cell>
          <table:table-cell office:value-type="string">
            <text:p>RTSS</text:p>
          </table:table-cell>
          <table:table-cell office:value-type="string">
            <text:p>Real Time Systems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4</text:p>
          </table:table-cell>
          <table:table-cell office:value-type="string">
            <text:p>RAW</text:p>
          </table:table-cell>
          <table:table-cell office:value-type="string">
            <text:p>Reconfigurable Architectures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5</text:p>
          </table:table-cell>
          <table:table-cell office:value-type="string">
            <text:p>RSS</text:p>
          </table:table-cell>
          <table:table-cell office:value-type="string">
            <text:p>Robotics: Science and Systems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6</text:p>
          </table:table-cell>
          <table:table-cell office:value-type="string">
            <text:p>RSA</text:p>
          </table:table-cell>
          <table:table-cell office:value-type="string">
            <text:p>RSA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897</text:p>
          </table:table-cell>
          <table:table-cell office:value-type="string">
            <text:p>SWWS</text:p>
          </table:table-cell>
          <table:table-cell office:value-type="string">
            <text:p>Semantic Web and Web Servic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898</text:p>
          </table:table-cell>
          <table:table-cell office:value-type="string">
            <text:p>PPSC</text:p>
          </table:table-cell>
          <table:table-cell office:value-type="string">
            <text:p>SIAM Conference on Parallel Processing for Scientific Comput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899</text:p>
          </table:table-cell>
          <table:table-cell office:value-type="string">
            <text:p>SDM</text:p>
          </table:table-cell>
          <table:table-cell office:value-type="string">
            <text:p>SIAM International Conference on Data Mi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0</text:p>
          </table:table-cell>
          <table:table-cell office:value-type="string">
            <text:p>AIS</text:p>
          </table:table-cell>
          <table:table-cell table:style-name="ce6" office:value-type="string">
            <text:p>SIGED International Conference on Informatics Education and Research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1</text:p>
          </table:table-cell>
          <table:table-cell office:value-type="string">
            <text:p>SITE</text:p>
          </table:table-cell>
          <table:table-cell office:value-type="string">
            <text:p>Society for Information Technology and Teacher Education Confer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02</text:p>
          </table:table-cell>
          <table:table-cell office:value-type="string">
            <text:p>SQC</text:p>
          </table:table-cell>
          <table:table-cell office:value-type="string">
            <text:p>Software and Systems Quality Conferenc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3</text:p>
          </table:table-cell>
          <table:table-cell office:value-type="string">
            <text:p>SRIG-ET</text:p>
          </table:table-cell>
          <table:table-cell office:value-type="string">
            <text:p>Software Education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4</text:p>
          </table:table-cell>
          <table:table-cell office:value-type="string">
            <text:p>SPLC</text:p>
          </table:table-cell>
          <table:table-cell office:value-type="string">
            <text:p>Software Product Line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5</text:p>
          </table:table-cell>
          <table:table-cell office:value-type="string">
            <text:p>SMC</text:p>
          </table:table-cell>
          <table:table-cell office:value-type="string">
            <text:p>Sound and Music Computing Conferenc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06</text:p>
          </table:table-cell>
          <table:table-cell office:value-type="string">
            <text:p>PCNS</text:p>
          </table:table-cell>
          <table:table-cell office:value-type="string">
            <text:p>SPIE Conference on Performance and Control of Network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07</text:p>
          </table:table-cell>
          <table:table-cell office:value-type="string">
            <text:p>VDEA</text:p>
          </table:table-cell>
          <table:table-cell office:value-type="string">
            <text:p>SPIE Conference on Visual Data Exploration and Analys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08</text:p>
          </table:table-cell>
          <table:table-cell office:value-type="string">
            <text:p>VCIP</text:p>
          </table:table-cell>
          <table:table-cell table:style-name="ce6" office:value-type="string">
            <text:p>SPIE International Conference on Visual Communications and Image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09</text:p>
          </table:table-cell>
          <table:table-cell office:value-type="string">
            <text:p>SRUTI</text:p>
          </table:table-cell>
          <table:table-cell office:value-type="string">
            <text:p>Steps to Reducing Unwanted Traffic on the Internet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10</text:p>
          </table:table-cell>
          <table:table-cell office:value-type="string">
            <text:p>SCSC</text:p>
          </table:table-cell>
          <table:table-cell office:value-type="string">
            <text:p>Summer Computer Simulation Conferenc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1</text:p>
          </table:table-cell>
          <table:table-cell office:value-type="string">
            <text:p>ADBIS</text:p>
          </table:table-cell>
          <table:table-cell office:value-type="string">
            <text:p>Symposium on Advances in Database and Information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2</text:p>
          </table:table-cell>
          <table:table-cell office:value-type="string">
            <text:p>APGV</text:p>
          </table:table-cell>
          <table:table-cell office:value-type="string">
            <text:p>Symposium on Applied Perception in Graphics and Visualiza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3</text:p>
          </table:table-cell>
          <table:table-cell office:value-type="string">
            <text:p>AQSDT</text:p>
          </table:table-cell>
          <table:table-cell office:value-type="string">
            <text:p>Symposium on Assessment of Quality Software Development Tool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4</text:p>
          </table:table-cell>
          <table:table-cell office:value-type="string">
            <text:p>ASYNC</text:p>
          </table:table-cell>
          <table:table-cell office:value-type="string">
            <text:p>Symposium on Asynchronous Circuits and Systems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15</text:p>
          </table:table-cell>
          <table:table-cell office:value-type="string">
            <text:p>Hot Interconnect</text:p>
          </table:table-cell>
          <table:table-cell office:value-type="string">
            <text:p>Symposium on High-Performance Interconnec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16</text:p>
          </table:table-cell>
          <table:table-cell office:value-type="string">
            <text:p>COMMONSENSE</text:p>
          </table:table-cell>
          <table:table-cell office:value-type="string">
            <text:p>Symposium on Logical Formalizations of Commonsense Reasoning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17</text:p>
          </table:table-cell>
          <table:table-cell office:value-type="string">
            <text:p>LFCS</text:p>
          </table:table-cell>
          <table:table-cell office:value-type="string">
            <text:p>Symposium on Logical Foundations of Computer Sci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18</text:p>
          </table:table-cell>
          <table:table-cell office:value-type="string">
            <text:p>NSDI</text:p>
          </table:table-cell>
          <table:table-cell table:style-name="ce8" office:value-type="string">
            <text:p>Symposium on Networked Systems, Design and Implementation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19</text:p>
          </table:table-cell>
          <table:table-cell office:value-type="string">
            <text:p>PEPM</text:p>
          </table:table-cell>
          <table:table-cell office:value-type="string">
            <text:p>Symposium on Partial Evaluation and Program Manipul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20</text:p>
          </table:table-cell>
          <table:table-cell office:value-type="string">
            <text:p>PLILP</text:p>
          </table:table-cell>
          <table:table-cell table:style-name="ce5" office:value-type="string">
            <text:p>Symposium on Programming Language Implementation and Logic Programm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21</text:p>
          </table:table-cell>
          <table:table-cell office:value-type="string">
            <text:p>PADO</text:p>
          </table:table-cell>
          <table:table-cell office:value-type="string">
            <text:p>Symposium on Programs as Data Objec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2</text:p>
          </table:table-cell>
          <table:table-cell office:value-type="string">
            <text:p>SREIS</text:p>
          </table:table-cell>
          <table:table-cell office:value-type="string">
            <text:p>Symposium on Requirements Engineering for Information Security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3</text:p>
          </table:table-cell>
          <table:table-cell office:value-type="string">
            <text:p>SPIRE</text:p>
          </table:table-cell>
          <table:table-cell office:value-type="string">
            <text:p>Symposium on String Processing and Information Retrieval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4</text:p>
          </table:table-cell>
          <table:table-cell office:value-type="string">
            <text:p>CALCULEMUS</text:p>
          </table:table-cell>
          <table:table-cell table:style-name="ce5" office:value-type="string">
            <text:p>Symposium on the Integration of Symbolic Computation and Mechanized Reason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25</text:p>
          </table:table-cell>
          <table:table-cell office:value-type="string">
            <text:p>VLFM</text:p>
          </table:table-cell>
          <table:table-cell office:value-type="string">
            <text:p>Symposium on Visual Languages and Formal Method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26</text:p>
          </table:table-cell>
          <table:table-cell office:value-type="string">
            <text:p>SIGCSE</text:p>
          </table:table-cell>
          <table:table-cell office:value-type="string">
            <text:p>Technical Symposium on Computer Scienc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27</text:p>
          </table:table-cell>
          <table:table-cell office:value-type="string">
            <text:p>TOOLS</text:p>
          </table:table-cell>
          <table:table-cell office:value-type="string">
            <text:p>Technology of Object-Oriented Languages and Systems Conferenc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28</text:p>
          </table:table-cell>
          <table:table-cell office:value-type="string">
            <text:p>TREC</text:p>
          </table:table-cell>
          <table:table-cell office:value-type="string">
            <text:p>Text Retrieval Conference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29</text:p>
          </table:table-cell>
          <table:table-cell office:value-type="string">
            <text:p>EMBC</text:p>
          </table:table-cell>
          <table:table-cell table:style-name="ce5" office:value-type="string">
            <text:p>The Annual International Conference of the IEEE Engineering in Medicine and Biology Societ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0</text:p>
          </table:table-cell>
          <table:table-cell office:value-type="string">
            <text:p>ArtAbilitation</text:p>
          </table:table-cell>
          <table:table-cell office:value-type="string">
            <text:p>The ArtAbilitation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1</text:p>
          </table:table-cell>
          <table:table-cell office:value-type="string">
            <text:p>FEF</text:p>
          </table:table-cell>
          <table:table-cell office:value-type="string">
            <text:p>The Finite Elements in Flow Problems Conferen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32</text:p>
          </table:table-cell>
          <table:table-cell office:value-type="string">
            <text:p>LAW</text:p>
          </table:table-cell>
          <table:table-cell office:value-type="string">
            <text:p>The Linguistic Annotation Workshop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33</text:p>
          </table:table-cell>
          <table:table-cell office:value-type="string">
            <text:p>TCC</text:p>
          </table:table-cell>
          <table:table-cell office:value-type="string">
            <text:p>Theory of Cryptography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34</text:p>
          </table:table-cell>
          <table:table-cell office:value-type="string">
            <text:p>TFP</text:p>
          </table:table-cell>
          <table:table-cell office:value-type="string">
            <text:p>Trends in Functional Programm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5</text:p>
          </table:table-cell>
          <table:table-cell office:value-type="string">
            <text:p>IFAC</text:p>
          </table:table-cell>
          <table:table-cell office:value-type="string">
            <text:p>Triennial Event of International Federation of Automatic Contro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36</text:p>
          </table:table-cell>
          <table:table-cell office:value-type="string">
            <text:p>TLCA</text:p>
          </table:table-cell>
          <table:table-cell office:value-type="string">
            <text:p>Typed Lambda Calculus and Appl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37</text:p>
          </table:table-cell>
          <table:table-cell office:value-type="string">
            <text:p>UDMS</text:p>
          </table:table-cell>
          <table:table-cell office:value-type="string">
            <text:p>Urban Data Management Symposium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38</text:p>
          </table:table-cell>
          <table:table-cell office:value-type="string">
            <text:p>USENIX</text:p>
          </table:table-cell>
          <table:table-cell office:value-type="string">
            <text:p>USENIX Annual Technical Conference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39</text:p>
          </table:table-cell>
          <table:table-cell office:value-type="string">
            <text:p>FAST</text:p>
          </table:table-cell>
          <table:table-cell office:value-type="string">
            <text:p>USENIX Conference on File and Storage Technologie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0</text:p>
          </table:table-cell>
          <table:table-cell office:value-type="string">
            <text:p>NDSS</text:p>
          </table:table-cell>
          <table:table-cell office:value-type="string">
            <text:p>Usenix Networked and Distributed System Security Symposium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1</text:p>
          </table:table-cell>
          <table:table-cell office:value-type="string">
            <text:p>SECURITY</text:p>
          </table:table-cell>
          <table:table-cell office:value-type="string">
            <text:p>Usenix Security Symposium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string">
            <text:p>942</text:p>
          </table:table-cell>
          <table:table-cell office:value-type="string">
            <text:p>USITS</text:p>
          </table:table-cell>
          <table:table-cell office:value-type="string">
            <text:p>USENIX Symposium on Internet Technologies an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43</text:p>
          </table:table-cell>
          <table:table-cell office:value-type="string">
            <text:p>OSDI</text:p>
          </table:table-cell>
          <table:table-cell office:value-type="string">
            <text:p>Usenix Symposium on Operating Systems Design and Implement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4</text:p>
          </table:table-cell>
          <table:table-cell office:value-type="string">
            <text:p>HotOS</text:p>
          </table:table-cell>
          <table:table-cell office:value-type="string">
            <text:p>USENIX Workshop on Hot Topics in Operating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45</text:p>
          </table:table-cell>
          <table:table-cell office:value-type="string">
            <text:p>WCW</text:p>
          </table:table-cell>
          <table:table-cell office:value-type="string">
            <text:p>Web Caching Workshop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6</text:p>
          </table:table-cell>
          <table:table-cell office:value-type="string">
            <text:p>WSC</text:p>
          </table:table-cell>
          <table:table-cell office:value-type="string">
            <text:p>Winter Simulation Conferenc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47</text:p>
          </table:table-cell>
          <table:table-cell office:value-type="string">
            <text:p>WICSA</text:p>
          </table:table-cell>
          <table:table-cell office:value-type="string">
            <text:p>Working IEEE/IFIP Working Conference on Software Architecture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8</text:p>
          </table:table-cell>
          <table:table-cell office:value-type="string">
            <text:p>WiSME</text:p>
          </table:table-cell>
          <table:table-cell office:value-type="string">
            <text:p>Workshop in Software Model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49</text:p>
          </table:table-cell>
          <table:table-cell office:value-type="string">
            <text:p>WECWIS</text:p>
          </table:table-cell>
          <table:table-cell table:style-name="ce5" office:value-type="string">
            <text:p>Workshop on Advanced Issues of E-Commerce and Web Based Information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0</text:p>
          </table:table-cell>
          <table:table-cell office:value-type="string">
            <text:p>EUROPT</text:p>
          </table:table-cell>
          <table:table-cell office:value-type="string">
            <text:p>Workshop on Advances in Continuous Optimiz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1</text:p>
          </table:table-cell>
          <table:table-cell office:value-type="string">
            <text:p>AOSE</text:p>
          </table:table-cell>
          <table:table-cell office:value-type="string">
            <text:p>Workshop on Agent-Oriented Software Engineer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2</text:p>
          </table:table-cell>
          <table:table-cell office:value-type="string">
            <text:p>ANIREM</text:p>
          </table:table-cell>
          <table:table-cell table:style-name="ce7" office:value-type="string">
            <text:p>Workshop on Agents, Norms and Institutions for Regulated Multiagent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53</text:p>
          </table:table-cell>
          <table:table-cell office:value-type="string">
            <text:p>ALG</text:p>
          </table:table-cell>
          <table:table-cell office:value-type="string">
            <text:p>Workshop on Algorithm Engineer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54</text:p>
          </table:table-cell>
          <table:table-cell office:value-type="string">
            <text:p>ALENEX</text:p>
          </table:table-cell>
          <table:table-cell office:value-type="string">
            <text:p>Workshop on Algorithm Engineering and Experiment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5</text:p>
          </table:table-cell>
          <table:table-cell office:value-type="string">
            <text:p>WADS</text:p>
          </table:table-cell>
          <table:table-cell office:value-type="string">
            <text:p>Workshop on Algorithms and Data Structur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6</text:p>
          </table:table-cell>
          <table:table-cell office:value-type="string">
            <text:p>WABI</text:p>
          </table:table-cell>
          <table:table-cell office:value-type="string">
            <text:p>Workshop on Algorithms in Bioinformatic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57</text:p>
          </table:table-cell>
          <table:table-cell office:value-type="string">
            <text:p>ANALCO</text:p>
          </table:table-cell>
          <table:table-cell office:value-type="string">
            <text:p>Workshop on Analytic Algorithms and Combinator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58</text:p>
          </table:table-cell>
          <table:table-cell office:value-type="string">
            <text:p>WAOA</text:p>
          </table:table-cell>
          <table:table-cell office:value-type="string">
            <text:p>Workshop on Approximation and Online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59</text:p>
          </table:table-cell>
          <table:table-cell office:value-type="string">
            <text:p>WADS</text:p>
          </table:table-cell>
          <table:table-cell office:value-type="string">
            <text:p>Workshop on Architecting Dependable System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60</text:p>
          </table:table-cell>
          <table:table-cell office:value-type="string">
            <text:p>WACERTS</text:p>
          </table:table-cell>
          <table:table-cell table:style-name="ce5" office:value-type="string">
            <text:p>Workshop on Architectures for Cooperative Embedded Real-Time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1</text:p>
          </table:table-cell>
          <table:table-cell office:value-type="string">
            <text:p>CANPC</text:p>
          </table:table-cell>
          <table:table-cell table:style-name="ce7" office:value-type="string">
            <text:p>Workshop on Communication, Architecture, and Applications for Network-Based Parallel Comput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2</text:p>
          </table:table-cell>
          <table:table-cell office:value-type="string">
            <text:p>PROPOR</text:p>
          </table:table-cell>
          <table:table-cell table:style-name="ce5" office:value-type="string">
            <text:p>Workshop on Computational Processing of Written and Spoken Portugues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3</text:p>
          </table:table-cell>
          <table:table-cell office:value-type="string">
            <text:p>WCAE</text:p>
          </table:table-cell>
          <table:table-cell office:value-type="string">
            <text:p>Workshop on Computer Architectur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4</text:p>
          </table:table-cell>
          <table:table-cell office:value-type="string">
            <text:p>CASE</text:p>
          </table:table-cell>
          <table:table-cell office:value-type="string">
            <text:p>Workshop on Computer-Aided Software Engineer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65</text:p>
          </table:table-cell>
          <table:table-cell office:value-type="string">
            <text:p>CoALa</text:p>
          </table:table-cell>
          <table:table-cell office:value-type="string">
            <text:p>Workshop on Contract Architectures and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6</text:p>
          </table:table-cell>
          <table:table-cell office:value-type="string">
            <text:p>COIN</text:p>
          </table:table-cell>
          <table:table-cell table:style-name="ce7" office:value-type="string">
            <text:p>Workshop on Coordination, Organization, Institutions and Norms in Agent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67</text:p>
          </table:table-cell>
          <table:table-cell office:value-type="string">
            <text:p>CSD</text:p>
          </table:table-cell>
          <table:table-cell office:value-type="string">
            <text:p>Workshop on Critical Systems Development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68</text:p>
          </table:table-cell>
          <table:table-cell office:value-type="string">
            <text:p>CLIP</text:p>
          </table:table-cell>
          <table:table-cell office:value-type="string">
            <text:p>Workshop on Cross-Language Information Process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69</text:p>
          </table:table-cell>
          <table:table-cell office:value-type="string">
            <text:p>CHES</text:p>
          </table:table-cell>
          <table:table-cell office:value-type="string">
            <text:p>Workshop on Cryptographic Hardware and Embedded Systems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>
            <text:p>970</text:p>
          </table:table-cell>
          <table:table-cell office:value-type="string">
            <text:p>MobiDE</text:p>
          </table:table-cell>
          <table:table-cell office:value-type="string">
            <text:p>Workshop on Data Engineering for Wireless and Mobile Acces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71</text:p>
          </table:table-cell>
          <table:table-cell office:value-type="string">
            <text:p>SIGdial</text:p>
          </table:table-cell>
          <table:table-cell office:value-type="string">
            <text:p>Workshop on Discourse and Dialogu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972</text:p>
          </table:table-cell>
          <table:table-cell office:value-type="string">
            <text:p>WDAG</text:p>
          </table:table-cell>
          <table:table-cell office:value-type="string">
            <text:p>Workshop on Distributed Algorith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3</text:p>
          </table:table-cell>
          <table:table-cell office:value-type="string">
            <text:p>DCW</text:p>
          </table:table-cell>
          <table:table-cell office:value-type="string">
            <text:p>Workshop on Distributed Communities on the Web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4</text:p>
          </table:table-cell>
          <table:table-cell office:value-type="string">
            <text:p>DSM</text:p>
          </table:table-cell>
          <table:table-cell office:value-type="string">
            <text:p>Workshop on Distributed Shared Memor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75</text:p>
          </table:table-cell>
          <table:table-cell office:value-type="string">
            <text:p>EA</text:p>
          </table:table-cell>
          <table:table-cell office:value-type="string">
            <text:p>Workshop on Early Aspect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6</text:p>
          </table:table-cell>
          <table:table-cell office:value-type="string">
            <text:p>Emnets</text:p>
          </table:table-cell>
          <table:table-cell office:value-type="string">
            <text:p>Workshop on Embedded Networked Sensor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77</text:p>
          </table:table-cell>
          <table:table-cell office:value-type="string">
            <text:p>WEA</text:p>
          </table:table-cell>
          <table:table-cell office:value-type="string">
            <text:p>Workshop on Experimental Algorith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8</text:p>
          </table:table-cell>
          <table:table-cell office:value-type="string">
            <text:p>FTJP</text:p>
          </table:table-cell>
          <table:table-cell office:value-type="string">
            <text:p>Workshop on Formal Techniques for Java Progra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79</text:p>
          </table:table-cell>
          <table:table-cell office:value-type="string">
            <text:p>GIR</text:p>
          </table:table-cell>
          <table:table-cell office:value-type="string">
            <text:p>Workshop on Geographic Information Retrieval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80</text:p>
          </table:table-cell>
          <table:table-cell office:value-type="string">
            <text:p>IAPR -TC-15</text:p>
          </table:table-cell>
          <table:table-cell office:value-type="string">
            <text:p>Workshop on Graph-based Representations in Pattern Recognition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office:value-type="string">
            <text:p>981</text:p>
          </table:table-cell>
          <table:table-cell office:value-type="string">
            <text:p>HOTNETS</text:p>
          </table:table-cell>
          <table:table-cell office:value-type="string">
            <text:p>Workshop on Hot Topics in Network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2</text:p>
          </table:table-cell>
          <table:table-cell office:value-type="string">
            <text:p>IPT</text:p>
          </table:table-cell>
          <table:table-cell office:value-type="string">
            <text:p>Workshop on Immersive Projection Technology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3</text:p>
          </table:table-cell>
          <table:table-cell office:value-type="string">
            <text:p>WITS</text:p>
          </table:table-cell>
          <table:table-cell office:value-type="string">
            <text:p>Workshop on Information Technologies an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4</text:p>
          </table:table-cell>
          <table:table-cell office:value-type="string">
            <text:p>ISEAT</text:p>
          </table:table-cell>
          <table:table-cell table:style-name="ce5" office:value-type="string">
            <text:p>Workshop on Integration of Software Engineering and Agent Technolog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5</text:p>
          </table:table-cell>
          <table:table-cell office:value-type="string">
            <text:p>JSSPP</text:p>
          </table:table-cell>
          <table:table-cell office:value-type="string">
            <text:p>Workshop on Job Scheduling Strategies for Parallel Processing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986</text:p>
          </table:table-cell>
          <table:table-cell office:value-type="string">
            <text:p>WoLLIC</text:p>
          </table:table-cell>
          <table:table-cell table:style-name="ce8" office:value-type="string">
            <text:p>Workshop on Logic, Language, Inform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7</text:p>
          </table:table-cell>
          <table:table-cell office:value-type="string">
            <text:p>MAMA</text:p>
          </table:table-cell>
          <table:table-cell office:value-type="string">
            <text:p>Workshop on Mathematical Performance Modeling and Analys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88</text:p>
          </table:table-cell>
          <table:table-cell office:value-type="string">
            <text:p>AIED</text:p>
          </table:table-cell>
          <table:table-cell office:value-type="string">
            <text:p>Workshop on Motivation and Affect in Educational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89</text:p>
          </table:table-cell>
          <table:table-cell office:value-type="string">
            <text:p>MIS</text:p>
          </table:table-cell>
          <table:table-cell office:value-type="string">
            <text:p>Workshop on Multimedia Information System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office:value-type="string">
            <text:p>990</text:p>
          </table:table-cell>
          <table:table-cell office:value-type="string">
            <text:p>MPOOL</text:p>
          </table:table-cell>
          <table:table-cell table:style-name="ce5" office:value-type="string">
            <text:p>Workshop on Multiparadigm Programming with Object Oriented Languag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office:value-type="string">
            <text:p>991</text:p>
          </table:table-cell>
          <table:table-cell office:value-type="string">
            <text:p>NIDISC</text:p>
          </table:table-cell>
          <table:table-cell office:value-type="string">
            <text:p>Workshop on Nature Inspired Distributed Computing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2</text:p>
          </table:table-cell>
          <table:table-cell office:value-type="string">
            <text:p>NetGames</text:p>
          </table:table-cell>
          <table:table-cell office:value-type="string">
            <text:p>Workshop on Network and System Support for Game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3</text:p>
          </table:table-cell>
          <table:table-cell office:value-type="string">
            <text:p>OTA</text:p>
          </table:table-cell>
          <table:table-cell office:value-type="string">
            <text:p>Workshop on Optimization: Theories and Application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4</text:p>
          </table:table-cell>
          <table:table-cell office:value-type="string">
            <text:p>SPEC</text:p>
          </table:table-cell>
          <table:table-cell office:value-type="string">
            <text:p>Workshop on Security and Privacy in E-commerc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5</text:p>
          </table:table-cell>
          <table:table-cell office:value-type="string">
            <text:p>SAVCBS</text:p>
          </table:table-cell>
          <table:table-cell table:style-name="ce5" office:value-type="string">
            <text:p>Workshop on Specification and Verification of Component-Based System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6</text:p>
          </table:table-cell>
          <table:table-cell office:value-type="string">
            <text:p>WAFR</text:p>
          </table:table-cell>
          <table:table-cell office:value-type="string">
            <text:p>Workshop on the Algorithmic Foundations of Robotic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7</text:p>
          </table:table-cell>
          <table:table-cell office:value-type="string">
            <text:p>ED-MEDIA</text:p>
          </table:table-cell>
          <table:table-cell table:style-name="ce7" office:value-type="string">
            <text:p>World Conference on Educational Multimedia, Hypermedia and Telecommunications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8</text:p>
          </table:table-cell>
          <table:table-cell office:value-type="string">
            <text:p>ICDE</text:p>
          </table:table-cell>
          <table:table-cell office:value-type="string">
            <text:p>World Conference on Open Learning and Distance Educ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999</text:p>
          </table:table-cell>
          <table:table-cell office:value-type="string">
            <text:p>WebNet</text:p>
          </table:table-cell>
          <table:table-cell office:value-type="string">
            <text:p>World Conference on the WWW and Internet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0</text:p>
          </table:table-cell>
          <table:table-cell office:value-type="string">
            <text:p>WCSMO</text:p>
          </table:table-cell>
          <table:table-cell office:value-type="string">
            <text:p>World Congress on Structural and Multidisciplinary Optimizatio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1</text:p>
          </table:table-cell>
          <table:table-cell office:value-type="string">
            <text:p>IHC</text:p>
          </table:table-cell>
          <table:table-cell office:value-type="string">
            <text:p>Simpósio sobre Fatores Humanos em Sistemas Computacion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2</text:p>
          </table:table-cell>
          <table:table-cell office:value-type="string">
            <text:p>SBAC-PAD</text:p>
          </table:table-cell>
          <table:table-cell table:style-name="ce5" office:value-type="string">
            <text:p>International Symposium on Computer Architecture and High Performa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3</text:p>
          </table:table-cell>
          <table:table-cell office:value-type="string">
            <text:p>SBBD</text:p>
          </table:table-cell>
          <table:table-cell office:value-type="string">
            <text:p>Simpósio Brasileiro de Bancos de Dado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4</text:p>
          </table:table-cell>
          <table:table-cell office:value-type="string">
            <text:p>SBCCI</text:p>
          </table:table-cell>
          <table:table-cell office:value-type="string">
            <text:p>Symposium on Integrated Circuits and Systems Design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5</text:p>
          </table:table-cell>
          <table:table-cell office:value-type="string">
            <text:p>SBES</text:p>
          </table:table-cell>
          <table:table-cell office:value-type="string">
            <text:p>Simpósio Brasileiro de Engenharia de Softwar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6</text:p>
          </table:table-cell>
          <table:table-cell office:value-type="string">
            <text:p>SBIA</text:p>
          </table:table-cell>
          <table:table-cell office:value-type="string">
            <text:p>Brazilian Symposium on Artificial Intelligence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7</text:p>
          </table:table-cell>
          <table:table-cell office:value-type="string">
            <text:p>SBLP</text:p>
          </table:table-cell>
          <table:table-cell office:value-type="string">
            <text:p>Simpósio Brasileiro de Linguagens de Programação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8</text:p>
          </table:table-cell>
          <table:table-cell office:value-type="string">
            <text:p>SBMF</text:p>
          </table:table-cell>
          <table:table-cell office:value-type="string">
            <text:p>Simpósio Brasileiro de Métodos Form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09</text:p>
          </table:table-cell>
          <table:table-cell office:value-type="string">
            <text:p>SBRC</text:p>
          </table:table-cell>
          <table:table-cell table:style-name="ce5" office:value-type="string">
            <text:p>Simpósio Brasileiro de Redes de Computadores e Sistemas Distribuído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0</text:p>
          </table:table-cell>
          <table:table-cell office:value-type="string">
            <text:p>SBRN</text:p>
          </table:table-cell>
          <table:table-cell office:value-type="string">
            <text:p>Simpósio Brasileiro de Redes Neurais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1</text:p>
          </table:table-cell>
          <table:table-cell office:value-type="string">
            <text:p>SIBGRAPI</text:p>
          </table:table-cell>
          <table:table-cell office:value-type="string">
            <text:p>Brazilian Symposium on Computer Graphics and Image Processing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2</text:p>
          </table:table-cell>
          <table:table-cell office:value-type="string">
            <text:p>WEBMEDIA</text:p>
          </table:table-cell>
          <table:table-cell office:value-type="string">
            <text:p>Brazilian Symposium on Multimedia and the We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3</text:p>
          </table:table-cell>
          <table:table-cell office:value-type="string">
            <text:p>BSB</text:p>
          </table:table-cell>
          <table:table-cell office:value-type="string">
            <text:p>Brazilian Symposium on Bioinformatic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4</text:p>
          </table:table-cell>
          <table:table-cell office:value-type="string">
            <text:p>CLEI</text:p>
          </table:table-cell>
          <table:table-cell office:value-type="string">
            <text:p>Conferencia Latinoamericana de Informática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5</text:p>
          </table:table-cell>
          <table:table-cell office:value-type="string">
            <text:p>GeoInfo</text:p>
          </table:table-cell>
          <table:table-cell office:value-type="string">
            <text:p>Simpósio Brasileiro de Geoinformática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6</text:p>
          </table:table-cell>
          <table:table-cell office:value-type="string">
            <text:p>SBCARS</text:p>
          </table:table-cell>
          <table:table-cell table:style-name="ce5" office:value-type="string">
            <text:p>Simpósio Brasileiro de Componentes, Arquiteturas e Reutilização de Software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7</text:p>
          </table:table-cell>
          <table:table-cell office:value-type="string">
            <text:p>SBPO</text:p>
          </table:table-cell>
          <table:table-cell office:value-type="string">
            <text:p>Simpósio Brasileiro de Pesquisa Operacional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8</text:p>
          </table:table-cell>
          <table:table-cell office:value-type="string">
            <text:p>SBSEG</text:p>
          </table:table-cell>
          <table:table-cell office:value-type="string">
            <text:p>Simpósio de Segurança da Informação e Sistemas Computacionai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19</text:p>
          </table:table-cell>
          <table:table-cell office:value-type="string">
            <text:p>SEMISH</text:p>
          </table:table-cell>
          <table:table-cell office:value-type="string">
            <text:p>Seminário Integrado de Software e Hardware (SEMISH)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0</text:p>
          </table:table-cell>
          <table:table-cell office:value-type="string">
            <text:p>SVR</text:p>
          </table:table-cell>
          <table:table-cell office:value-type="string">
            <text:p>Symposium on Virtual and Augmented Reality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1</text:p>
          </table:table-cell>
          <table:table-cell office:value-type="string">
            <text:p>WDBC</text:p>
          </table:table-cell>
          <table:table-cell office:value-type="string">
            <text:p>Worshop Brasileiro de Desenvolvimento Baseado em Componentes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2</text:p>
          </table:table-cell>
          <table:table-cell office:value-type="string">
            <text:p>WoLLIC</text:p>
          </table:table-cell>
          <table:table-cell office:value-type="string">
            <text:p>Workshop on Logic, Language, Information and Computation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3</text:p>
          </table:table-cell>
          <table:table-cell office:value-type="string">
            <text:p>WPERFORMANCE</text:p>
          </table:table-cell>
          <table:table-cell table:style-name="ce5" office:value-type="string">
            <text:p>Workshop em Desempenho de Sistemas Computacionais e de Comunicação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4</text:p>
          </table:table-cell>
          <table:table-cell office:value-type="string">
            <text:p>ESELAW</text:p>
          </table:table-cell>
          <table:table-cell office:value-type="string">
            <text:p>Experimental Software Engineering Latin American Workshop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5</text:p>
          </table:table-cell>
          <table:table-cell office:value-type="string">
            <text:p>IDEAS</text:p>
          </table:table-cell>
          <table:table-cell table:style-name="ce5" office:value-type="string">
            <text:p>Iberoamerican Workshop on Requirements Engineering and Software Environment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6</text:p>
          </table:table-cell>
          <table:table-cell office:value-type="string">
            <text:p>LA-WASP</text:p>
          </table:table-cell>
          <table:table-cell office:value-type="string">
            <text:p>Latin American Workshop on Aspect-Oriented Software Development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7</text:p>
          </table:table-cell>
          <table:table-cell office:value-type="string">
            <text:p>PROPOR</text:p>
          </table:table-cell>
          <table:table-cell office:value-type="string">
            <text:p>Workshop on Computational Processing of the Portuguese Languag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8</text:p>
          </table:table-cell>
          <table:table-cell office:value-type="string">
            <text:p>SBCM</text:p>
          </table:table-cell>
          <table:table-cell office:value-type="string">
            <text:p>Simpósio Brasileiro de Computação Musica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29</text:p>
          </table:table-cell>
          <table:table-cell office:value-type="string">
            <text:p>SBGames</text:p>
          </table:table-cell>
          <table:table-cell office:value-type="string">
            <text:p>Simpósio Brasileiro de Jogos e Entretenimento Digital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0</text:p>
          </table:table-cell>
          <table:table-cell office:value-type="string">
            <text:p>SBIE</text:p>
          </table:table-cell>
          <table:table-cell office:value-type="string">
            <text:p>Simpósio Brasileiro de Informática na Educ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1</text:p>
          </table:table-cell>
          <table:table-cell office:value-type="string">
            <text:p>SBQS</text:p>
          </table:table-cell>
          <table:table-cell office:value-type="string">
            <text:p>Simpósio Brasileiro de Qualidade de Software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2</text:p>
          </table:table-cell>
          <table:table-cell office:value-type="string">
            <text:p>SBSC</text:p>
          </table:table-cell>
          <table:table-cell office:value-type="string">
            <text:p>Simpósio Brasileiro de Sistemas Colaborativ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3</text:p>
          </table:table-cell>
          <table:table-cell office:value-type="string">
            <text:p>SBSI</text:p>
          </table:table-cell>
          <table:table-cell office:value-type="string">
            <text:p>Simpósio Brasileiro de Sistemas de Inform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4</text:p>
          </table:table-cell>
          <table:table-cell office:value-type="string">
            <text:p>SEAS</text:p>
          </table:table-cell>
          <table:table-cell office:value-type="string">
            <text:p>Workshop on Software Engineering for Agent-Oriented System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5</text:p>
          </table:table-cell>
          <table:table-cell office:value-type="string">
            <text:p>SSI</text:p>
          </table:table-cell>
          <table:table-cell office:value-type="string">
            <text:p>Symposium on System and Information Security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6</text:p>
          </table:table-cell>
          <table:table-cell office:value-type="string">
            <text:p>WAAMD</text:p>
          </table:table-cell>
          <table:table-cell office:value-type="string">
            <text:p>Workshop em Algoritmos e Aplicações de Mineração de Dad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7</text:p>
          </table:table-cell>
          <table:table-cell office:value-type="string">
            <text:p>WCGA</text:p>
          </table:table-cell>
          <table:table-cell office:value-type="string">
            <text:p>Workshop de Computação em Grade e Aplicaçõe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8</text:p>
          </table:table-cell>
          <table:table-cell office:value-type="string">
            <text:p>WDL</text:p>
          </table:table-cell>
          <table:table-cell office:value-type="string">
            <text:p>Workshop de Bibliotecas Digita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39</text:p>
          </table:table-cell>
          <table:table-cell office:value-type="string">
            <text:p>WEI</text:p>
          </table:table-cell>
          <table:table-cell office:value-type="string">
            <text:p>Workshop sobre Educação em Computaçã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0</text:p>
          </table:table-cell>
          <table:table-cell office:value-type="string">
            <text:p>WER</text:p>
          </table:table-cell>
          <table:table-cell office:value-type="string">
            <text:p>Workshop de Engenharia de Requisit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1</text:p>
          </table:table-cell>
          <table:table-cell office:value-type="string">
            <text:p>WGRS</text:p>
          </table:table-cell>
          <table:table-cell office:value-type="string">
            <text:p>Workshop de Gerência e Operação de Redes e Serviç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2</text:p>
          </table:table-cell>
          <table:table-cell office:value-type="string">
            <text:p>WIE</text:p>
          </table:table-cell>
          <table:table-cell office:value-type="string">
            <text:p>Workshop sobre Informática na Escola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3</text:p>
          </table:table-cell>
          <table:table-cell office:value-type="string">
            <text:p>WOMSDE</text:p>
          </table:table-cell>
          <table:table-cell table:style-name="ce5" office:value-type="string">
            <text:p>Workshop on Ontologies and Metamodels in Software Engineering (WOMSDE)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4</text:p>
          </table:table-cell>
          <table:table-cell office:value-type="string">
            <text:p>WP2P</text:p>
          </table:table-cell>
          <table:table-cell office:value-type="string">
            <text:p>Workshop de Peer-to-Peer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5</text:p>
          </table:table-cell>
          <table:table-cell office:value-type="string">
            <text:p>WSCAD</text:p>
          </table:table-cell>
          <table:table-cell office:value-type="string">
            <text:p>Workshop em Sistemas Computacionais de Alto Desempenho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6</text:p>
          </table:table-cell>
          <table:table-cell office:value-type="string">
            <text:p>WSO</text:p>
          </table:table-cell>
          <table:table-cell office:value-type="string">
            <text:p>Workshop de Sistemas Operacionai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7</text:p>
          </table:table-cell>
          <table:table-cell office:value-type="string">
            <text:p>WTF</text:p>
          </table:table-cell>
          <table:table-cell office:value-type="string">
            <text:p>Workshop de Testes e Tolerância a Falha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048</text:p>
          </table:table-cell>
          <table:table-cell office:value-type="string">
            <text:p>WTR</text:p>
          </table:table-cell>
          <table:table-cell office:value-type="string">
            <text:p>Workshop Brasileiro de Tempo Real e Sistemas Embarcados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20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192" meta:object-count="0"/>
    <meta:generator>OpenOffice.org/3.2$Unix OpenOffice.org_project/320m12$Build-9483</meta:generator>
  </office:meta>
</office:document-meta>
</file>